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811in"/>
    </style:style>
    <style:style style:name="co4" style:family="table-column">
      <style:table-column-properties fo:break-before="auto" style:column-width="2.3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74" style:family="table-cell" style:parent-style-name="Default" style:data-style-name="N99"/>
    <style:style style:name="ce75" style:family="table-cell" style:parent-style-name="Default" style:data-style-name="N11"/>
    <style:style style:name="ce4" style:family="table-cell" style:parent-style-name="Default" style:data-style-name="N127"/>
    <style:style style:name="ce77" style:family="table-cell" style:parent-style-name="Default">
      <style:table-cell-properties fo:wrap-option="wrap"/>
    </style:style>
    <style:style style:name="ce7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cell-protect="protected formula-hidden" style:print-content="true" fo:padding="0.028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2e3436" style:cell-protect="protected formula-hidden" style:print-content="true" style:diagonal-bl-tr="none" style:diagonal-tl-br="none" fo:background-color="transparent" fo:border-left="none" fo:padding="0.028in" fo:border-right="none" style:rotation-align="none" fo:border-top="0.74pt solid #2e3436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4165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7" style:family="table-cell" style:parent-style-name="Default" style:data-style-name="N160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8" style:family="table-cell" style:parent-style-name="Default" style:data-style-name="N160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9" style:family="table-cell" style:parent-style-name="Default" style:data-style-name="N160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0" style:family="table-cell" style:parent-style-name="Default" style:data-style-name="N160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1" style:family="table-cell" style:parent-style-name="Normal_5f_non-nursing" style:data-style-name="N157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2" style:family="table-cell" style:parent-style-name="Default" style:data-style-name="N2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3" style:family="table-cell" style:parent-style-name="Default" style:data-style-name="N157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4" style:family="table-cell" style:parent-style-name="Default" style:data-style-name="N16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5" style:family="table-cell" style:parent-style-name="Default" style:data-style-name="N16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6" style:family="table-cell" style:parent-style-name="Default" style:data-style-name="N154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0.74pt solid #2e3436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8" style:family="table-cell" style:parent-style-name="Default" style:data-style-name="N16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9" style:family="table-cell" style:parent-style-name="Default" style:data-style-name="N20121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0" style:family="table-cell" style:parent-style-name="Default" style:data-style-name="N160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2" style:family="table-cell" style:parent-style-name="Normal_5f_non-nursing" style:data-style-name="N127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3" style:family="table-cell" style:parent-style-name="Normal_5f_non-nursing" style:data-style-name="N127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4" style:family="table-cell" style:parent-style-name="Normal_5f_non-nursing" style:data-style-name="N12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5" style:family="table-cell" style:parent-style-name="Normal_5f_non-nursing" style:data-style-name="N127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6" style:family="table-cell" style:parent-style-name="Default" style:data-style-name="N127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 style:data-style-name="N11">
      <style:table-cell-properties fo:background-color="transparent"/>
    </style:style>
    <style:style style:name="ce38" style:family="table-cell" style:parent-style-name="Default" style:data-style-name="N3">
      <style:table-cell-properties fo:background-color="transparent"/>
    </style:style>
    <style:style style:name="ce39" style:family="table-cell" style:parent-style-name="Default" style:data-style-name="N0"/>
    <style:style style:name="ce40" style:family="table-cell" style:parent-style-name="Default" style:data-style-name="N10"/>
    <style:style style:name="ce41" style:family="table-cell" style:parent-style-name="Default" style:data-style-name="N3"/>
    <style:style style:name="ce42" style:family="table-cell" style:parent-style-name="Default" style:data-style-name="N10">
      <style:table-cell-properties fo:background-color="transparent"/>
    </style:style>
    <style:style style:name="ce115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 style:data-style-name="N252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117" style:family="table-cell" style:parent-style-name="Default" style:data-style-name="N252">
      <style:table-cell-properties fo:border-bottom="0.06pt solid #000000" fo:background-color="#ffffff" style:diagonal-bl-tr="none" style:diagonal-tl-br="none" fo:border-left="none" fo:border-right="0.06pt solid #000000" style:rotation-align="none" fo:border-top="0.06pt solid #000000"/>
    </style:style>
    <style:style style:name="ce118" style:family="table-cell" style:parent-style-name="Default" style:data-style-name="N263">
      <style:table-cell-properties fo:background-color="#ffffff" style:rotation-align="none"/>
    </style:style>
    <style:style style:name="ce119" style:family="table-cell" style:parent-style-name="Default" style:data-style-name="N154">
      <style:table-cell-properties style:diagonal-bl-tr="none" style:diagonal-tl-br="none" fo:border="0.06pt solid #000000" style:rotation-align="none"/>
    </style:style>
    <style:style style:name="ce120" style:family="table-cell" style:parent-style-name="Default" style:data-style-name="N154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T1" style:family="text">
      <style:text-properties style:use-window-font-color="true" style:font-name="Verdana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Verdana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SV hospital stays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/>
          <table:table-cell office:value-type="string" calcext:value-type="string">
            <text:p>Daycase</text:p>
          </table:table-cell>
          <table:table-cell office:value-type="string" calcext:value-type="string">
            <text:p>Elective</text:p>
          </table:table-cell>
          <table:table-cell office:value-type="string" calcext:value-type="string">
            <text:p>Emergenc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30593" calcext:value-type="float">
            <text:p>430593</text:p>
          </table:table-cell>
          <table:table-cell office:value-type="float" office:value="197547" calcext:value-type="float">
            <text:p>197547</text:p>
          </table:table-cell>
          <table:table-cell office:value-type="float" office:value="515558" calcext:value-type="float">
            <text:p>5155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433514" calcext:value-type="float">
            <text:p>433514</text:p>
          </table:table-cell>
          <table:table-cell office:value-type="float" office:value="183510" calcext:value-type="float">
            <text:p>183510</text:p>
          </table:table-cell>
          <table:table-cell office:value-type="float" office:value="520299" calcext:value-type="float">
            <text:p>5202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444543" calcext:value-type="float">
            <text:p>444543</text:p>
          </table:table-cell>
          <table:table-cell office:value-type="float" office:value="177481" calcext:value-type="float">
            <text:p>177481</text:p>
          </table:table-cell>
          <table:table-cell office:value-type="float" office:value="534943" calcext:value-type="float">
            <text:p>534943</text:p>
          </table:table-cell>
          <table:table-cell table:number-columns-repeated="9"/>
          <table:table-cell table:style-name="ce75" table:number-columns-repeated="3"/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451398" calcext:value-type="float">
            <text:p>451398</text:p>
          </table:table-cell>
          <table:table-cell office:value-type="float" office:value="179338" calcext:value-type="float">
            <text:p>179338</text:p>
          </table:table-cell>
          <table:table-cell office:value-type="float" office:value="541881" calcext:value-type="float">
            <text:p>541881</text:p>
          </table:table-cell>
          <table:table-cell table:number-columns-repeated="9"/>
          <table:table-cell table:style-name="ce75" table:number-columns-repeated="3"/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450311" calcext:value-type="float">
            <text:p>450311</text:p>
          </table:table-cell>
          <table:table-cell office:value-type="float" office:value="184273" calcext:value-type="float">
            <text:p>184273</text:p>
          </table:table-cell>
          <table:table-cell office:value-type="float" office:value="558058" calcext:value-type="float">
            <text:p>558058</text:p>
          </table:table-cell>
          <table:table-cell table:number-columns-repeated="9"/>
          <table:table-cell table:style-name="ce75" table:number-columns-repeated="3"/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459849" calcext:value-type="float">
            <text:p>459849</text:p>
          </table:table-cell>
          <table:table-cell office:value-type="float" office:value="185587" calcext:value-type="float">
            <text:p>185587</text:p>
          </table:table-cell>
          <table:table-cell office:value-type="float" office:value="569876" calcext:value-type="float">
            <text:p>569876</text:p>
          </table:table-cell>
          <table:table-cell table:number-columns-repeated="9"/>
          <table:table-cell table:style-name="ce75" table:number-columns-repeated="3"/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470176" calcext:value-type="float">
            <text:p>470176</text:p>
          </table:table-cell>
          <table:table-cell office:value-type="float" office:value="175399" calcext:value-type="float">
            <text:p>175399</text:p>
          </table:table-cell>
          <table:table-cell office:value-type="float" office:value="580652" calcext:value-type="float">
            <text:p>580652</text:p>
          </table:table-cell>
          <table:table-cell table:number-columns-repeated="9"/>
          <table:table-cell table:style-name="ce75" table:number-columns-repeated="3"/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466288" calcext:value-type="float">
            <text:p>466288</text:p>
          </table:table-cell>
          <table:table-cell office:value-type="float" office:value="165667" calcext:value-type="float">
            <text:p>165667</text:p>
          </table:table-cell>
          <table:table-cell office:value-type="float" office:value="582778" calcext:value-type="float">
            <text:p>582778</text:p>
          </table:table-cell>
          <table:table-cell table:number-columns-repeated="9"/>
          <table:table-cell table:style-name="ce75" table:number-columns-repeated="3"/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455328" calcext:value-type="float">
            <text:p>455328</text:p>
          </table:table-cell>
          <table:table-cell office:value-type="float" office:value="150219" calcext:value-type="float">
            <text:p>150219</text:p>
          </table:table-cell>
          <table:table-cell office:value-type="float" office:value="586880" calcext:value-type="float">
            <text:p>586880</text:p>
          </table:table-cell>
          <table:table-cell table:number-columns-repeated="9"/>
          <table:table-cell table:style-name="ce75" table:number-columns-repeated="3"/>
        </table:table-row>
        <table:table-row table:style-name="ro1">
          <table:table-cell office:value-type="string" calcext:value-type="string">
            <text:p>2018-19*</text:p>
          </table:table-cell>
          <table:table-cell office:value-type="float" office:value="466171" calcext:value-type="float">
            <text:p>466171</text:p>
          </table:table-cell>
          <table:table-cell office:value-type="float" office:value="146125" calcext:value-type="float">
            <text:p>146125</text:p>
          </table:table-cell>
          <table:table-cell office:value-type="float" office:value="586644" calcext:value-type="float">
            <text:p>586644</text:p>
          </table:table-cell>
          <table:table-cell table:number-columns-repeated="9"/>
          <table:table-cell table:style-name="ce75" table:number-columns-repeated="3"/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Number of inpatient stays (CI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RS</text:p>
          </table:table-cell>
          <table:table-cell table:style-name="ce74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CKED</text:p>
          </table:table-cell>
          <table:table-cell table:style-name="ce74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FTPADDING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TTOMPADDING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AXISTITLE</text:p>
          </table:table-cell>
          <table:table-cell office:value-type="string" calcext:value-type="string">
            <text:p>* <text:s/>Provisional numbe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Source</text:p>
          </table:table-cell>
          <table:table-cell office:value-type="string" calcext:value-type="string">
            <text:p>https://www.isdscotland.org/Health-Topics/Hospital-Care/Publications/2019-09-10/Inpatient-Day-Case-Activity-Health-Board-of-Residence-Sep19.xls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Can’t copy original sheet tab as it is user selectable lookup da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Tab</text:p>
          </table:table-cell>
          <table:table-cell office:value-type="string" calcext:value-type="string">
            <text:p>Admission Type Trend CIS measu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Growt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GHTPADDING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CKEDLEGENDRIGHT</text:p>
          </table:table-cell>
          <table:table-cell table:style-name="ce74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change</text:p>
          </table:table-cell>
          <table:table-cell table:formula="of:=[.B11]-[.B2]" office:value-type="float" office:value="35578" calcext:value-type="float">
            <text:p>35578</text:p>
          </table:table-cell>
          <table:table-cell table:formula="of:=[.C11]-[.C2]" office:value-type="float" office:value="-51422" calcext:value-type="float">
            <text:p>-51422</text:p>
          </table:table-cell>
          <table:table-cell table:formula="of:=[.D11]-[.D2]" office:value-type="float" office:value="71086" calcext:value-type="float">
            <text:p>71086</text:p>
          </table:table-cell>
          <table:table-cell table:formula="of:=SUM([.B11:.D11])-SUM([.B2:.D2])" office:value-type="float" office:value="55242" calcext:value-type="float">
            <text:p>552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% change</text:p>
          </table:table-cell>
          <table:table-cell table:style-name="ce75" table:formula="of:=[.B25]/[.B2]" office:value-type="percentage" office:value="0.0826255884326963" calcext:value-type="percentage">
            <text:p>8.26%</text:p>
          </table:table-cell>
          <table:table-cell table:style-name="ce75" table:formula="of:=[.C25]/[.C2]" office:value-type="percentage" office:value="-0.260302611530421" calcext:value-type="percentage">
            <text:p>-26.03%</text:p>
          </table:table-cell>
          <table:table-cell table:style-name="ce75" table:formula="of:=[.D25]/[.D2]" office:value-type="percentage" office:value="0.137881673836891" calcext:value-type="percentage">
            <text:p>13.79%</text:p>
          </table:table-cell>
          <table:table-cell table:style-name="ce4" table:formula="of:=[.E25]/SUM([.B2:.D2])" office:value-type="percentage" office:value="0.0483012123829892" calcext:value-type="percentage">
            <text:p>4.8%</text:p>
          </table:table-cell>
          <table:table-cell table:number-columns-repeated="11"/>
        </table:table-row>
      </table:table>
      <table:table table:name="stays growth" table:style-name="ta1">
        <table:table-column table:style-name="co2" table:number-columns-repeated="5" table:default-cell-style-name="Default"/>
        <table:table-row table:style-name="ro1">
          <table:table-cell table:formula="of:=['CSV hospital stays'.A1]" office:value-type="float" office:value="0" calcext:value-type="float">
            <text:p>0</text:p>
          </table:table-cell>
          <table:table-cell table:formula="of:=['CSV hospital stays'.B1]" office:value-type="string" office:string-value="Daycase" calcext:value-type="string">
            <text:p>Daycase</text:p>
          </table:table-cell>
          <table:table-cell table:formula="of:=['CSV hospital stays'.C1]" office:value-type="string" office:string-value="Elective" calcext:value-type="string">
            <text:p>Elective</text:p>
          </table:table-cell>
          <table:table-cell table:formula="of:=['CSV hospital stays'.D1]" office:value-type="string" office:string-value="Emergency" calcext:value-type="string">
            <text:p>Emergenc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formula="of:=['CSV hospital stays'.A2]" office:value-type="string" office:string-value="2009-10" calcext:value-type="string">
            <text:p>2009-10</text:p>
          </table:table-cell>
          <table:table-cell table:formula="of:=['CSV hospital stays'.B2]" office:value-type="float" office:value="430593" calcext:value-type="float">
            <text:p>430593</text:p>
          </table:table-cell>
          <table:table-cell table:formula="of:=['CSV hospital stays'.C2]" office:value-type="float" office:value="197547" calcext:value-type="float">
            <text:p>197547</text:p>
          </table:table-cell>
          <table:table-cell table:formula="of:=['CSV hospital stays'.D2]" office:value-type="float" office:value="515558" calcext:value-type="float">
            <text:p>515558</text:p>
          </table:table-cell>
          <table:table-cell table:formula="of:=SUM([.B2:.D2])" office:value-type="float" office:value="1143698" calcext:value-type="float">
            <text:p>1143698</text:p>
          </table:table-cell>
        </table:table-row>
        <table:table-row table:style-name="ro1">
          <table:table-cell table:formula="of:=['CSV hospital stays'.A3]" office:value-type="string" office:string-value="2010-11" calcext:value-type="string">
            <text:p>2010-11</text:p>
          </table:table-cell>
          <table:table-cell table:formula="of:=['CSV hospital stays'.B3]" office:value-type="float" office:value="433514" calcext:value-type="float">
            <text:p>433514</text:p>
          </table:table-cell>
          <table:table-cell table:formula="of:=['CSV hospital stays'.C3]" office:value-type="float" office:value="183510" calcext:value-type="float">
            <text:p>183510</text:p>
          </table:table-cell>
          <table:table-cell table:formula="of:=['CSV hospital stays'.D3]" office:value-type="float" office:value="520299" calcext:value-type="float">
            <text:p>520299</text:p>
          </table:table-cell>
          <table:table-cell table:formula="of:=SUM([.B3:.D3])" office:value-type="float" office:value="1137323" calcext:value-type="float">
            <text:p>1137323</text:p>
          </table:table-cell>
        </table:table-row>
        <table:table-row table:style-name="ro1">
          <table:table-cell table:formula="of:=['CSV hospital stays'.A4]" office:value-type="string" office:string-value="2011-12" calcext:value-type="string">
            <text:p>2011-12</text:p>
          </table:table-cell>
          <table:table-cell table:formula="of:=['CSV hospital stays'.B4]" office:value-type="float" office:value="444543" calcext:value-type="float">
            <text:p>444543</text:p>
          </table:table-cell>
          <table:table-cell table:formula="of:=['CSV hospital stays'.C4]" office:value-type="float" office:value="177481" calcext:value-type="float">
            <text:p>177481</text:p>
          </table:table-cell>
          <table:table-cell table:formula="of:=['CSV hospital stays'.D4]" office:value-type="float" office:value="534943" calcext:value-type="float">
            <text:p>534943</text:p>
          </table:table-cell>
          <table:table-cell table:formula="of:=SUM([.B4:.D4])" office:value-type="float" office:value="1156967" calcext:value-type="float">
            <text:p>1156967</text:p>
          </table:table-cell>
        </table:table-row>
        <table:table-row table:style-name="ro1">
          <table:table-cell table:formula="of:=['CSV hospital stays'.A5]" office:value-type="string" office:string-value="2012-13" calcext:value-type="string">
            <text:p>2012-13</text:p>
          </table:table-cell>
          <table:table-cell table:formula="of:=['CSV hospital stays'.B5]" office:value-type="float" office:value="451398" calcext:value-type="float">
            <text:p>451398</text:p>
          </table:table-cell>
          <table:table-cell table:formula="of:=['CSV hospital stays'.C5]" office:value-type="float" office:value="179338" calcext:value-type="float">
            <text:p>179338</text:p>
          </table:table-cell>
          <table:table-cell table:formula="of:=['CSV hospital stays'.D5]" office:value-type="float" office:value="541881" calcext:value-type="float">
            <text:p>541881</text:p>
          </table:table-cell>
          <table:table-cell table:formula="of:=SUM([.B5:.D5])" office:value-type="float" office:value="1172617" calcext:value-type="float">
            <text:p>1172617</text:p>
          </table:table-cell>
        </table:table-row>
        <table:table-row table:style-name="ro1">
          <table:table-cell table:formula="of:=['CSV hospital stays'.A6]" office:value-type="string" office:string-value="2013-14" calcext:value-type="string">
            <text:p>2013-14</text:p>
          </table:table-cell>
          <table:table-cell table:formula="of:=['CSV hospital stays'.B6]" office:value-type="float" office:value="450311" calcext:value-type="float">
            <text:p>450311</text:p>
          </table:table-cell>
          <table:table-cell table:formula="of:=['CSV hospital stays'.C6]" office:value-type="float" office:value="184273" calcext:value-type="float">
            <text:p>184273</text:p>
          </table:table-cell>
          <table:table-cell table:formula="of:=['CSV hospital stays'.D6]" office:value-type="float" office:value="558058" calcext:value-type="float">
            <text:p>558058</text:p>
          </table:table-cell>
          <table:table-cell table:formula="of:=SUM([.B6:.D6])" office:value-type="float" office:value="1192642" calcext:value-type="float">
            <text:p>1192642</text:p>
          </table:table-cell>
        </table:table-row>
        <table:table-row table:style-name="ro1">
          <table:table-cell table:formula="of:=['CSV hospital stays'.A7]" office:value-type="string" office:string-value="2014-15" calcext:value-type="string">
            <text:p>2014-15</text:p>
          </table:table-cell>
          <table:table-cell table:formula="of:=['CSV hospital stays'.B7]" office:value-type="float" office:value="459849" calcext:value-type="float">
            <text:p>459849</text:p>
          </table:table-cell>
          <table:table-cell table:formula="of:=['CSV hospital stays'.C7]" office:value-type="float" office:value="185587" calcext:value-type="float">
            <text:p>185587</text:p>
          </table:table-cell>
          <table:table-cell table:formula="of:=['CSV hospital stays'.D7]" office:value-type="float" office:value="569876" calcext:value-type="float">
            <text:p>569876</text:p>
          </table:table-cell>
          <table:table-cell table:formula="of:=SUM([.B7:.D7])" office:value-type="float" office:value="1215312" calcext:value-type="float">
            <text:p>1215312</text:p>
          </table:table-cell>
        </table:table-row>
        <table:table-row table:style-name="ro1">
          <table:table-cell table:formula="of:=['CSV hospital stays'.A8]" office:value-type="string" office:string-value="2015-16" calcext:value-type="string">
            <text:p>2015-16</text:p>
          </table:table-cell>
          <table:table-cell table:formula="of:=['CSV hospital stays'.B8]" office:value-type="float" office:value="470176" calcext:value-type="float">
            <text:p>470176</text:p>
          </table:table-cell>
          <table:table-cell table:formula="of:=['CSV hospital stays'.C8]" office:value-type="float" office:value="175399" calcext:value-type="float">
            <text:p>175399</text:p>
          </table:table-cell>
          <table:table-cell table:formula="of:=['CSV hospital stays'.D8]" office:value-type="float" office:value="580652" calcext:value-type="float">
            <text:p>580652</text:p>
          </table:table-cell>
          <table:table-cell table:formula="of:=SUM([.B8:.D8])" office:value-type="float" office:value="1226227" calcext:value-type="float">
            <text:p>1226227</text:p>
          </table:table-cell>
        </table:table-row>
        <table:table-row table:style-name="ro1">
          <table:table-cell table:formula="of:=['CSV hospital stays'.A9]" office:value-type="string" office:string-value="2016-17" calcext:value-type="string">
            <text:p>2016-17</text:p>
          </table:table-cell>
          <table:table-cell table:formula="of:=['CSV hospital stays'.B9]" office:value-type="float" office:value="466288" calcext:value-type="float">
            <text:p>466288</text:p>
          </table:table-cell>
          <table:table-cell table:formula="of:=['CSV hospital stays'.C9]" office:value-type="float" office:value="165667" calcext:value-type="float">
            <text:p>165667</text:p>
          </table:table-cell>
          <table:table-cell table:formula="of:=['CSV hospital stays'.D9]" office:value-type="float" office:value="582778" calcext:value-type="float">
            <text:p>582778</text:p>
          </table:table-cell>
          <table:table-cell table:formula="of:=SUM([.B9:.D9])" office:value-type="float" office:value="1214733" calcext:value-type="float">
            <text:p>1214733</text:p>
          </table:table-cell>
        </table:table-row>
        <table:table-row table:style-name="ro1">
          <table:table-cell table:formula="of:=['CSV hospital stays'.A10]" office:value-type="string" office:string-value="2017-18" calcext:value-type="string">
            <text:p>2017-18</text:p>
          </table:table-cell>
          <table:table-cell table:formula="of:=['CSV hospital stays'.B10]" office:value-type="float" office:value="455328" calcext:value-type="float">
            <text:p>455328</text:p>
          </table:table-cell>
          <table:table-cell table:formula="of:=['CSV hospital stays'.C10]" office:value-type="float" office:value="150219" calcext:value-type="float">
            <text:p>150219</text:p>
          </table:table-cell>
          <table:table-cell table:formula="of:=['CSV hospital stays'.D10]" office:value-type="float" office:value="586880" calcext:value-type="float">
            <text:p>586880</text:p>
          </table:table-cell>
          <table:table-cell table:formula="of:=SUM([.B10:.D10])" office:value-type="float" office:value="1192427" calcext:value-type="float">
            <text:p>1192427</text:p>
          </table:table-cell>
        </table:table-row>
        <table:table-row table:style-name="ro1">
          <table:table-cell table:formula="of:=['CSV hospital stays'.A11]" office:value-type="string" office:string-value="2018-19*" calcext:value-type="string">
            <text:p>2018-19*</text:p>
          </table:table-cell>
          <table:table-cell table:formula="of:=['CSV hospital stays'.B11]" office:value-type="float" office:value="466171" calcext:value-type="float">
            <text:p>466171</text:p>
          </table:table-cell>
          <table:table-cell table:formula="of:=['CSV hospital stays'.C11]" office:value-type="float" office:value="146125" calcext:value-type="float">
            <text:p>146125</text:p>
          </table:table-cell>
          <table:table-cell table:formula="of:=['CSV hospital stays'.D11]" office:value-type="float" office:value="586644" calcext:value-type="float">
            <text:p>586644</text:p>
          </table:table-cell>
          <table:table-cell table:formula="of:=SUM([.B11:.D11])" office:value-type="float" office:value="1198940" calcext:value-type="float">
            <text:p>1198940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style-name="ce4" table:formula="of:=([.B11]-[.B2])/[.B2]" office:value-type="percentage" office:value="0.0826255884326963" calcext:value-type="percentage">
            <text:p>8.3%</text:p>
          </table:table-cell>
          <table:table-cell table:style-name="ce4" table:formula="of:=([.C11]-[.C2])/[.C2]" office:value-type="percentage" office:value="-0.260302611530421" calcext:value-type="percentage">
            <text:p>-26.0%</text:p>
          </table:table-cell>
          <table:table-cell table:style-name="ce4" table:formula="of:=([.D11]-[.D2])/[.D2]" office:value-type="percentage" office:value="0.137881673836891" calcext:value-type="percentage">
            <text:p>13.8%</text:p>
          </table:table-cell>
          <table:table-cell table:style-name="ce4" table:formula="of:=([.E11]-[.E2])/[.E2]" office:value-type="percentage" office:value="0.0483012123829892" calcext:value-type="percentage">
            <text:p>4.8%</text:p>
          </table:table-cell>
        </table:table-row>
        <table:table-row table:style-name="ro1">
          <table:table-cell office:value-type="string" calcext:value-type="string">
            <text:p>Annualised growth</text:p>
          </table:table-cell>
          <table:table-cell table:style-name="ce75" table:formula="of:=([.B11]/[.B2])^(1/9)-1" office:value-type="percentage" office:value="0.00886004109882155" calcext:value-type="percentage">
            <text:p>0.89%</text:p>
          </table:table-cell>
          <table:table-cell table:style-name="ce75" table:formula="of:=([.C11]/[.C2])^(1/9)-1" office:value-type="percentage" office:value="-0.0329466049935706" calcext:value-type="percentage">
            <text:p>-3.29%</text:p>
          </table:table-cell>
          <table:table-cell table:style-name="ce75" table:formula="of:=([.D11]/[.D2])^(1/9)-1" office:value-type="percentage" office:value="0.0144555242182516" calcext:value-type="percentage">
            <text:p>1.45%</text:p>
          </table:table-cell>
          <table:table-cell table:style-name="ce75" table:formula="of:=([.E11]/[.E2])^(1/9)-1" office:value-type="percentage" office:value="0.00525497709905465" calcext:value-type="percentage">
            <text:p>0.53%</text:p>
          </table:table-cell>
        </table:table-row>
      </table:table>
      <table:table table:name="Population" table:style-name="ta1"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75 and over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066000" calcext:value-type="float">
            <text:p>5066000</text:p>
          </table:table-cell>
          <table:table-cell office:value-type="float" office:value="364052" calcext:value-type="float">
            <text:p>36405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068500" calcext:value-type="float">
            <text:p>5068500</text:p>
          </table:table-cell>
          <table:table-cell office:value-type="float" office:value="366097" calcext:value-type="float">
            <text:p>366097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084300" calcext:value-type="float">
            <text:p>5084300</text:p>
          </table:table-cell>
          <table:table-cell office:value-type="float" office:value="370100" calcext:value-type="float">
            <text:p>370100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110200" calcext:value-type="float">
            <text:p>5110200</text:p>
          </table:table-cell>
          <table:table-cell office:value-type="float" office:value="374915" calcext:value-type="float">
            <text:p>37491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133000" calcext:value-type="float">
            <text:p>5133000</text:p>
          </table:table-cell>
          <table:table-cell office:value-type="float" office:value="380672" calcext:value-type="float">
            <text:p>380672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170000" calcext:value-type="float">
            <text:p>5170000</text:p>
          </table:table-cell>
          <table:table-cell office:value-type="float" office:value="386565" calcext:value-type="float">
            <text:p>386565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202900" calcext:value-type="float">
            <text:p>5202900</text:p>
          </table:table-cell>
          <table:table-cell office:value-type="float" office:value="391461" calcext:value-type="float">
            <text:p>391461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231900" calcext:value-type="float">
            <text:p>5231900</text:p>
          </table:table-cell>
          <table:table-cell office:value-type="float" office:value="396909" calcext:value-type="float">
            <text:p>3969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262200" calcext:value-type="float">
            <text:p>5262200</text:p>
          </table:table-cell>
          <table:table-cell office:value-type="float" office:value="404147" calcext:value-type="float">
            <text:p>404147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299900" calcext:value-type="float">
            <text:p>5299900</text:p>
          </table:table-cell>
          <table:table-cell office:value-type="float" office:value="411584" calcext:value-type="float">
            <text:p>411584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313600" calcext:value-type="float">
            <text:p>5313600</text:p>
          </table:table-cell>
          <table:table-cell office:value-type="float" office:value="418453" calcext:value-type="float">
            <text:p>418453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327700" calcext:value-type="float">
            <text:p>5327700</text:p>
          </table:table-cell>
          <table:table-cell office:value-type="float" office:value="424596" calcext:value-type="float">
            <text:p>424596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47600" calcext:value-type="float">
            <text:p>5347600</text:p>
          </table:table-cell>
          <table:table-cell office:value-type="float" office:value="433238" calcext:value-type="float">
            <text:p>433238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73000" calcext:value-type="float">
            <text:p>5373000</text:p>
          </table:table-cell>
          <table:table-cell office:value-type="float" office:value="437717" calcext:value-type="float">
            <text:p>437717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404700" calcext:value-type="float">
            <text:p>5404700</text:p>
          </table:table-cell>
          <table:table-cell office:value-type="float" office:value="442309" calcext:value-type="float">
            <text:p>442309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424800" calcext:value-type="float">
            <text:p>5424800</text:p>
          </table:table-cell>
          <table:table-cell office:value-type="float" office:value="447971" calcext:value-type="float">
            <text:p>447971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438100" calcext:value-type="float">
            <text:p>5438100</text:p>
          </table:table-cell>
          <table:table-cell office:value-type="float" office:value="454736" calcext:value-type="float">
            <text:p>454736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452444" calcext:value-type="float">
            <text:p>5452444</text:p>
          </table:table-cell>
          <table:table-cell office:value-type="float" office:value="465845" calcext:value-type="float">
            <text:p>465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grow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2-2009</text:p>
          </table:table-cell>
          <table:table-cell table:style-name="ce75" table:formula="of:=([.B9]-[.B2])/[.B2]" office:value-type="percentage" office:value="0.032747729964469" calcext:value-type="percentage">
            <text:p>3.27%</text:p>
          </table:table-cell>
          <table:table-cell table:style-name="ce75" table:formula="of:=([.C9]-[.C2])/[.C2]" office:value-type="percentage" office:value="0.0902535901464626" calcext:value-type="percentage">
            <text:p>9.0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9-2018</text:p>
          </table:table-cell>
          <table:table-cell table:style-name="ce75" table:formula="of:=([.B18]-[.B9])/[.B9]" office:value-type="percentage" office:value="0.0394120682734762" calcext:value-type="percentage">
            <text:p>3.94%</text:p>
          </table:table-cell>
          <table:table-cell table:style-name="ce75" table:formula="of:=([.C18]-[.C9])/[.C9]" office:value-type="percentage" office:value="0.145693345326007" calcext:value-type="percentage">
            <text:p>14.5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ualised growth rate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Incorrect method</text:p>
          </table:table-cell>
          <table:table-cell/>
        </table:table-row>
        <table:table-row table:style-name="ro1">
          <table:table-cell office:value-type="string" calcext:value-type="string">
            <text:p>2002-2009</text:p>
          </table:table-cell>
          <table:table-cell table:style-name="ce75" table:formula="of:=([.B9]/[.B2])^(1/7)-1" office:value-type="percentage" office:value="0.00461388982568201" calcext:value-type="percentage">
            <text:p>0.46%</text:p>
          </table:table-cell>
          <table:table-cell table:style-name="ce75" table:formula="of:=([.C9]/[.C2])^(1/7)-1" office:value-type="percentage" office:value="0.0124208372678873" calcext:value-type="percentage">
            <text:p>1.24%</text:p>
          </table:table-cell>
          <table:table-cell table:style-name="ce75" table:formula="of:=(1+[.B24])^7-1-[.B21]" office:value-type="percentage" office:value="6.10622663543836E-016" calcext:value-type="percentage">
            <text:p>0.00%</text:p>
          </table:table-cell>
          <table:table-cell table:style-name="ce75" table:formula="of:=(1+[.C24])^7-1-[.C21]" office:value-type="percentage" office:value="0" calcext:value-type="percentage">
            <text:p>0.00%</text:p>
          </table:table-cell>
          <table:table-cell table:style-name="ce75" table:formula="of:=[.B21]/7" office:value-type="percentage" office:value="0.00467824713778129" calcext:value-type="percentage">
            <text:p>0.47%</text:p>
          </table:table-cell>
          <table:table-cell table:style-name="ce75" table:formula="of:=[.C21]/7" office:value-type="percentage" office:value="0.0128933700209232" calcext:value-type="percentage">
            <text:p>1.29%</text:p>
          </table:table-cell>
        </table:table-row>
        <table:table-row table:style-name="ro1">
          <table:table-cell office:value-type="string" calcext:value-type="string">
            <text:p>2009-2018</text:p>
          </table:table-cell>
          <table:table-cell table:style-name="ce75" table:formula="of:=([.B18]/[.B9])^(1/9)-1" office:value-type="percentage" office:value="0.0043042628806953" calcext:value-type="percentage">
            <text:p>0.43%</text:p>
          </table:table-cell>
          <table:table-cell table:style-name="ce75" table:formula="of:=([.C18]/[.C9])^(1/9)-1" office:value-type="percentage" office:value="0.01522698874538" calcext:value-type="percentage">
            <text:p>1.52%</text:p>
          </table:table-cell>
          <table:table-cell table:style-name="ce75" table:formula="of:=(1+[.B25])^9-1-[.B22]" office:value-type="percentage" office:value="0" calcext:value-type="percentage">
            <text:p>0.00%</text:p>
          </table:table-cell>
          <table:table-cell table:style-name="ce75" table:formula="of:=(1+[.C25])^9-1-[.C22]" office:value-type="percentage" office:value="-6.38378239159465E-016" calcext:value-type="percentage">
            <text:p>0.00%</text:p>
          </table:table-cell>
          <table:table-cell table:style-name="ce75" table:formula="of:=[.B22]/9" office:value-type="percentage" office:value="0.00437911869705291" calcext:value-type="percentage">
            <text:p>0.44%</text:p>
          </table:table-cell>
          <table:table-cell table:style-name="ce75" table:formula="of:=[.C22]/9" office:value-type="percentage" office:value="0.0161881494806674" calcext:value-type="percentage">
            <text:p>1.62%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77" office:value-type="string" calcext:value-type="string">
            <text:p>See this spreadsheet for working for 2002-2018</text:p>
          </table:table-cell>
          <table:table-cell table:style-name="ce78" office:value-type="string" calcext:value-type="string">
            <text:p>2018-based-scotpop-pyramid-18-based.xlsm</text:p>
          </table:table-cell>
          <table:table-cell table:number-columns-repeated="5"/>
        </table:table-row>
      </table:table>
      <table:table table:name="Workforce" table:style-name="ta1">
        <table:table-column table:style-name="co3" table:default-cell-style-name="ce82"/>
        <table:table-column table:style-name="co2" table:number-columns-repeated="5" table:default-cell-style-name="ce89"/>
        <table:table-column table:style-name="co2" table:number-columns-repeated="38" table:default-cell-style-name="ce95"/>
        <table:table-column table:style-name="co2" table:number-columns-repeated="2" table:default-cell-style-name="ce104"/>
        <table:table-row table:style-name="ro1">
          <table:table-cell table:style-name="Default" table:number-columns-repeated="46"/>
        </table:table-row>
        <table:table-row table:style-name="ro3">
          <table:table-cell table:style-name="ce79"/>
          <table:table-cell table:style-name="ce85" office:value-type="string" calcext:value-type="string">
            <text:p>Sep 02</text:p>
          </table:table-cell>
          <table:table-cell table:style-name="ce85" office:value-type="string" calcext:value-type="string">
            <text:p>Sep 03</text:p>
          </table:table-cell>
          <table:table-cell table:style-name="ce85" office:value-type="string" calcext:value-type="string">
            <text:p>Sep 04</text:p>
          </table:table-cell>
          <table:table-cell table:style-name="ce85" office:value-type="string" calcext:value-type="string">
            <text:p>Sep 05</text:p>
          </table:table-cell>
          <table:table-cell table:style-name="ce85" office:value-type="string" calcext:value-type="string">
            <text:p>Sep 06</text:p>
          </table:table-cell>
          <table:table-cell table:style-name="ce85" office:value-type="string" calcext:value-type="string">
            <text:p>Sep 07</text:p>
          </table:table-cell>
          <table:table-cell table:style-name="ce85" office:value-type="string" calcext:value-type="string">
            <text:p>Sep 08</text:p>
          </table:table-cell>
          <table:table-cell table:style-name="ce85" office:value-type="string" calcext:value-type="string">
            <text:p>Sep 09</text:p>
          </table:table-cell>
          <table:table-cell table:style-name="ce85" office:value-type="string" calcext:value-type="string">
            <text:p>Sep 10</text:p>
          </table:table-cell>
          <table:table-cell table:style-name="ce85" office:value-type="string" calcext:value-type="string">
            <text:p>Mar 11</text:p>
          </table:table-cell>
          <table:table-cell table:style-name="ce85" office:value-type="string" calcext:value-type="string">
            <text:p>Jun 11</text:p>
          </table:table-cell>
          <table:table-cell table:style-name="ce85" office:value-type="string" calcext:value-type="string">
            <text:p>Sep 11</text:p>
          </table:table-cell>
          <table:table-cell table:style-name="ce85" office:value-type="string" calcext:value-type="string">
            <text:p>Dec 11</text:p>
          </table:table-cell>
          <table:table-cell table:style-name="ce85" office:value-type="string" calcext:value-type="string">
            <text:p>Mar 12</text:p>
          </table:table-cell>
          <table:table-cell table:style-name="ce85" office:value-type="string" calcext:value-type="string">
            <text:p>Jun 12</text:p>
          </table:table-cell>
          <table:table-cell table:style-name="ce97" office:value-type="string" calcext:value-type="string">
            <text:p>Sep 12</text:p>
          </table:table-cell>
          <table:table-cell table:style-name="ce97" office:value-type="string" calcext:value-type="string">
            <text:p>Dec 12</text:p>
          </table:table-cell>
          <table:table-cell table:style-name="ce85" office:value-type="string" calcext:value-type="string">
            <text:p>Mar 13</text:p>
          </table:table-cell>
          <table:table-cell table:style-name="ce85" office:value-type="string" calcext:value-type="string">
            <text:p>Jun 13</text:p>
          </table:table-cell>
          <table:table-cell table:style-name="ce85" office:value-type="string" calcext:value-type="string">
            <text:p>Sep 13</text:p>
          </table:table-cell>
          <table:table-cell table:style-name="ce97" office:value-type="string" calcext:value-type="string">
            <text:p>Dec 13</text:p>
          </table:table-cell>
          <table:table-cell table:style-name="ce97" office:value-type="string" calcext:value-type="string">
            <text:p>Mar 14</text:p>
          </table:table-cell>
          <table:table-cell table:style-name="ce97" office:value-type="string" calcext:value-type="string">
            <text:p>Jun 14</text:p>
          </table:table-cell>
          <table:table-cell table:style-name="ce97" office:value-type="string" calcext:value-type="string">
            <text:p>Sep 14</text:p>
          </table:table-cell>
          <table:table-cell table:style-name="ce97" office:value-type="string" calcext:value-type="string">
            <text:p>Dec 14</text:p>
          </table:table-cell>
          <table:table-cell table:style-name="ce97" office:value-type="string" calcext:value-type="string">
            <text:p>Mar 15</text:p>
          </table:table-cell>
          <table:table-cell table:style-name="ce97" office:value-type="string" calcext:value-type="string">
            <text:p>Jun 15</text:p>
          </table:table-cell>
          <table:table-cell table:style-name="ce97" office:value-type="string" calcext:value-type="string">
            <text:p>Sep 15</text:p>
          </table:table-cell>
          <table:table-cell table:style-name="ce97" office:value-type="string" calcext:value-type="string">
            <text:p>Dec 15</text:p>
          </table:table-cell>
          <table:table-cell table:style-name="ce97" office:value-type="string" calcext:value-type="string">
            <text:p>Mar 16</text:p>
          </table:table-cell>
          <table:table-cell table:style-name="ce97" office:value-type="string" calcext:value-type="string">
            <text:p>Jun 16</text:p>
          </table:table-cell>
          <table:table-cell table:style-name="ce97" office:value-type="string" calcext:value-type="string">
            <text:p>Sep 16</text:p>
          </table:table-cell>
          <table:table-cell table:style-name="ce97" office:value-type="string" calcext:value-type="string">
            <text:p>Dec 16</text:p>
          </table:table-cell>
          <table:table-cell table:style-name="ce97" office:value-type="string" calcext:value-type="string">
            <text:p>Mar 17</text:p>
          </table:table-cell>
          <table:table-cell table:style-name="ce97" office:value-type="string" calcext:value-type="string">
            <text:p>Jun 17</text:p>
          </table:table-cell>
          <table:table-cell table:style-name="ce97" office:value-type="string" calcext:value-type="string">
            <text:p>Sep 17</text:p>
          </table:table-cell>
          <table:table-cell table:style-name="ce97" office:value-type="string" calcext:value-type="string">
            <text:p>Dec 17</text:p>
          </table:table-cell>
          <table:table-cell table:style-name="ce97" office:value-type="string" calcext:value-type="string">
            <text:p>Mar 18</text:p>
          </table:table-cell>
          <table:table-cell table:style-name="ce97" office:value-type="string" calcext:value-type="string">
            <text:p>Jun 18</text:p>
          </table:table-cell>
          <table:table-cell table:style-name="ce97" office:value-type="string" calcext:value-type="string">
            <text:p>Sep 18</text:p>
          </table:table-cell>
          <table:table-cell table:style-name="ce97" office:value-type="string" calcext:value-type="string">
            <text:p>Dec 18</text:p>
          </table:table-cell>
          <table:table-cell table:style-name="ce97" office:value-type="string" calcext:value-type="string">
            <text:p>Mar 19</text:p>
          </table:table-cell>
          <table:table-cell table:style-name="ce97" office:value-type="string" calcext:value-type="string">
            <text:p>Jun 19</text:p>
          </table:table-cell>
          <table:table-cell table:style-name="ce101" office:value-type="string" calcext:value-type="string">
            <text:p>Mar 19 to Jun 19</text:p>
          </table:table-cell>
          <table:table-cell table:style-name="ce101" office:value-type="string" calcext:value-type="string">
            <text:p>Jun 18 to Jun 19</text:p>
          </table:table-cell>
        </table:table-row>
        <table:table-row table:style-name="ro4">
          <table:table-cell table:style-name="ce79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float" office:value="5" calcext:value-type="float">
            <text:p>5.00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96" office:value-type="float" office:value="6" calcext:value-type="float">
            <text:p>6.0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99" office:value-type="string" calcext:value-type="string">
            <text:p>31/03/2014</text:p>
          </table:table-cell>
          <table:table-cell table:style-name="ce99" office:value-type="string" calcext:value-type="string">
            <text:p>30/06/2014</text:p>
          </table:table-cell>
          <table:table-cell table:style-name="ce99" office:value-type="string" calcext:value-type="string">
            <text:p>30/09/2014</text:p>
          </table:table-cell>
          <table:table-cell table:style-name="ce99" office:value-type="string" calcext:value-type="string">
            <text:p>31/12/2014</text:p>
          </table:table-cell>
          <table:table-cell table:style-name="ce99" office:value-type="string" calcext:value-type="string">
            <text:p>31/03/2015</text:p>
          </table:table-cell>
          <table:table-cell table:style-name="ce99" office:value-type="string" calcext:value-type="string">
            <text:p>30/06/2015</text:p>
          </table:table-cell>
          <table:table-cell table:style-name="ce99" office:value-type="string" calcext:value-type="string">
            <text:p>30/09/2015</text:p>
          </table:table-cell>
          <table:table-cell table:style-name="ce99" office:value-type="string" calcext:value-type="string">
            <text:p>31/12/2015</text:p>
          </table:table-cell>
          <table:table-cell table:style-name="ce99" office:value-type="string" calcext:value-type="string">
            <text:p>31/03/2016</text:p>
          </table:table-cell>
          <table:table-cell table:style-name="ce99" office:value-type="string" calcext:value-type="string">
            <text:p>30/06/2016</text:p>
          </table:table-cell>
          <table:table-cell table:style-name="ce99" office:value-type="string" calcext:value-type="string">
            <text:p>30/09/2016</text:p>
          </table:table-cell>
          <table:table-cell table:style-name="ce99" office:value-type="string" calcext:value-type="string">
            <text:p>31/12/2016</text:p>
          </table:table-cell>
          <table:table-cell table:style-name="ce99" office:value-type="string" calcext:value-type="string">
            <text:p>31/03/2017</text:p>
          </table:table-cell>
          <table:table-cell table:style-name="ce99" office:value-type="string" calcext:value-type="string">
            <text:p>30/06/2017</text:p>
          </table:table-cell>
          <table:table-cell table:style-name="ce99" office:value-type="string" calcext:value-type="string">
            <text:p>30/09/2017</text:p>
          </table:table-cell>
          <table:table-cell table:style-name="ce99" office:value-type="string" calcext:value-type="string">
            <text:p>31/12/2017</text:p>
          </table:table-cell>
          <table:table-cell table:style-name="ce99" office:value-type="string" calcext:value-type="string">
            <text:p>31/03/2018</text:p>
          </table:table-cell>
          <table:table-cell table:style-name="ce99" office:value-type="string" calcext:value-type="string">
            <text:p>30/06/2018</text:p>
          </table:table-cell>
          <table:table-cell table:style-name="ce99" office:value-type="string" calcext:value-type="string">
            <text:p>30/09/2018</text:p>
          </table:table-cell>
          <table:table-cell table:style-name="ce99" office:value-type="string" calcext:value-type="string">
            <text:p>31/12/2018</text:p>
          </table:table-cell>
          <table:table-cell table:style-name="ce99" office:value-type="string" calcext:value-type="string">
            <text:p>31/03/2019</text:p>
          </table:table-cell>
          <table:table-cell table:style-name="ce99" office:value-type="string" calcext:value-type="string">
            <text:p>30/06/2019</text:p>
          </table:table-cell>
          <table:table-cell table:style-name="ce79" table:number-columns-repeated="2"/>
        </table:table-row>
        <table:table-row table:style-name="ro4">
          <table:table-cell table:style-name="ce80" office:value-type="string" calcext:value-type="string">
            <text:p>All NHSScotland staff</text:p>
          </table:table-cell>
          <table:table-cell table:style-name="ce87" office:value-type="float" office:value="113626.426" calcext:value-type="float">
            <text:p><text:s/>113626.4</text:p>
          </table:table-cell>
          <table:table-cell table:style-name="ce87" office:value-type="float" office:value="117895.13" calcext:value-type="float">
            <text:p><text:s/>117895.1</text:p>
          </table:table-cell>
          <table:table-cell table:style-name="ce87" office:value-type="float" office:value="119945.634" calcext:value-type="float">
            <text:p><text:s/>119945.6</text:p>
          </table:table-cell>
          <table:table-cell table:style-name="ce87" office:value-type="float" office:value="123263.583" calcext:value-type="float">
            <text:p><text:s/>123263.6</text:p>
          </table:table-cell>
          <table:table-cell table:style-name="ce87" office:value-type="float" office:value="127061.851" calcext:value-type="float">
            <text:p><text:s/>127061.9</text:p>
          </table:table-cell>
          <table:table-cell table:style-name="ce93" office:value-type="float" office:value="131094.832" calcext:value-type="float">
            <text:p>131,094.8</text:p>
          </table:table-cell>
          <table:table-cell table:style-name="ce93" office:value-type="float" office:value="133081.517" calcext:value-type="float">
            <text:p>133,081.5</text:p>
          </table:table-cell>
          <table:table-cell table:style-name="ce93" office:value-type="float" office:value="135826.032" calcext:value-type="float">
            <text:p>135,826.0</text:p>
          </table:table-cell>
          <table:table-cell table:style-name="ce93" office:value-type="float" office:value="134963.966" calcext:value-type="float">
            <text:p>134,964.0</text:p>
          </table:table-cell>
          <table:table-cell table:style-name="ce93" office:value-type="float" office:value="133326.301" calcext:value-type="float">
            <text:p>133,326.3</text:p>
          </table:table-cell>
          <table:table-cell table:style-name="ce93" office:value-type="float" office:value="131913.871" calcext:value-type="float">
            <text:p>131,913.9</text:p>
          </table:table-cell>
          <table:table-cell table:style-name="ce93" office:value-type="float" office:value="131339.602" calcext:value-type="float">
            <text:p>131,339.6</text:p>
          </table:table-cell>
          <table:table-cell table:style-name="ce93" office:value-type="float" office:value="131274.287" calcext:value-type="float">
            <text:p>131,274.3</text:p>
          </table:table-cell>
          <table:table-cell table:style-name="ce93" office:value-type="float" office:value="131172.108" calcext:value-type="float">
            <text:p>131,172.1</text:p>
          </table:table-cell>
          <table:table-cell table:style-name="ce93" office:value-type="float" office:value="131425.334" calcext:value-type="float">
            <text:p>131,425.3</text:p>
          </table:table-cell>
          <table:table-cell table:style-name="ce93" office:value-type="float" office:value="131845.165" calcext:value-type="float">
            <text:p>131,845.2</text:p>
          </table:table-cell>
          <table:table-cell table:style-name="ce93" office:value-type="float" office:value="132541.544" calcext:value-type="float">
            <text:p>132,541.5</text:p>
          </table:table-cell>
          <table:table-cell table:style-name="ce93" office:value-type="float" office:value="133205.303" calcext:value-type="float">
            <text:p>133,205.3</text:p>
          </table:table-cell>
          <table:table-cell table:style-name="ce93" office:value-type="float" office:value="133378.907" calcext:value-type="float">
            <text:p>133,378.9</text:p>
          </table:table-cell>
          <table:table-cell table:style-name="ce93" office:value-type="float" office:value="134171.392" calcext:value-type="float">
            <text:p>134,171.4</text:p>
          </table:table-cell>
          <table:table-cell table:style-name="ce93" office:value-type="float" office:value="135016.287" calcext:value-type="float">
            <text:p>135,016.3</text:p>
          </table:table-cell>
          <table:table-cell table:style-name="ce93" office:value-type="float" office:value="135625.711" calcext:value-type="float">
            <text:p>135,625.7</text:p>
          </table:table-cell>
          <table:table-cell table:style-name="ce93" office:value-type="float" office:value="135880.673" calcext:value-type="float">
            <text:p>135,880.7</text:p>
          </table:table-cell>
          <table:table-cell table:style-name="ce93" office:value-type="float" office:value="136684.705" calcext:value-type="float">
            <text:p>136,684.7</text:p>
          </table:table-cell>
          <table:table-cell table:style-name="ce93" office:value-type="float" office:value="137511.888" calcext:value-type="float">
            <text:p>137,511.9</text:p>
          </table:table-cell>
          <table:table-cell table:style-name="ce93" office:value-type="float" office:value="137603.515" calcext:value-type="float">
            <text:p>137,603.5</text:p>
          </table:table-cell>
          <table:table-cell table:style-name="ce93" office:value-type="float" office:value="137420.665" calcext:value-type="float">
            <text:p>137,420.7</text:p>
          </table:table-cell>
          <table:table-cell table:style-name="ce93" office:value-type="float" office:value="137727.872" calcext:value-type="float">
            <text:p>137,727.9</text:p>
          </table:table-cell>
          <table:table-cell table:style-name="ce93" office:value-type="float" office:value="138310.04" calcext:value-type="float">
            <text:p>138,310.0</text:p>
          </table:table-cell>
          <table:table-cell table:style-name="ce93" office:value-type="float" office:value="138458.181" calcext:value-type="float">
            <text:p>138,458.2</text:p>
          </table:table-cell>
          <table:table-cell table:style-name="ce93" office:value-type="float" office:value="138125.44" calcext:value-type="float">
            <text:p>138,125.4</text:p>
          </table:table-cell>
          <table:table-cell table:style-name="ce93" office:value-type="float" office:value="138651.229" calcext:value-type="float">
            <text:p>138,651.2</text:p>
          </table:table-cell>
          <table:table-cell table:style-name="ce93" office:value-type="float" office:value="139261.998" calcext:value-type="float">
            <text:p>139,262.0</text:p>
          </table:table-cell>
          <table:table-cell table:style-name="ce93" office:value-type="float" office:value="139430.867" calcext:value-type="float">
            <text:p>139,430.9</text:p>
          </table:table-cell>
          <table:table-cell table:style-name="ce93" office:value-type="float" office:value="138931.353" calcext:value-type="float">
            <text:p>138,931.4</text:p>
          </table:table-cell>
          <table:table-cell table:style-name="ce93" office:value-type="float" office:value="139492.096" calcext:value-type="float">
            <text:p>139,492.1</text:p>
          </table:table-cell>
          <table:table-cell table:style-name="ce93" office:value-type="float" office:value="140261.938" calcext:value-type="float">
            <text:p>140,261.9</text:p>
          </table:table-cell>
          <table:table-cell table:style-name="ce93" office:value-type="float" office:value="139918.356" calcext:value-type="float">
            <text:p>139,918.4</text:p>
          </table:table-cell>
          <table:table-cell table:style-name="ce93" office:value-type="float" office:value="139095.155" calcext:value-type="float">
            <text:p>139,095.2</text:p>
          </table:table-cell>
          <table:table-cell table:style-name="ce93" office:value-type="float" office:value="139764.854" calcext:value-type="float">
            <text:p>139,764.9</text:p>
          </table:table-cell>
          <table:table-cell table:style-name="ce93" office:value-type="float" office:value="140710.171" calcext:value-type="float">
            <text:p>140,710.2</text:p>
          </table:table-cell>
          <table:table-cell table:style-name="ce93" office:value-type="float" office:value="140881.227" calcext:value-type="float">
            <text:p>140,881.2</text:p>
          </table:table-cell>
          <table:table-cell table:style-name="ce93" office:value-type="float" office:value="140327.049" calcext:value-type="float">
            <text:p>140,327.0</text:p>
          </table:table-cell>
          <table:table-cell table:style-name="ce102" office:value-type="percentage" office:value="-0.0039336539849984" calcext:value-type="percentage">
            <text:p>-0.4%</text:p>
          </table:table-cell>
          <table:table-cell table:style-name="ce102" office:value-type="percentage" office:value="0.00885648389406518" calcext:value-type="percentage">
            <text:p>0.9%</text:p>
          </table:table-cell>
        </table:table-row>
        <table:table-row table:style-name="ro4">
          <table:table-cell table:style-name="ce81" office:value-type="string" calcext:value-type="string">
            <text:p>Medical (Hospital, community and public health services)<text:span text:style-name="T1">14,15,16</text:span></text:p>
          </table:table-cell>
          <table:table-cell table:style-name="ce88" office:value-type="float" office:value="8586.562" calcext:value-type="float">
            <text:p><text:s/>8586.6</text:p>
          </table:table-cell>
          <table:table-cell table:style-name="ce88" office:value-type="float" office:value="8793.355" calcext:value-type="float">
            <text:p><text:s/>8793.4</text:p>
          </table:table-cell>
          <table:table-cell table:style-name="ce88" office:value-type="float" office:value="9062.991" calcext:value-type="float">
            <text:p><text:s/>9063.0</text:p>
          </table:table-cell>
          <table:table-cell table:style-name="ce88" office:value-type="float" office:value="9261.591" calcext:value-type="float">
            <text:p><text:s/>9261.6</text:p>
          </table:table-cell>
          <table:table-cell table:style-name="ce88" office:value-type="float" office:value="9599.975" calcext:value-type="float">
            <text:p><text:s/>9600.0</text:p>
          </table:table-cell>
          <table:table-cell table:style-name="ce94" office:value-type="float" office:value="10253.71" calcext:value-type="float">
            <text:p><text:s/>10253.7</text:p>
          </table:table-cell>
          <table:table-cell table:style-name="ce94" office:value-type="float" office:value="10739.549" calcext:value-type="float">
            <text:p><text:s/>10739.5</text:p>
          </table:table-cell>
          <table:table-cell table:style-name="ce94" office:value-type="float" office:value="10687.041" calcext:value-type="float">
            <text:p><text:s/>10687.0</text:p>
          </table:table-cell>
          <table:table-cell table:style-name="ce94" office:value-type="float" office:value="10731.833" calcext:value-type="float">
            <text:p><text:s/>10731.8</text:p>
          </table:table-cell>
          <table:table-cell table:style-name="ce94" office:value-type="float" office:value="10697.673" calcext:value-type="float">
            <text:p><text:s/>10697.7</text:p>
          </table:table-cell>
          <table:table-cell table:style-name="ce94" office:value-type="float" office:value="10639.986" calcext:value-type="float">
            <text:p><text:s/>10640.0</text:p>
          </table:table-cell>
          <table:table-cell table:style-name="ce94" office:value-type="float" office:value="11236.792" calcext:value-type="float">
            <text:p><text:s/>11236.8</text:p>
          </table:table-cell>
          <table:table-cell table:style-name="ce94" office:value-type="float" office:value="11199.676" calcext:value-type="float">
            <text:p><text:s/>11199.7</text:p>
          </table:table-cell>
          <table:table-cell table:style-name="ce94" office:value-type="float" office:value="11114.561" calcext:value-type="float">
            <text:p><text:s/>11114.6</text:p>
          </table:table-cell>
          <table:table-cell table:style-name="ce94" office:value-type="float" office:value="11009.162" calcext:value-type="float">
            <text:p><text:s/>11009.2</text:p>
          </table:table-cell>
          <table:table-cell table:style-name="ce94" office:value-type="float" office:value="11230.564" calcext:value-type="float">
            <text:p><text:s/>11230.6</text:p>
          </table:table-cell>
          <table:table-cell table:style-name="ce98" office:value-type="float" office:value="11297.031" calcext:value-type="float">
            <text:p><text:s/>11297.0</text:p>
          </table:table-cell>
          <table:table-cell table:style-name="ce94" office:value-type="float" office:value="11224.032" calcext:value-type="float">
            <text:p><text:s/>11224.0</text:p>
          </table:table-cell>
          <table:table-cell table:style-name="ce94" office:value-type="float" office:value="11105.175" calcext:value-type="float">
            <text:p><text:s/>11105.2</text:p>
          </table:table-cell>
          <table:table-cell table:style-name="ce94" office:value-type="float" office:value="11484.958" calcext:value-type="float">
            <text:p><text:s/>11485.0</text:p>
          </table:table-cell>
          <table:table-cell table:style-name="ce94" office:value-type="float" office:value="11438.276" calcext:value-type="float">
            <text:p><text:s/>11438.3</text:p>
          </table:table-cell>
          <table:table-cell table:style-name="ce94" office:value-type="float" office:value="11489.445" calcext:value-type="float">
            <text:p><text:s/>11489.4</text:p>
          </table:table-cell>
          <table:table-cell table:style-name="ce94" office:value-type="float" office:value="11391.384" calcext:value-type="float">
            <text:p><text:s/>11391.4</text:p>
          </table:table-cell>
          <table:table-cell table:style-name="ce94" office:value-type="float" office:value="12013.805" calcext:value-type="float">
            <text:p><text:s/>12013.8</text:p>
          </table:table-cell>
          <table:table-cell table:style-name="ce94" office:value-type="float" office:value="11966.825" calcext:value-type="float">
            <text:p><text:s/>11966.8</text:p>
          </table:table-cell>
          <table:table-cell table:style-name="ce94" office:value-type="float" office:value="11867.972" calcext:value-type="float">
            <text:p><text:s/>11868.0</text:p>
          </table:table-cell>
          <table:table-cell table:style-name="ce94" office:value-type="float" office:value="11797.927" calcext:value-type="float">
            <text:p><text:s/>11797.9</text:p>
          </table:table-cell>
          <table:table-cell table:style-name="ce94" office:value-type="float" office:value="12160.27" calcext:value-type="float">
            <text:p><text:s/>12160.3</text:p>
          </table:table-cell>
          <table:table-cell table:style-name="ce94" office:value-type="float" office:value="12180.429" calcext:value-type="float">
            <text:p><text:s/>12180.4</text:p>
          </table:table-cell>
          <table:table-cell table:style-name="ce94" office:value-type="float" office:value="12174.579" calcext:value-type="float">
            <text:p><text:s/>12174.6</text:p>
          </table:table-cell>
          <table:table-cell table:style-name="ce94" office:value-type="float" office:value="12041.108" calcext:value-type="float">
            <text:p><text:s/>12041.1</text:p>
          </table:table-cell>
          <table:table-cell table:style-name="ce94" office:value-type="float" office:value="12467.784" calcext:value-type="float">
            <text:p><text:s/>12467.8</text:p>
          </table:table-cell>
          <table:table-cell table:style-name="ce94" office:value-type="float" office:value="12403.796" calcext:value-type="float">
            <text:p><text:s/>12403.8</text:p>
          </table:table-cell>
          <table:table-cell table:style-name="ce94" office:value-type="float" office:value="12325.909" calcext:value-type="float">
            <text:p><text:s/>12325.9</text:p>
          </table:table-cell>
          <table:table-cell table:style-name="ce94" office:value-type="float" office:value="12216.794" calcext:value-type="float">
            <text:p><text:s/>12216.8</text:p>
          </table:table-cell>
          <table:table-cell table:style-name="ce94" office:value-type="float" office:value="12650.993" calcext:value-type="float">
            <text:p><text:s/>12651.0</text:p>
          </table:table-cell>
          <table:table-cell table:style-name="ce94" office:value-type="float" office:value="12556.962" calcext:value-type="float">
            <text:p><text:s/>12557.0</text:p>
          </table:table-cell>
          <table:table-cell table:style-name="ce94" office:value-type="float" office:value="12517.098" calcext:value-type="float">
            <text:p><text:s/>12517.1</text:p>
          </table:table-cell>
          <table:table-cell table:style-name="ce94" office:value-type="float" office:value="12404.035" calcext:value-type="float">
            <text:p><text:s/>12404.0</text:p>
          </table:table-cell>
          <table:table-cell table:style-name="ce94" office:value-type="float" office:value="12945.407" calcext:value-type="float">
            <text:p><text:s/>12945.4</text:p>
          </table:table-cell>
          <table:table-cell table:style-name="ce94" office:value-type="float" office:value="12879.224" calcext:value-type="float">
            <text:p><text:s/>12879.2</text:p>
          </table:table-cell>
          <table:table-cell office:value-type="float" office:value="12793.51" calcext:value-type="float">
            <text:p><text:s/>12793.5</text:p>
          </table:table-cell>
          <table:table-cell office:value-type="float" office:value="12664.104" calcext:value-type="float">
            <text:p><text:s/>12664.1</text:p>
          </table:table-cell>
          <table:table-cell table:style-name="ce103" office:value-type="percentage" office:value="-0.010114972357078" calcext:value-type="percentage">
            <text:p>-1.0%</text:p>
          </table:table-cell>
          <table:table-cell table:style-name="ce103" office:value-type="percentage" office:value="0.0209664838901212" calcext:value-type="percentage">
            <text:p>2.1%</text:p>
          </table:table-cell>
        </table:table-row>
        <table:table-row table:style-name="ro4">
          <table:table-cell office:value-type="string" calcext:value-type="string">
            <text:p>Dental (Hospital, community and public health services)<text:span text:style-name="T1">14</text:span></text:p>
          </table:table-cell>
          <table:table-cell office:value-type="float" office:value="485.871" calcext:value-type="float">
            <text:p><text:s/>485.9</text:p>
          </table:table-cell>
          <table:table-cell office:value-type="float" office:value="498.725" calcext:value-type="float">
            <text:p><text:s/>498.7</text:p>
          </table:table-cell>
          <table:table-cell office:value-type="float" office:value="504.109" calcext:value-type="float">
            <text:p><text:s/>504.1</text:p>
          </table:table-cell>
          <table:table-cell office:value-type="float" office:value="523.124" calcext:value-type="float">
            <text:p><text:s/>523.1</text:p>
          </table:table-cell>
          <table:table-cell office:value-type="float" office:value="560.877" calcext:value-type="float">
            <text:p><text:s/>560.9</text:p>
          </table:table-cell>
          <table:table-cell office:value-type="float" office:value="569.41" calcext:value-type="float">
            <text:p><text:s/>569.4</text:p>
          </table:table-cell>
          <table:table-cell office:value-type="float" office:value="603.557" calcext:value-type="float">
            <text:p><text:s/>603.6</text:p>
          </table:table-cell>
          <table:table-cell office:value-type="float" office:value="641.367" calcext:value-type="float">
            <text:p><text:s/>641.4</text:p>
          </table:table-cell>
          <table:table-cell office:value-type="float" office:value="708.438" calcext:value-type="float">
            <text:p><text:s/>708.4</text:p>
          </table:table-cell>
          <table:table-cell office:value-type="float" office:value="722.929" calcext:value-type="float">
            <text:p><text:s/>722.9</text:p>
          </table:table-cell>
          <table:table-cell office:value-type="float" office:value="728.435" calcext:value-type="float">
            <text:p><text:s/>728.4</text:p>
          </table:table-cell>
          <table:table-cell office:value-type="float" office:value="723.932" calcext:value-type="float">
            <text:p><text:s/>723.9</text:p>
          </table:table-cell>
          <table:table-cell office:value-type="float" office:value="720.104" calcext:value-type="float">
            <text:p><text:s/>720.1</text:p>
          </table:table-cell>
          <table:table-cell office:value-type="float" office:value="720.047" calcext:value-type="float">
            <text:p><text:s/>720.0</text:p>
          </table:table-cell>
          <table:table-cell office:value-type="float" office:value="710.743" calcext:value-type="float">
            <text:p><text:s/>710.7</text:p>
          </table:table-cell>
          <table:table-cell office:value-type="float" office:value="713.309" calcext:value-type="float">
            <text:p><text:s/>713.3</text:p>
          </table:table-cell>
          <table:table-cell office:value-type="float" office:value="706.264" calcext:value-type="float">
            <text:p><text:s/>706.3</text:p>
          </table:table-cell>
          <table:table-cell office:value-type="float" office:value="701.823" calcext:value-type="float">
            <text:p><text:s/>701.8</text:p>
          </table:table-cell>
          <table:table-cell office:value-type="float" office:value="699.646" calcext:value-type="float">
            <text:p><text:s/>699.6</text:p>
          </table:table-cell>
          <table:table-cell office:value-type="float" office:value="696.454" calcext:value-type="float">
            <text:p><text:s/>696.5</text:p>
          </table:table-cell>
          <table:table-cell office:value-type="float" office:value="667.173" calcext:value-type="float">
            <text:p><text:s/>667.2</text:p>
          </table:table-cell>
          <table:table-cell office:value-type="float" office:value="691.126" calcext:value-type="float">
            <text:p><text:s/>691.1</text:p>
          </table:table-cell>
          <table:table-cell office:value-type="float" office:value="681.553" calcext:value-type="float">
            <text:p><text:s/>681.6</text:p>
          </table:table-cell>
          <table:table-cell office:value-type="float" office:value="685.066" calcext:value-type="float">
            <text:p><text:s/>685.1</text:p>
          </table:table-cell>
          <table:table-cell office:value-type="float" office:value="686.335" calcext:value-type="float">
            <text:p><text:s/>686.3</text:p>
          </table:table-cell>
          <table:table-cell office:value-type="float" office:value="669.489" calcext:value-type="float">
            <text:p><text:s/>669.5</text:p>
          </table:table-cell>
          <table:table-cell office:value-type="float" office:value="662.305" calcext:value-type="float">
            <text:p><text:s/>662.3</text:p>
          </table:table-cell>
          <table:table-cell office:value-type="float" office:value="651.815" calcext:value-type="float">
            <text:p><text:s/>651.8</text:p>
          </table:table-cell>
          <table:table-cell office:value-type="float" office:value="642.312" calcext:value-type="float">
            <text:p><text:s/>642.3</text:p>
          </table:table-cell>
          <table:table-cell office:value-type="float" office:value="657.018" calcext:value-type="float">
            <text:p><text:s/>657.0</text:p>
          </table:table-cell>
          <table:table-cell office:value-type="float" office:value="653.898" calcext:value-type="float">
            <text:p><text:s/>653.9</text:p>
          </table:table-cell>
          <table:table-cell office:value-type="float" office:value="649.941" calcext:value-type="float">
            <text:p><text:s/>649.9</text:p>
          </table:table-cell>
          <table:table-cell office:value-type="float" office:value="643.275" calcext:value-type="float">
            <text:p><text:s/>643.3</text:p>
          </table:table-cell>
          <table:table-cell office:value-type="float" office:value="625.182" calcext:value-type="float">
            <text:p><text:s/>625.2</text:p>
          </table:table-cell>
          <table:table-cell office:value-type="float" office:value="606.885" calcext:value-type="float">
            <text:p><text:s/>606.9</text:p>
          </table:table-cell>
          <table:table-cell office:value-type="float" office:value="588.343" calcext:value-type="float">
            <text:p><text:s/>588.3</text:p>
          </table:table-cell>
          <table:table-cell office:value-type="float" office:value="609.012" calcext:value-type="float">
            <text:p><text:s/>609.0</text:p>
          </table:table-cell>
          <table:table-cell office:value-type="float" office:value="590.554" calcext:value-type="float">
            <text:p><text:s/>590.6</text:p>
          </table:table-cell>
          <table:table-cell office:value-type="float" office:value="594.191" calcext:value-type="float">
            <text:p><text:s/>594.2</text:p>
          </table:table-cell>
          <table:table-cell office:value-type="float" office:value="592.789" calcext:value-type="float">
            <text:p><text:s/>592.8</text:p>
          </table:table-cell>
          <table:table-cell office:value-type="float" office:value="596.919" calcext:value-type="float">
            <text:p><text:s/>596.9</text:p>
          </table:table-cell>
          <table:table-cell office:value-type="float" office:value="589.452" calcext:value-type="float">
            <text:p><text:s/>589.5</text:p>
          </table:table-cell>
          <table:table-cell office:value-type="float" office:value="579.427" calcext:value-type="float">
            <text:p><text:s/>579.4</text:p>
          </table:table-cell>
          <table:table-cell office:value-type="percentage" office:value="-0.0170073220550613" calcext:value-type="percentage">
            <text:p>-1.7%</text:p>
          </table:table-cell>
          <table:table-cell office:value-type="percentage" office:value="-0.0248472292579322" calcext:value-type="percentage">
            <text:p>-2.5%</text:p>
          </table:table-cell>
        </table:table-row>
        <table:table-row table:style-name="ro4">
          <table:table-cell office:value-type="string" calcext:value-type="string">
            <text:p>Medical and dental support<text:span text:style-name="T1">6</text:span>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1072.345" calcext:value-type="float">
            <text:p><text:s/>1072.3</text:p>
          </table:table-cell>
          <table:table-cell office:value-type="float" office:value="1439.629" calcext:value-type="float">
            <text:p><text:s/>1439.6</text:p>
          </table:table-cell>
          <table:table-cell office:value-type="float" office:value="1667.358" calcext:value-type="float">
            <text:p><text:s/>1667.4</text:p>
          </table:table-cell>
          <table:table-cell office:value-type="float" office:value="1810.787" calcext:value-type="float">
            <text:p><text:s/>1810.8</text:p>
          </table:table-cell>
          <table:table-cell office:value-type="float" office:value="1838.793" calcext:value-type="float">
            <text:p><text:s/>1838.8</text:p>
          </table:table-cell>
          <table:table-cell office:value-type="float" office:value="1870.55" calcext:value-type="float">
            <text:p><text:s/>1870.6</text:p>
          </table:table-cell>
          <table:table-cell office:value-type="float" office:value="1828.462" calcext:value-type="float">
            <text:p><text:s/>1828.5</text:p>
          </table:table-cell>
          <table:table-cell office:value-type="float" office:value="1851.853" calcext:value-type="float">
            <text:p><text:s/>1851.9</text:p>
          </table:table-cell>
          <table:table-cell office:value-type="float" office:value="1863.658" calcext:value-type="float">
            <text:p><text:s/>1863.7</text:p>
          </table:table-cell>
          <table:table-cell office:value-type="float" office:value="1853.075" calcext:value-type="float">
            <text:p><text:s/>1853.1</text:p>
          </table:table-cell>
          <table:table-cell office:value-type="float" office:value="1903.361" calcext:value-type="float">
            <text:p><text:s/>1903.4</text:p>
          </table:table-cell>
          <table:table-cell office:value-type="float" office:value="1889.771" calcext:value-type="float">
            <text:p><text:s/>1889.8</text:p>
          </table:table-cell>
          <table:table-cell office:value-type="float" office:value="1869.837" calcext:value-type="float">
            <text:p><text:s/>1869.8</text:p>
          </table:table-cell>
          <table:table-cell office:value-type="float" office:value="1887.166" calcext:value-type="float">
            <text:p><text:s/>1887.2</text:p>
          </table:table-cell>
          <table:table-cell office:value-type="float" office:value="1908.303" calcext:value-type="float">
            <text:p><text:s/>1908.3</text:p>
          </table:table-cell>
          <table:table-cell office:value-type="float" office:value="1904.487" calcext:value-type="float">
            <text:p><text:s/>1904.5</text:p>
          </table:table-cell>
          <table:table-cell office:value-type="float" office:value="1899.148" calcext:value-type="float">
            <text:p><text:s/>1899.1</text:p>
          </table:table-cell>
          <table:table-cell office:value-type="float" office:value="1864.097" calcext:value-type="float">
            <text:p><text:s/>1864.1</text:p>
          </table:table-cell>
          <table:table-cell office:value-type="float" office:value="1874.637" calcext:value-type="float">
            <text:p><text:s/>1874.6</text:p>
          </table:table-cell>
          <table:table-cell office:value-type="float" office:value="1885.244" calcext:value-type="float">
            <text:p><text:s/>1885.2</text:p>
          </table:table-cell>
          <table:table-cell office:value-type="float" office:value="1855.724" calcext:value-type="float">
            <text:p><text:s/>1855.7</text:p>
          </table:table-cell>
          <table:table-cell office:value-type="float" office:value="1821.571" calcext:value-type="float">
            <text:p><text:s/>1821.6</text:p>
          </table:table-cell>
          <table:table-cell office:value-type="float" office:value="1836.186" calcext:value-type="float">
            <text:p><text:s/>1836.2</text:p>
          </table:table-cell>
          <table:table-cell office:value-type="float" office:value="1893.999" calcext:value-type="float">
            <text:p><text:s/>1894.0</text:p>
          </table:table-cell>
          <table:table-cell office:value-type="float" office:value="1879.915" calcext:value-type="float">
            <text:p><text:s/>1879.9</text:p>
          </table:table-cell>
          <table:table-cell office:value-type="float" office:value="1922.838" calcext:value-type="float">
            <text:p><text:s/>1922.8</text:p>
          </table:table-cell>
          <table:table-cell office:value-type="float" office:value="1930.291" calcext:value-type="float">
            <text:p><text:s/>1930.3</text:p>
          </table:table-cell>
          <table:table-cell office:value-type="float" office:value="1992.417" calcext:value-type="float">
            <text:p><text:s/>1992.4</text:p>
          </table:table-cell>
          <table:table-cell office:value-type="float" office:value="1951.171" calcext:value-type="float">
            <text:p><text:s/>1951.2</text:p>
          </table:table-cell>
          <table:table-cell office:value-type="float" office:value="1932.52" calcext:value-type="float">
            <text:p><text:s/>1932.5</text:p>
          </table:table-cell>
          <table:table-cell office:value-type="float" office:value="1931.458" calcext:value-type="float">
            <text:p><text:s/>1931.5</text:p>
          </table:table-cell>
          <table:table-cell office:value-type="float" office:value="1983.504" calcext:value-type="float">
            <text:p><text:s/>1983.5</text:p>
          </table:table-cell>
          <table:table-cell office:value-type="float" office:value="1958.189" calcext:value-type="float">
            <text:p><text:s/>1958.2</text:p>
          </table:table-cell>
          <table:table-cell office:value-type="float" office:value="1925.969" calcext:value-type="float">
            <text:p><text:s/>1926.0</text:p>
          </table:table-cell>
          <table:table-cell office:value-type="float" office:value="1956.065" calcext:value-type="float">
            <text:p><text:s/>1956.1</text:p>
          </table:table-cell>
          <table:table-cell office:value-type="float" office:value="1988.114" calcext:value-type="float">
            <text:p><text:s/>1988.1</text:p>
          </table:table-cell>
          <table:table-cell office:value-type="float" office:value="2010.773" calcext:value-type="float">
            <text:p><text:s/>2010.8</text:p>
          </table:table-cell>
          <table:table-cell office:value-type="float" office:value="2007.695" calcext:value-type="float">
            <text:p><text:s/>2007.7</text:p>
          </table:table-cell>
          <table:table-cell office:value-type="percentage" office:value="-0.0015307545903988" calcext:value-type="percentage">
            <text:p>-0.2%</text:p>
          </table:table-cell>
          <table:table-cell office:value-type="percentage" office:value="0.0424337048000253" calcext:value-type="percentage">
            <text:p>4.2%</text:p>
          </table:table-cell>
        </table:table-row>
        <table:table-row table:style-name="ro4">
          <table:table-cell office:value-type="string" calcext:value-type="string">
            <text:p>Nursing and midwifery<text:span text:style-name="T1">13</text:span></text:p>
          </table:table-cell>
          <table:table-cell office:value-type="float" office:value="53177.515" calcext:value-type="float">
            <text:p><text:s/>53177.5</text:p>
          </table:table-cell>
          <table:table-cell office:value-type="float" office:value="54096.998" calcext:value-type="float">
            <text:p><text:s/>54097.0</text:p>
          </table:table-cell>
          <table:table-cell office:value-type="float" office:value="54520.882" calcext:value-type="float">
            <text:p><text:s/>54520.9</text:p>
          </table:table-cell>
          <table:table-cell office:value-type="float" office:value="55434.331" calcext:value-type="float">
            <text:p><text:s/>55434.3</text:p>
          </table:table-cell>
          <table:table-cell office:value-type="float" office:value="56783.184" calcext:value-type="float">
            <text:p><text:s/>56783.2</text:p>
          </table:table-cell>
          <table:table-cell office:value-type="float" office:value="57049.715" calcext:value-type="float">
            <text:p><text:s/>57049.7</text:p>
          </table:table-cell>
          <table:table-cell office:value-type="float" office:value="57748.941" calcext:value-type="float">
            <text:p><text:s/>57748.9</text:p>
          </table:table-cell>
          <table:table-cell office:value-type="float" office:value="58428.412" calcext:value-type="float">
            <text:p><text:s/>58428.4</text:p>
          </table:table-cell>
          <table:table-cell office:value-type="float" office:value="57878.251" calcext:value-type="float">
            <text:p><text:s/>57878.3</text:p>
          </table:table-cell>
          <table:table-cell office:value-type="float" office:value="57166.914" calcext:value-type="float">
            <text:p><text:s/>57166.9</text:p>
          </table:table-cell>
          <table:table-cell office:value-type="float" office:value="56681.175" calcext:value-type="float">
            <text:p><text:s/>56681.2</text:p>
          </table:table-cell>
          <table:table-cell office:value-type="float" office:value="56309.37" calcext:value-type="float">
            <text:p><text:s/>56309.4</text:p>
          </table:table-cell>
          <table:table-cell office:value-type="float" office:value="56238.451" calcext:value-type="float">
            <text:p><text:s/>56238.5</text:p>
          </table:table-cell>
          <table:table-cell office:value-type="float" office:value="56467.33" calcext:value-type="float">
            <text:p><text:s/>56467.3</text:p>
          </table:table-cell>
          <table:table-cell office:value-type="float" office:value="56183.664" calcext:value-type="float">
            <text:p><text:s/>56183.7</text:p>
          </table:table-cell>
          <table:table-cell office:value-type="float" office:value="56263.47" calcext:value-type="float">
            <text:p><text:s/>56263.5</text:p>
          </table:table-cell>
          <table:table-cell office:value-type="float" office:value="56608.459" calcext:value-type="float">
            <text:p><text:s/>56608.5</text:p>
          </table:table-cell>
          <table:table-cell office:value-type="float" office:value="57036.628" calcext:value-type="float">
            <text:p><text:s/>57036.6</text:p>
          </table:table-cell>
          <table:table-cell office:value-type="float" office:value="57152.737" calcext:value-type="float">
            <text:p><text:s/>57152.7</text:p>
          </table:table-cell>
          <table:table-cell office:value-type="float" office:value="57368.927" calcext:value-type="float">
            <text:p><text:s/>57368.9</text:p>
          </table:table-cell>
          <table:table-cell office:value-type="float" office:value="57877.719" calcext:value-type="float">
            <text:p><text:s/>57877.7</text:p>
          </table:table-cell>
          <table:table-cell office:value-type="float" office:value="58172.734" calcext:value-type="float">
            <text:p><text:s/>58172.7</text:p>
          </table:table-cell>
          <table:table-cell office:value-type="float" office:value="58462.293" calcext:value-type="float">
            <text:p><text:s/>58462.3</text:p>
          </table:table-cell>
          <table:table-cell office:value-type="float" office:value="58407.472" calcext:value-type="float">
            <text:p><text:s/>58407.5</text:p>
          </table:table-cell>
          <table:table-cell office:value-type="float" office:value="59003.79" calcext:value-type="float">
            <text:p><text:s/>59003.8</text:p>
          </table:table-cell>
          <table:table-cell office:value-type="float" office:value="59174.563" calcext:value-type="float">
            <text:p><text:s/>59174.6</text:p>
          </table:table-cell>
          <table:table-cell office:value-type="float" office:value="59073.648" calcext:value-type="float">
            <text:p><text:s/>59073.6</text:p>
          </table:table-cell>
          <table:table-cell office:value-type="float" office:value="58923.037" calcext:value-type="float">
            <text:p><text:s/>58923.0</text:p>
          </table:table-cell>
          <table:table-cell office:value-type="float" office:value="59287.409" calcext:value-type="float">
            <text:p><text:s/>59287.4</text:p>
          </table:table-cell>
          <table:table-cell office:value-type="float" office:value="59372.424" calcext:value-type="float">
            <text:p><text:s/>59372.4</text:p>
          </table:table-cell>
          <table:table-cell office:value-type="float" office:value="59188.732" calcext:value-type="float">
            <text:p><text:s/>59188.7</text:p>
          </table:table-cell>
          <table:table-cell office:value-type="float" office:value="59161.045" calcext:value-type="float">
            <text:p><text:s/>59161.0</text:p>
          </table:table-cell>
          <table:table-cell office:value-type="float" office:value="59709.141" calcext:value-type="float">
            <text:p><text:s/>59709.1</text:p>
          </table:table-cell>
          <table:table-cell office:value-type="float" office:value="59798.607" calcext:value-type="float">
            <text:p><text:s/>59798.6</text:p>
          </table:table-cell>
          <table:table-cell office:value-type="float" office:value="59377.946" calcext:value-type="float">
            <text:p><text:s/>59377.9</text:p>
          </table:table-cell>
          <table:table-cell office:value-type="float" office:value="59412.786" calcext:value-type="float">
            <text:p><text:s/>59412.8</text:p>
          </table:table-cell>
          <table:table-cell office:value-type="float" office:value="60037.913" calcext:value-type="float">
            <text:p><text:s/>60037.9</text:p>
          </table:table-cell>
          <table:table-cell office:value-type="float" office:value="59892.002" calcext:value-type="float">
            <text:p><text:s/>59892.0</text:p>
          </table:table-cell>
          <table:table-cell office:value-type="float" office:value="59455.863" calcext:value-type="float">
            <text:p><text:s/>59455.9</text:p>
          </table:table-cell>
          <table:table-cell office:value-type="float" office:value="59489.245" calcext:value-type="float">
            <text:p><text:s/>59489.2</text:p>
          </table:table-cell>
          <table:table-cell office:value-type="float" office:value="60143.969" calcext:value-type="float">
            <text:p><text:s/>60144.0</text:p>
          </table:table-cell>
          <table:table-cell office:value-type="float" office:value="60070.481" calcext:value-type="float">
            <text:p><text:s/>60070.5</text:p>
          </table:table-cell>
          <table:table-cell office:value-type="float" office:value="59742.942" calcext:value-type="float">
            <text:p><text:s/>59742.9</text:p>
          </table:table-cell>
          <table:table-cell office:value-type="percentage" office:value="-0.00545257828050348" calcext:value-type="percentage">
            <text:p>-0.5%</text:p>
          </table:table-cell>
          <table:table-cell office:value-type="percentage" office:value="0.00482843887069649" calcext:value-type="percentage">
            <text:p>0.5%</text:p>
          </table:table-cell>
        </table:table-row>
        <table:table-row table:style-name="ro4">
          <table:table-cell office:value-type="string" calcext:value-type="string">
            <text:p>Allied health professions<text:span text:style-name="T1">7,8,13</text:span></text:p>
          </table:table-cell>
          <table:table-cell office:value-type="float" office:value="7655.349" calcext:value-type="float">
            <text:p><text:s/>7655.3</text:p>
          </table:table-cell>
          <table:table-cell office:value-type="float" office:value="8089.309" calcext:value-type="float">
            <text:p><text:s/>8089.3</text:p>
          </table:table-cell>
          <table:table-cell office:value-type="float" office:value="8277.176" calcext:value-type="float">
            <text:p><text:s/>8277.2</text:p>
          </table:table-cell>
          <table:table-cell office:value-type="float" office:value="8593.861" calcext:value-type="float">
            <text:p><text:s/>8593.9</text:p>
          </table:table-cell>
          <table:table-cell office:value-type="float" office:value="8842.135" calcext:value-type="float">
            <text:p><text:s/>8842.1</text:p>
          </table:table-cell>
          <table:table-cell office:value-type="float" office:value="8951.447" calcext:value-type="float">
            <text:p><text:s/>8951.4</text:p>
          </table:table-cell>
          <table:table-cell office:value-type="float" office:value="9242.736" calcext:value-type="float">
            <text:p><text:s/>9242.7</text:p>
          </table:table-cell>
          <table:table-cell office:value-type="float" office:value="9579.458" calcext:value-type="float">
            <text:p><text:s/>9579.5</text:p>
          </table:table-cell>
          <table:table-cell office:value-type="float" office:value="9595.636" calcext:value-type="float">
            <text:p><text:s/>9595.6</text:p>
          </table:table-cell>
          <table:table-cell office:value-type="float" office:value="9510.626" calcext:value-type="float">
            <text:p><text:s/>9510.6</text:p>
          </table:table-cell>
          <table:table-cell office:value-type="float" office:value="9412.571" calcext:value-type="float">
            <text:p><text:s/>9412.6</text:p>
          </table:table-cell>
          <table:table-cell office:value-type="float" office:value="9347.037" calcext:value-type="float">
            <text:p><text:s/>9347.0</text:p>
          </table:table-cell>
          <table:table-cell office:value-type="float" office:value="9360.409" calcext:value-type="float">
            <text:p><text:s/>9360.4</text:p>
          </table:table-cell>
          <table:table-cell office:value-type="float" office:value="9428.201" calcext:value-type="float">
            <text:p><text:s/>9428.2</text:p>
          </table:table-cell>
          <table:table-cell office:value-type="float" office:value="9358.697" calcext:value-type="float">
            <text:p><text:s/>9358.7</text:p>
          </table:table-cell>
          <table:table-cell office:value-type="float" office:value="9422.274" calcext:value-type="float">
            <text:p><text:s/>9422.3</text:p>
          </table:table-cell>
          <table:table-cell office:value-type="float" office:value="9511.844" calcext:value-type="float">
            <text:p><text:s/>9511.8</text:p>
          </table:table-cell>
          <table:table-cell office:value-type="float" office:value="9583.355" calcext:value-type="float">
            <text:p><text:s/>9583.4</text:p>
          </table:table-cell>
          <table:table-cell office:value-type="float" office:value="10971.179" calcext:value-type="float">
            <text:p><text:s/>10971.2</text:p>
          </table:table-cell>
          <table:table-cell office:value-type="float" office:value="11042.044" calcext:value-type="float">
            <text:p><text:s/>11042.0</text:p>
          </table:table-cell>
          <table:table-cell office:value-type="float" office:value="11152.058" calcext:value-type="float">
            <text:p><text:s/>11152.1</text:p>
          </table:table-cell>
          <table:table-cell office:value-type="float" office:value="11194.014" calcext:value-type="float">
            <text:p><text:s/>11194.0</text:p>
          </table:table-cell>
          <table:table-cell office:value-type="float" office:value="11197.542" calcext:value-type="float">
            <text:p><text:s/>11197.5</text:p>
          </table:table-cell>
          <table:table-cell office:value-type="float" office:value="11286.551" calcext:value-type="float">
            <text:p><text:s/>11286.6</text:p>
          </table:table-cell>
          <table:table-cell office:value-type="float" office:value="11296.651" calcext:value-type="float">
            <text:p><text:s/>11296.7</text:p>
          </table:table-cell>
          <table:table-cell office:value-type="float" office:value="11267.31" calcext:value-type="float">
            <text:p><text:s/>11267.3</text:p>
          </table:table-cell>
          <table:table-cell office:value-type="float" office:value="11244.539" calcext:value-type="float">
            <text:p><text:s/>11244.5</text:p>
          </table:table-cell>
          <table:table-cell office:value-type="float" office:value="11342.34" calcext:value-type="float">
            <text:p><text:s/>11342.3</text:p>
          </table:table-cell>
          <table:table-cell office:value-type="float" office:value="11369.261" calcext:value-type="float">
            <text:p><text:s/>11369.3</text:p>
          </table:table-cell>
          <table:table-cell office:value-type="float" office:value="11394.944" calcext:value-type="float">
            <text:p><text:s/>11394.9</text:p>
          </table:table-cell>
          <table:table-cell office:value-type="float" office:value="11386.413" calcext:value-type="float">
            <text:p><text:s/>11386.4</text:p>
          </table:table-cell>
          <table:table-cell office:value-type="float" office:value="11477.566" calcext:value-type="float">
            <text:p><text:s/>11477.6</text:p>
          </table:table-cell>
          <table:table-cell office:value-type="float" office:value="11479.264" calcext:value-type="float">
            <text:p><text:s/>11479.3</text:p>
          </table:table-cell>
          <table:table-cell office:value-type="float" office:value="11551.519" calcext:value-type="float">
            <text:p><text:s/>11551.5</text:p>
          </table:table-cell>
          <table:table-cell office:value-type="float" office:value="11492.627" calcext:value-type="float">
            <text:p><text:s/>11492.6</text:p>
          </table:table-cell>
          <table:table-cell office:value-type="float" office:value="11517.606" calcext:value-type="float">
            <text:p><text:s/>11517.6</text:p>
          </table:table-cell>
          <table:table-cell office:value-type="float" office:value="11609.844" calcext:value-type="float">
            <text:p><text:s/>11609.8</text:p>
          </table:table-cell>
          <table:table-cell office:value-type="float" office:value="11653.101" calcext:value-type="float">
            <text:p><text:s/>11653.1</text:p>
          </table:table-cell>
          <table:table-cell office:value-type="float" office:value="11604.132" calcext:value-type="float">
            <text:p><text:s/>11604.1</text:p>
          </table:table-cell>
          <table:table-cell office:value-type="float" office:value="11666.958" calcext:value-type="float">
            <text:p><text:s/>11667.0</text:p>
          </table:table-cell>
          <table:table-cell office:value-type="float" office:value="11798.975" calcext:value-type="float">
            <text:p><text:s/>11799.0</text:p>
          </table:table-cell>
          <table:table-cell office:value-type="float" office:value="11891.19" calcext:value-type="float">
            <text:p><text:s/>11891.2</text:p>
          </table:table-cell>
          <table:table-cell office:value-type="float" office:value="11851.487" calcext:value-type="float">
            <text:p><text:s/>11851.5</text:p>
          </table:table-cell>
          <table:table-cell office:value-type="percentage" office:value="-0.00333885843216712" calcext:value-type="percentage">
            <text:p>-0.3%</text:p>
          </table:table-cell>
          <table:table-cell office:value-type="percentage" office:value="0.0213161139497551" calcext:value-type="percentage">
            <text:p>2.1%</text:p>
          </table:table-cell>
        </table:table-row>
        <table:table-row table:style-name="ro4">
          <table:table-cell office:value-type="string" calcext:value-type="string">
            <text:p>Other therapeutic services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2753.651" calcext:value-type="float">
            <text:p><text:s/>2753.7</text:p>
          </table:table-cell>
          <table:table-cell office:value-type="float" office:value="3135.146" calcext:value-type="float">
            <text:p><text:s/>3135.1</text:p>
          </table:table-cell>
          <table:table-cell office:value-type="float" office:value="3326.483" calcext:value-type="float">
            <text:p><text:s/>3326.5</text:p>
          </table:table-cell>
          <table:table-cell office:value-type="float" office:value="3406.53" calcext:value-type="float">
            <text:p><text:s/>3406.5</text:p>
          </table:table-cell>
          <table:table-cell office:value-type="float" office:value="3413.056" calcext:value-type="float">
            <text:p><text:s/>3413.1</text:p>
          </table:table-cell>
          <table:table-cell office:value-type="float" office:value="3448.443" calcext:value-type="float">
            <text:p><text:s/>3448.4</text:p>
          </table:table-cell>
          <table:table-cell office:value-type="float" office:value="3424.322" calcext:value-type="float">
            <text:p><text:s/>3424.3</text:p>
          </table:table-cell>
          <table:table-cell office:value-type="float" office:value="3459.044" calcext:value-type="float">
            <text:p><text:s/>3459.0</text:p>
          </table:table-cell>
          <table:table-cell office:value-type="float" office:value="3489.777" calcext:value-type="float">
            <text:p><text:s/>3489.8</text:p>
          </table:table-cell>
          <table:table-cell office:value-type="float" office:value="3514.806" calcext:value-type="float">
            <text:p><text:s/>3514.8</text:p>
          </table:table-cell>
          <table:table-cell office:value-type="float" office:value="3528.756" calcext:value-type="float">
            <text:p><text:s/>3528.8</text:p>
          </table:table-cell>
          <table:table-cell office:value-type="float" office:value="3623.512" calcext:value-type="float">
            <text:p><text:s/>3623.5</text:p>
          </table:table-cell>
          <table:table-cell office:value-type="float" office:value="3651.199" calcext:value-type="float">
            <text:p><text:s/>3651.2</text:p>
          </table:table-cell>
          <table:table-cell office:value-type="float" office:value="3668.171" calcext:value-type="float">
            <text:p><text:s/>3668.2</text:p>
          </table:table-cell>
          <table:table-cell office:value-type="float" office:value="3683.473" calcext:value-type="float">
            <text:p><text:s/>3683.5</text:p>
          </table:table-cell>
          <table:table-cell office:value-type="float" office:value="3738.908" calcext:value-type="float">
            <text:p><text:s/>3738.9</text:p>
          </table:table-cell>
          <table:table-cell office:value-type="float" office:value="3781.537" calcext:value-type="float">
            <text:p><text:s/>3781.5</text:p>
          </table:table-cell>
          <table:table-cell office:value-type="float" office:value="3820.05" calcext:value-type="float">
            <text:p><text:s/>3820.1</text:p>
          </table:table-cell>
          <table:table-cell office:value-type="float" office:value="3857.843" calcext:value-type="float">
            <text:p><text:s/>3857.8</text:p>
          </table:table-cell>
          <table:table-cell office:value-type="float" office:value="3912.5" calcext:value-type="float">
            <text:p><text:s/>3912.5</text:p>
          </table:table-cell>
          <table:table-cell office:value-type="float" office:value="3946.795" calcext:value-type="float">
            <text:p><text:s/>3946.8</text:p>
          </table:table-cell>
          <table:table-cell office:value-type="float" office:value="3924.738" calcext:value-type="float">
            <text:p><text:s/>3924.7</text:p>
          </table:table-cell>
          <table:table-cell office:value-type="float" office:value="3913.794" calcext:value-type="float">
            <text:p><text:s/>3913.8</text:p>
          </table:table-cell>
          <table:table-cell office:value-type="float" office:value="3954.906" calcext:value-type="float">
            <text:p><text:s/>3954.9</text:p>
          </table:table-cell>
          <table:table-cell office:value-type="float" office:value="4026.749" calcext:value-type="float">
            <text:p><text:s/>4026.7</text:p>
          </table:table-cell>
          <table:table-cell office:value-type="float" office:value="4028.013" calcext:value-type="float">
            <text:p><text:s/>4028.0</text:p>
          </table:table-cell>
          <table:table-cell office:value-type="float" office:value="4059.856" calcext:value-type="float">
            <text:p><text:s/>4059.9</text:p>
          </table:table-cell>
          <table:table-cell office:value-type="float" office:value="4153.402" calcext:value-type="float">
            <text:p><text:s/>4153.4</text:p>
          </table:table-cell>
          <table:table-cell office:value-type="float" office:value="4267.947" calcext:value-type="float">
            <text:p><text:s/>4267.9</text:p>
          </table:table-cell>
          <table:table-cell office:value-type="float" office:value="4275.519" calcext:value-type="float">
            <text:p><text:s/>4275.5</text:p>
          </table:table-cell>
          <table:table-cell office:value-type="float" office:value="4300.749" calcext:value-type="float">
            <text:p><text:s/>4300.7</text:p>
          </table:table-cell>
          <table:table-cell office:value-type="float" office:value="4410.577" calcext:value-type="float">
            <text:p><text:s/>4410.6</text:p>
          </table:table-cell>
          <table:table-cell office:value-type="float" office:value="4458.039" calcext:value-type="float">
            <text:p><text:s/>4458.0</text:p>
          </table:table-cell>
          <table:table-cell office:value-type="float" office:value="4443.769" calcext:value-type="float">
            <text:p><text:s/>4443.8</text:p>
          </table:table-cell>
          <table:table-cell office:value-type="float" office:value="4464.912" calcext:value-type="float">
            <text:p><text:s/>4464.9</text:p>
          </table:table-cell>
          <table:table-cell office:value-type="float" office:value="4561.183" calcext:value-type="float">
            <text:p><text:s/>4561.2</text:p>
          </table:table-cell>
          <table:table-cell office:value-type="float" office:value="4692.174" calcext:value-type="float">
            <text:p><text:s/>4692.2</text:p>
          </table:table-cell>
          <table:table-cell office:value-type="float" office:value="4714.542" calcext:value-type="float">
            <text:p><text:s/>4714.5</text:p>
          </table:table-cell>
          <table:table-cell office:value-type="percentage" office:value="0.00476708664256705" calcext:value-type="percentage">
            <text:p>0.5%</text:p>
          </table:table-cell>
          <table:table-cell office:value-type="percentage" office:value="0.0609331853208392" calcext:value-type="percentage">
            <text:p>6.1%</text:p>
          </table:table-cell>
        </table:table-row>
        <table:table-row table:style-name="ro4">
          <table:table-cell office:value-type="string" calcext:value-type="string">
            <text:p>Personal and social care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549.943" calcext:value-type="float">
            <text:p><text:s/>549.9</text:p>
          </table:table-cell>
          <table:table-cell office:value-type="float" office:value="692.4" calcext:value-type="float">
            <text:p><text:s/>692.4</text:p>
          </table:table-cell>
          <table:table-cell office:value-type="float" office:value="763.307" calcext:value-type="float">
            <text:p><text:s/>763.3</text:p>
          </table:table-cell>
          <table:table-cell office:value-type="float" office:value="948.084" calcext:value-type="float">
            <text:p><text:s/>948.1</text:p>
          </table:table-cell>
          <table:table-cell office:value-type="float" office:value="971.078" calcext:value-type="float">
            <text:p><text:s/>971.1</text:p>
          </table:table-cell>
          <table:table-cell office:value-type="float" office:value="931.67" calcext:value-type="float">
            <text:p><text:s/>931.7</text:p>
          </table:table-cell>
          <table:table-cell office:value-type="float" office:value="925.403" calcext:value-type="float">
            <text:p><text:s/>925.4</text:p>
          </table:table-cell>
          <table:table-cell office:value-type="float" office:value="929.423" calcext:value-type="float">
            <text:p><text:s/>929.4</text:p>
          </table:table-cell>
          <table:table-cell office:value-type="float" office:value="923.188" calcext:value-type="float">
            <text:p><text:s/>923.2</text:p>
          </table:table-cell>
          <table:table-cell office:value-type="float" office:value="902.048" calcext:value-type="float">
            <text:p><text:s/>902.0</text:p>
          </table:table-cell>
          <table:table-cell office:value-type="float" office:value="896.164" calcext:value-type="float">
            <text:p><text:s/>896.2</text:p>
          </table:table-cell>
          <table:table-cell office:value-type="float" office:value="893.193" calcext:value-type="float">
            <text:p><text:s/>893.2</text:p>
          </table:table-cell>
          <table:table-cell office:value-type="float" office:value="906.309" calcext:value-type="float">
            <text:p><text:s/>906.3</text:p>
          </table:table-cell>
          <table:table-cell office:value-type="float" office:value="897.785" calcext:value-type="float">
            <text:p><text:s/>897.8</text:p>
          </table:table-cell>
          <table:table-cell office:value-type="float" office:value="909.293" calcext:value-type="float">
            <text:p><text:s/>909.3</text:p>
          </table:table-cell>
          <table:table-cell office:value-type="float" office:value="909.3" calcext:value-type="float">
            <text:p><text:s/>909.3</text:p>
          </table:table-cell>
          <table:table-cell office:value-type="float" office:value="909.263" calcext:value-type="float">
            <text:p><text:s/>909.3</text:p>
          </table:table-cell>
          <table:table-cell office:value-type="float" office:value="929.474" calcext:value-type="float">
            <text:p><text:s/>929.5</text:p>
          </table:table-cell>
          <table:table-cell office:value-type="float" office:value="942.167" calcext:value-type="float">
            <text:p><text:s/>942.2</text:p>
          </table:table-cell>
          <table:table-cell office:value-type="float" office:value="944.417" calcext:value-type="float">
            <text:p><text:s/>944.4</text:p>
          </table:table-cell>
          <table:table-cell office:value-type="float" office:value="980.543" calcext:value-type="float">
            <text:p><text:s/>980.5</text:p>
          </table:table-cell>
          <table:table-cell office:value-type="float" office:value="995.081" calcext:value-type="float">
            <text:p><text:s/>995.1</text:p>
          </table:table-cell>
          <table:table-cell office:value-type="float" office:value="1001.364" calcext:value-type="float">
            <text:p><text:s/>1001.4</text:p>
          </table:table-cell>
          <table:table-cell office:value-type="float" office:value="1069.13" calcext:value-type="float">
            <text:p><text:s/>1069.1</text:p>
          </table:table-cell>
          <table:table-cell office:value-type="float" office:value="1092.893" calcext:value-type="float">
            <text:p><text:s/>1092.9</text:p>
          </table:table-cell>
          <table:table-cell office:value-type="float" office:value="1111.805" calcext:value-type="float">
            <text:p><text:s/>1111.8</text:p>
          </table:table-cell>
          <table:table-cell office:value-type="float" office:value="1118.514" calcext:value-type="float">
            <text:p><text:s/>1118.5</text:p>
          </table:table-cell>
          <table:table-cell office:value-type="float" office:value="1152.371" calcext:value-type="float">
            <text:p><text:s/>1152.4</text:p>
          </table:table-cell>
          <table:table-cell office:value-type="float" office:value="1170.174" calcext:value-type="float">
            <text:p><text:s/>1170.2</text:p>
          </table:table-cell>
          <table:table-cell office:value-type="float" office:value="1153.191" calcext:value-type="float">
            <text:p><text:s/>1153.2</text:p>
          </table:table-cell>
          <table:table-cell office:value-type="float" office:value="1178.908" calcext:value-type="float">
            <text:p><text:s/>1178.9</text:p>
          </table:table-cell>
          <table:table-cell office:value-type="float" office:value="1234.978" calcext:value-type="float">
            <text:p><text:s/>1235.0</text:p>
          </table:table-cell>
          <table:table-cell office:value-type="float" office:value="1231.915" calcext:value-type="float">
            <text:p><text:s/>1231.9</text:p>
          </table:table-cell>
          <table:table-cell office:value-type="float" office:value="1226.751" calcext:value-type="float">
            <text:p><text:s/>1226.8</text:p>
          </table:table-cell>
          <table:table-cell office:value-type="float" office:value="1237.533" calcext:value-type="float">
            <text:p><text:s/>1237.5</text:p>
          </table:table-cell>
          <table:table-cell office:value-type="float" office:value="1234.376" calcext:value-type="float">
            <text:p><text:s/>1234.4</text:p>
          </table:table-cell>
          <table:table-cell office:value-type="float" office:value="1237.741" calcext:value-type="float">
            <text:p><text:s/>1237.7</text:p>
          </table:table-cell>
          <table:table-cell office:value-type="float" office:value="1253.207" calcext:value-type="float">
            <text:p><text:s/>1253.2</text:p>
          </table:table-cell>
          <table:table-cell office:value-type="percentage" office:value="0.0124953443410214" calcext:value-type="percentage">
            <text:p>1.2%</text:p>
          </table:table-cell>
          <table:table-cell office:value-type="percentage" office:value="0.0215659086481284" calcext:value-type="percentage">
            <text:p>2.2%</text:p>
          </table:table-cell>
        </table:table-row>
        <table:table-row table:style-name="ro4">
          <table:table-cell office:value-type="string" calcext:value-type="string">
            <text:p>Healthcare science<text:span text:style-name="T1">17</text:span>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5152.861" calcext:value-type="float">
            <text:p><text:s/>5152.9</text:p>
          </table:table-cell>
          <table:table-cell office:value-type="float" office:value="5158.417" calcext:value-type="float">
            <text:p><text:s/>5158.4</text:p>
          </table:table-cell>
          <table:table-cell office:value-type="float" office:value="5593.806" calcext:value-type="float">
            <text:p><text:s/>5593.8</text:p>
          </table:table-cell>
          <table:table-cell office:value-type="float" office:value="5627.972" calcext:value-type="float">
            <text:p><text:s/>5628.0</text:p>
          </table:table-cell>
          <table:table-cell office:value-type="float" office:value="5570.674" calcext:value-type="float">
            <text:p><text:s/>5570.7</text:p>
          </table:table-cell>
          <table:table-cell office:value-type="float" office:value="5474.426" calcext:value-type="float">
            <text:p><text:s/>5474.4</text:p>
          </table:table-cell>
          <table:table-cell office:value-type="float" office:value="5426.131" calcext:value-type="float">
            <text:p><text:s/>5426.1</text:p>
          </table:table-cell>
          <table:table-cell office:value-type="float" office:value="5376.05" calcext:value-type="float">
            <text:p><text:s/>5376.1</text:p>
          </table:table-cell>
          <table:table-cell office:value-type="float" office:value="5356.923" calcext:value-type="float">
            <text:p><text:s/>5356.9</text:p>
          </table:table-cell>
          <table:table-cell office:value-type="float" office:value="5307.607" calcext:value-type="float">
            <text:p><text:s/>5307.6</text:p>
          </table:table-cell>
          <table:table-cell office:value-type="float" office:value="5273.998" calcext:value-type="float">
            <text:p><text:s/>5274.0</text:p>
          </table:table-cell>
          <table:table-cell office:value-type="float" office:value="5271.409" calcext:value-type="float">
            <text:p><text:s/>5271.4</text:p>
          </table:table-cell>
          <table:table-cell office:value-type="float" office:value="5273.548" calcext:value-type="float">
            <text:p><text:s/>5273.5</text:p>
          </table:table-cell>
          <table:table-cell office:value-type="float" office:value="5288.324" calcext:value-type="float">
            <text:p><text:s/>5288.3</text:p>
          </table:table-cell>
          <table:table-cell office:value-type="float" office:value="5324.362" calcext:value-type="float">
            <text:p><text:s/>5324.4</text:p>
          </table:table-cell>
          <table:table-cell office:value-type="float" office:value="5356.938" calcext:value-type="float">
            <text:p><text:s/>5356.9</text:p>
          </table:table-cell>
          <table:table-cell office:value-type="float" office:value="5371.027" calcext:value-type="float">
            <text:p><text:s/>5371.0</text:p>
          </table:table-cell>
          <table:table-cell office:value-type="float" office:value="5374.691" calcext:value-type="float">
            <text:p><text:s/>5374.7</text:p>
          </table:table-cell>
          <table:table-cell office:value-type="float" office:value="5393.134" calcext:value-type="float">
            <text:p><text:s/>5393.1</text:p>
          </table:table-cell>
          <table:table-cell office:value-type="float" office:value="5404.333" calcext:value-type="float">
            <text:p><text:s/>5404.3</text:p>
          </table:table-cell>
          <table:table-cell office:value-type="float" office:value="5419.617" calcext:value-type="float">
            <text:p><text:s/>5419.6</text:p>
          </table:table-cell>
          <table:table-cell office:value-type="float" office:value="5429.847" calcext:value-type="float">
            <text:p><text:s/>5429.8</text:p>
          </table:table-cell>
          <table:table-cell office:value-type="float" office:value="5425.302" calcext:value-type="float">
            <text:p><text:s/>5425.3</text:p>
          </table:table-cell>
          <table:table-cell office:value-type="float" office:value="5443.802" calcext:value-type="float">
            <text:p><text:s/>5443.8</text:p>
          </table:table-cell>
          <table:table-cell office:value-type="float" office:value="5458.096" calcext:value-type="float">
            <text:p><text:s/>5458.1</text:p>
          </table:table-cell>
          <table:table-cell office:value-type="float" office:value="5447.522" calcext:value-type="float">
            <text:p><text:s/>5447.5</text:p>
          </table:table-cell>
          <table:table-cell office:value-type="float" office:value="5450.8" calcext:value-type="float">
            <text:p><text:s/>5450.8</text:p>
          </table:table-cell>
          <table:table-cell office:value-type="float" office:value="5485.497" calcext:value-type="float">
            <text:p><text:s/>5485.5</text:p>
          </table:table-cell>
          <table:table-cell office:value-type="float" office:value="5492.398" calcext:value-type="float">
            <text:p><text:s/>5492.4</text:p>
          </table:table-cell>
          <table:table-cell office:value-type="float" office:value="5472.52" calcext:value-type="float">
            <text:p><text:s/>5472.5</text:p>
          </table:table-cell>
          <table:table-cell office:value-type="float" office:value="5480.315" calcext:value-type="float">
            <text:p><text:s/>5480.3</text:p>
          </table:table-cell>
          <table:table-cell office:value-type="float" office:value="5465.037" calcext:value-type="float">
            <text:p><text:s/>5465.0</text:p>
          </table:table-cell>
          <table:table-cell office:value-type="float" office:value="5423.726" calcext:value-type="float">
            <text:p><text:s/>5423.7</text:p>
          </table:table-cell>
          <table:table-cell office:value-type="float" office:value="5403.128" calcext:value-type="float">
            <text:p><text:s/>5403.1</text:p>
          </table:table-cell>
          <table:table-cell office:value-type="float" office:value="5421.797" calcext:value-type="float">
            <text:p><text:s/>5421.8</text:p>
          </table:table-cell>
          <table:table-cell office:value-type="float" office:value="6164.531" calcext:value-type="float">
            <text:p><text:s/>6164.5</text:p>
          </table:table-cell>
          <table:table-cell office:value-type="float" office:value="6154.676" calcext:value-type="float">
            <text:p><text:s/>6154.7</text:p>
          </table:table-cell>
          <table:table-cell office:value-type="float" office:value="6155.738" calcext:value-type="float">
            <text:p><text:s/>6155.7</text:p>
          </table:table-cell>
          <table:table-cell office:value-type="percentage" office:value="0.000172551731399004" calcext:value-type="percentage">
            <text:p>0.0%</text:p>
          </table:table-cell>
          <table:table-cell office:value-type="percentage" office:value="0.139291536310078" calcext:value-type="percentage">
            <text:p>13.9%</text:p>
          </table:table-cell>
        </table:table-row>
        <table:table-row table:style-name="ro4">
          <table:table-cell office:value-type="string" calcext:value-type="string">
            <text:p>Ambulance Support Services<text:span text:style-name="T1">8,9</text:span></text:p>
          </table:table-cell>
          <table:table-cell office:value-type="float" office:value="2873.768" calcext:value-type="float">
            <text:p><text:s/>2873.8</text:p>
          </table:table-cell>
          <table:table-cell office:value-type="float" office:value="3091.278" calcext:value-type="float">
            <text:p><text:s/>3091.3</text:p>
          </table:table-cell>
          <table:table-cell office:value-type="float" office:value="3139.349" calcext:value-type="float">
            <text:p><text:s/>3139.3</text:p>
          </table:table-cell>
          <table:table-cell office:value-type="float" office:value="3240.604" calcext:value-type="float">
            <text:p><text:s/>3240.6</text:p>
          </table:table-cell>
          <table:table-cell office:value-type="string" calcext:value-type="string">
            <text:p>..</text:p>
          </table:table-cell>
          <table:table-cell office:value-type="float" office:value="3529.76" calcext:value-type="float">
            <text:p><text:s/>3529.8</text:p>
          </table:table-cell>
          <table:table-cell office:value-type="float" office:value="3557.708" calcext:value-type="float">
            <text:p><text:s/>3557.7</text:p>
          </table:table-cell>
          <table:table-cell office:value-type="float" office:value="3703.531" calcext:value-type="float">
            <text:p><text:s/>3703.5</text:p>
          </table:table-cell>
          <table:table-cell office:value-type="float" office:value="3698.268" calcext:value-type="float">
            <text:p><text:s/>3698.3</text:p>
          </table:table-cell>
          <table:table-cell office:value-type="float" office:value="3698.422" calcext:value-type="float">
            <text:p><text:s/>3698.4</text:p>
          </table:table-cell>
          <table:table-cell office:value-type="float" office:value="3662.941" calcext:value-type="float">
            <text:p><text:s/>3662.9</text:p>
          </table:table-cell>
          <table:table-cell office:value-type="float" office:value="3642.808" calcext:value-type="float">
            <text:p><text:s/>3642.8</text:p>
          </table:table-cell>
          <table:table-cell office:value-type="float" office:value="3628.157" calcext:value-type="float">
            <text:p><text:s/>3628.2</text:p>
          </table:table-cell>
          <table:table-cell office:value-type="float" office:value="3608.884" calcext:value-type="float">
            <text:p><text:s/>3608.9</text:p>
          </table:table-cell>
          <table:table-cell office:value-type="float" office:value="3611.9" calcext:value-type="float">
            <text:p><text:s/>3611.9</text:p>
          </table:table-cell>
          <table:table-cell office:value-type="float" office:value="3639.656" calcext:value-type="float">
            <text:p><text:s/>3639.7</text:p>
          </table:table-cell>
          <table:table-cell office:value-type="float" office:value="3661.83" calcext:value-type="float">
            <text:p><text:s/>3661.8</text:p>
          </table:table-cell>
          <table:table-cell office:value-type="float" office:value="3670.134" calcext:value-type="float">
            <text:p><text:s/>3670.1</text:p>
          </table:table-cell>
          <table:table-cell office:value-type="float" office:value="2324.607" calcext:value-type="float">
            <text:p><text:s/>2324.6</text:p>
          </table:table-cell>
          <table:table-cell office:value-type="float" office:value="2337.73" calcext:value-type="float">
            <text:p><text:s/>2337.7</text:p>
          </table:table-cell>
          <table:table-cell office:value-type="float" office:value="2341.542" calcext:value-type="float">
            <text:p><text:s/>2341.5</text:p>
          </table:table-cell>
          <table:table-cell office:value-type="float" office:value="2388.85" calcext:value-type="float">
            <text:p><text:s/>2388.9</text:p>
          </table:table-cell>
          <table:table-cell office:value-type="float" office:value="2402.243" calcext:value-type="float">
            <text:p><text:s/>2402.2</text:p>
          </table:table-cell>
          <table:table-cell office:value-type="float" office:value="2384.978" calcext:value-type="float">
            <text:p><text:s/>2385.0</text:p>
          </table:table-cell>
          <table:table-cell office:value-type="float" office:value="2432.65" calcext:value-type="float">
            <text:p><text:s/>2432.7</text:p>
          </table:table-cell>
          <table:table-cell office:value-type="float" office:value="2437.105" calcext:value-type="float">
            <text:p><text:s/>2437.1</text:p>
          </table:table-cell>
          <table:table-cell office:value-type="float" office:value="2444.618" calcext:value-type="float">
            <text:p><text:s/>2444.6</text:p>
          </table:table-cell>
          <table:table-cell office:value-type="float" office:value="2440.45" calcext:value-type="float">
            <text:p><text:s/>2440.5</text:p>
          </table:table-cell>
          <table:table-cell office:value-type="float" office:value="2451.664" calcext:value-type="float">
            <text:p><text:s/>2451.7</text:p>
          </table:table-cell>
          <table:table-cell office:value-type="float" office:value="2482.165" calcext:value-type="float">
            <text:p><text:s/>2482.2</text:p>
          </table:table-cell>
          <table:table-cell office:value-type="float" office:value="2519.518" calcext:value-type="float">
            <text:p><text:s/>2519.5</text:p>
          </table:table-cell>
          <table:table-cell office:value-type="float" office:value="2554.902" calcext:value-type="float">
            <text:p><text:s/>2554.9</text:p>
          </table:table-cell>
          <table:table-cell office:value-type="float" office:value="2574.521" calcext:value-type="float">
            <text:p><text:s/>2574.5</text:p>
          </table:table-cell>
          <table:table-cell office:value-type="float" office:value="2562.659" calcext:value-type="float">
            <text:p><text:s/>2562.7</text:p>
          </table:table-cell>
          <table:table-cell office:value-type="float" office:value="2565.732" calcext:value-type="float">
            <text:p><text:s/>2565.7</text:p>
          </table:table-cell>
          <table:table-cell office:value-type="float" office:value="2614.839" calcext:value-type="float">
            <text:p><text:s/>2614.8</text:p>
          </table:table-cell>
          <table:table-cell office:value-type="float" office:value="2636.525" calcext:value-type="float">
            <text:p><text:s/>2636.5</text:p>
          </table:table-cell>
          <table:table-cell office:value-type="float" office:value="2586.668" calcext:value-type="float">
            <text:p><text:s/>2586.7</text:p>
          </table:table-cell>
          <table:table-cell office:value-type="float" office:value="2589.449" calcext:value-type="float">
            <text:p><text:s/>2589.4</text:p>
          </table:table-cell>
          <table:table-cell office:value-type="float" office:value="2631.288" calcext:value-type="float">
            <text:p><text:s/>2631.3</text:p>
          </table:table-cell>
          <table:table-cell office:value-type="float" office:value="2638.222" calcext:value-type="float">
            <text:p><text:s/>2638.2</text:p>
          </table:table-cell>
          <table:table-cell office:value-type="float" office:value="2568.228" calcext:value-type="float">
            <text:p><text:s/>2568.2</text:p>
          </table:table-cell>
          <table:table-cell office:value-type="float" office:value="2554.749" calcext:value-type="float">
            <text:p><text:s/>2554.7</text:p>
          </table:table-cell>
          <table:table-cell office:value-type="percentage" office:value="-0.0052483657992983" calcext:value-type="percentage">
            <text:p>-0.5%</text:p>
          </table:table-cell>
          <table:table-cell office:value-type="percentage" office:value="-0.0134005342449302" calcext:value-type="percentage">
            <text:p>-1.3%</text:p>
          </table:table-cell>
        </table:table-row>
        <table:table-row table:style-name="ro4">
          <table:table-cell office:value-type="string" calcext:value-type="string">
            <text:p>Administrative services<text:span text:style-name="T1">10</text:span></text:p>
          </table:table-cell>
          <table:table-cell office:value-type="float" office:value="21106.937" calcext:value-type="float">
            <text:p><text:s/>21106.9</text:p>
          </table:table-cell>
          <table:table-cell office:value-type="float" office:value="22318.509" calcext:value-type="float">
            <text:p><text:s/>22318.5</text:p>
          </table:table-cell>
          <table:table-cell office:value-type="float" office:value="23235.605" calcext:value-type="float">
            <text:p><text:s/>23235.6</text:p>
          </table:table-cell>
          <table:table-cell office:value-type="float" office:value="24275.785" calcext:value-type="float">
            <text:p><text:s/>24275.8</text:p>
          </table:table-cell>
          <table:table-cell office:value-type="string" calcext:value-type="string">
            <text:p>..</text:p>
          </table:table-cell>
          <table:table-cell office:value-type="float" office:value="24737.104" calcext:value-type="float">
            <text:p><text:s/>24737.1</text:p>
          </table:table-cell>
          <table:table-cell office:value-type="float" office:value="24966.383" calcext:value-type="float">
            <text:p><text:s/>24966.4</text:p>
          </table:table-cell>
          <table:table-cell office:value-type="float" office:value="26107.122" calcext:value-type="float">
            <text:p><text:s/>26107.1</text:p>
          </table:table-cell>
          <table:table-cell office:value-type="float" office:value="25886.456" calcext:value-type="float">
            <text:p><text:s/>25886.5</text:p>
          </table:table-cell>
          <table:table-cell office:value-type="float" office:value="25482.899" calcext:value-type="float">
            <text:p><text:s/>25482.9</text:p>
          </table:table-cell>
          <table:table-cell office:value-type="float" office:value="24983.125" calcext:value-type="float">
            <text:p><text:s/>24983.1</text:p>
          </table:table-cell>
          <table:table-cell office:value-type="float" office:value="24667.531" calcext:value-type="float">
            <text:p><text:s/>24667.5</text:p>
          </table:table-cell>
          <table:table-cell office:value-type="float" office:value="24501.765" calcext:value-type="float">
            <text:p><text:s/>24501.8</text:p>
          </table:table-cell>
          <table:table-cell office:value-type="float" office:value="24297.767" calcext:value-type="float">
            <text:p><text:s/>24297.8</text:p>
          </table:table-cell>
          <table:table-cell office:value-type="float" office:value="24089.807" calcext:value-type="float">
            <text:p><text:s/>24089.8</text:p>
          </table:table-cell>
          <table:table-cell office:value-type="float" office:value="24137.09" calcext:value-type="float">
            <text:p><text:s/>24137.1</text:p>
          </table:table-cell>
          <table:table-cell office:value-type="float" office:value="24222.21" calcext:value-type="float">
            <text:p><text:s/>24222.2</text:p>
          </table:table-cell>
          <table:table-cell office:value-type="float" office:value="24381.85" calcext:value-type="float">
            <text:p><text:s/>24381.9</text:p>
          </table:table-cell>
          <table:table-cell office:value-type="float" office:value="24443.704" calcext:value-type="float">
            <text:p><text:s/>24443.7</text:p>
          </table:table-cell>
          <table:table-cell office:value-type="float" office:value="24503.394" calcext:value-type="float">
            <text:p><text:s/>24503.4</text:p>
          </table:table-cell>
          <table:table-cell office:value-type="float" office:value="24668.071" calcext:value-type="float">
            <text:p><text:s/>24668.1</text:p>
          </table:table-cell>
          <table:table-cell office:value-type="float" office:value="24750.913" calcext:value-type="float">
            <text:p><text:s/>24750.9</text:p>
          </table:table-cell>
          <table:table-cell office:value-type="float" office:value="24789.25" calcext:value-type="float">
            <text:p><text:s/>24789.3</text:p>
          </table:table-cell>
          <table:table-cell office:value-type="float" office:value="24899.324" calcext:value-type="float">
            <text:p><text:s/>24899.3</text:p>
          </table:table-cell>
          <table:table-cell office:value-type="float" office:value="25040.842" calcext:value-type="float">
            <text:p><text:s/>25040.8</text:p>
          </table:table-cell>
          <table:table-cell office:value-type="float" office:value="25144.247" calcext:value-type="float">
            <text:p><text:s/>25144.2</text:p>
          </table:table-cell>
          <table:table-cell office:value-type="float" office:value="25161.086" calcext:value-type="float">
            <text:p><text:s/>25161.1</text:p>
          </table:table-cell>
          <table:table-cell office:value-type="float" office:value="25191.601" calcext:value-type="float">
            <text:p><text:s/>25191.6</text:p>
          </table:table-cell>
          <table:table-cell office:value-type="float" office:value="25245.065" calcext:value-type="float">
            <text:p><text:s/>25245.1</text:p>
          </table:table-cell>
          <table:table-cell office:value-type="float" office:value="25199.919" calcext:value-type="float">
            <text:p><text:s/>25199.9</text:p>
          </table:table-cell>
          <table:table-cell office:value-type="float" office:value="25151.449" calcext:value-type="float">
            <text:p><text:s/>25151.4</text:p>
          </table:table-cell>
          <table:table-cell office:value-type="float" office:value="25224.702" calcext:value-type="float">
            <text:p><text:s/>25224.7</text:p>
          </table:table-cell>
          <table:table-cell office:value-type="float" office:value="25188.284" calcext:value-type="float">
            <text:p><text:s/>25188.3</text:p>
          </table:table-cell>
          <table:table-cell office:value-type="float" office:value="25211.372" calcext:value-type="float">
            <text:p><text:s/>25211.4</text:p>
          </table:table-cell>
          <table:table-cell office:value-type="float" office:value="25255.122" calcext:value-type="float">
            <text:p><text:s/>25255.1</text:p>
          </table:table-cell>
          <table:table-cell office:value-type="float" office:value="25276.552" calcext:value-type="float">
            <text:p><text:s/>25276.6</text:p>
          </table:table-cell>
          <table:table-cell office:value-type="float" office:value="25281.796" calcext:value-type="float">
            <text:p><text:s/>25281.8</text:p>
          </table:table-cell>
          <table:table-cell office:value-type="float" office:value="25258.098" calcext:value-type="float">
            <text:p><text:s/>25258.1</text:p>
          </table:table-cell>
          <table:table-cell office:value-type="float" office:value="25180.319" calcext:value-type="float">
            <text:p><text:s/>25180.3</text:p>
          </table:table-cell>
          <table:table-cell office:value-type="float" office:value="25200.794" calcext:value-type="float">
            <text:p><text:s/>25200.8</text:p>
          </table:table-cell>
          <table:table-cell office:value-type="float" office:value="25317.623" calcext:value-type="float">
            <text:p><text:s/>25317.6</text:p>
          </table:table-cell>
          <table:table-cell office:value-type="float" office:value="25475.531" calcext:value-type="float">
            <text:p><text:s/>25475.5</text:p>
          </table:table-cell>
          <table:table-cell office:value-type="float" office:value="25448.035" calcext:value-type="float">
            <text:p><text:s/>25448.0</text:p>
          </table:table-cell>
          <table:table-cell office:value-type="percentage" office:value="-0.00107931018199382" calcext:value-type="percentage">
            <text:p>-0.1%</text:p>
          </table:table-cell>
          <table:table-cell office:value-type="percentage" office:value="0.0106319542655516" calcext:value-type="percentage">
            <text:p>1.1%</text:p>
          </table:table-cell>
        </table:table-row>
        <table:table-row table:style-name="ro4">
          <table:table-cell table:style-name="ce81" office:value-type="string" calcext:value-type="string">
            <text:p>Support services<text:span text:style-name="T1">17</text:span></text:p>
          </table:table-cell>
          <table:table-cell table:style-name="ce88" office:value-type="float" office:value="11599.166" calcext:value-type="float">
            <text:p><text:s/>11599.2</text:p>
          </table:table-cell>
          <table:table-cell table:style-name="ce88" office:value-type="float" office:value="12341.039" calcext:value-type="float">
            <text:p><text:s/>12341.0</text:p>
          </table:table-cell>
          <table:table-cell table:style-name="ce88" office:value-type="float" office:value="12246.047" calcext:value-type="float">
            <text:p><text:s/>12246.0</text:p>
          </table:table-cell>
          <table:table-cell table:style-name="ce88" office:value-type="float" office:value="12506.712" calcext:value-type="float">
            <text:p><text:s/>12506.7</text:p>
          </table:table-cell>
          <table:table-cell table:style-name="ce88" office:value-type="float" office:value="12644.959" calcext:value-type="float">
            <text:p><text:s/>12645.0</text:p>
          </table:table-cell>
          <table:table-cell table:style-name="ce94" office:value-type="float" office:value="13961.673" calcext:value-type="float">
            <text:p><text:s/>13961.7</text:p>
          </table:table-cell>
          <table:table-cell table:style-name="ce94" office:value-type="float" office:value="14367.647" calcext:value-type="float">
            <text:p><text:s/>14367.6</text:p>
          </table:table-cell>
          <table:table-cell table:style-name="ce94" office:value-type="float" office:value="14760.956" calcext:value-type="float">
            <text:p><text:s/>14761.0</text:p>
          </table:table-cell>
          <table:table-cell table:style-name="ce94" office:value-type="float" office:value="14410.755" calcext:value-type="float">
            <text:p><text:s/>14410.8</text:p>
          </table:table-cell>
          <table:table-cell table:style-name="ce94" office:value-type="float" office:value="14183.976" calcext:value-type="float">
            <text:p><text:s/>14184.0</text:p>
          </table:table-cell>
          <table:table-cell table:style-name="ce94" office:value-type="float" office:value="14011.602" calcext:value-type="float">
            <text:p><text:s/>14011.6</text:p>
          </table:table-cell>
          <table:table-cell table:style-name="ce94" office:value-type="float" office:value="13767.265" calcext:value-type="float">
            <text:p><text:s/>13767.3</text:p>
          </table:table-cell>
          <table:table-cell table:style-name="ce94" office:value-type="float" office:value="13735.683" calcext:value-type="float">
            <text:p><text:s/>13735.7</text:p>
          </table:table-cell>
          <table:table-cell table:style-name="ce94" office:value-type="float" office:value="13710.099" calcext:value-type="float">
            <text:p><text:s/>13710.1</text:p>
          </table:table-cell>
          <table:table-cell table:style-name="ce94" office:value-type="float" office:value="13713.822" calcext:value-type="float">
            <text:p><text:s/>13713.8</text:p>
          </table:table-cell>
          <table:table-cell table:style-name="ce94" office:value-type="float" office:value="13703.336" calcext:value-type="float">
            <text:p><text:s/>13703.3</text:p>
          </table:table-cell>
          <table:table-cell table:style-name="ce94" office:value-type="float" office:value="13708.128" calcext:value-type="float">
            <text:p><text:s/>13708.1</text:p>
          </table:table-cell>
          <table:table-cell table:style-name="ce94" office:value-type="float" office:value="13755.869" calcext:value-type="float">
            <text:p><text:s/>13755.9</text:p>
          </table:table-cell>
          <table:table-cell table:style-name="ce94" office:value-type="float" office:value="13786.856" calcext:value-type="float">
            <text:p><text:s/>13786.9</text:p>
          </table:table-cell>
          <table:table-cell table:style-name="ce94" office:value-type="float" office:value="13777.178" calcext:value-type="float">
            <text:p><text:s/>13777.2</text:p>
          </table:table-cell>
          <table:table-cell table:style-name="ce94" office:value-type="float" office:value="13823.864" calcext:value-type="float">
            <text:p><text:s/>13823.9</text:p>
          </table:table-cell>
          <table:table-cell table:style-name="ce94" office:value-type="float" office:value="13837.758" calcext:value-type="float">
            <text:p><text:s/>13837.8</text:p>
          </table:table-cell>
          <table:table-cell table:style-name="ce94" office:value-type="float" office:value="13858.556" calcext:value-type="float">
            <text:p><text:s/>13858.6</text:p>
          </table:table-cell>
          <table:table-cell table:style-name="ce94" office:value-type="float" office:value="13855.869" calcext:value-type="float">
            <text:p><text:s/>13855.9</text:p>
          </table:table-cell>
          <table:table-cell table:style-name="ce94" office:value-type="float" office:value="13852.592" calcext:value-type="float">
            <text:p><text:s/>13852.6</text:p>
          </table:table-cell>
          <table:table-cell table:style-name="ce94" office:value-type="float" office:value="13799.15" calcext:value-type="float">
            <text:p><text:s/>13799.2</text:p>
          </table:table-cell>
          <table:table-cell table:style-name="ce94" office:value-type="float" office:value="13828.845" calcext:value-type="float">
            <text:p><text:s/>13828.8</text:p>
          </table:table-cell>
          <table:table-cell table:style-name="ce94" office:value-type="float" office:value="13827.753" calcext:value-type="float">
            <text:p><text:s/>13827.8</text:p>
          </table:table-cell>
          <table:table-cell table:style-name="ce94" office:value-type="float" office:value="13838.798" calcext:value-type="float">
            <text:p><text:s/>13838.8</text:p>
          </table:table-cell>
          <table:table-cell table:style-name="ce94" office:value-type="float" office:value="13816.166" calcext:value-type="float">
            <text:p><text:s/>13816.2</text:p>
          </table:table-cell>
          <table:table-cell table:style-name="ce94" office:value-type="float" office:value="13820.109" calcext:value-type="float">
            <text:p><text:s/>13820.1</text:p>
          </table:table-cell>
          <table:table-cell table:style-name="ce94" office:value-type="float" office:value="13767.51" calcext:value-type="float">
            <text:p><text:s/>13767.5</text:p>
          </table:table-cell>
          <table:table-cell table:style-name="ce94" office:value-type="float" office:value="13709.193" calcext:value-type="float">
            <text:p><text:s/>13709.2</text:p>
          </table:table-cell>
          <table:table-cell table:style-name="ce94" office:value-type="float" office:value="13717.336" calcext:value-type="float">
            <text:p><text:s/>13717.3</text:p>
          </table:table-cell>
          <table:table-cell table:style-name="ce94" office:value-type="float" office:value="13842.722" calcext:value-type="float">
            <text:p><text:s/>13842.7</text:p>
          </table:table-cell>
          <table:table-cell table:style-name="ce94" office:value-type="float" office:value="13842.631" calcext:value-type="float">
            <text:p><text:s/>13842.6</text:p>
          </table:table-cell>
          <table:table-cell table:style-name="ce94" office:value-type="float" office:value="13809.64" calcext:value-type="float">
            <text:p><text:s/>13809.6</text:p>
          </table:table-cell>
          <table:table-cell table:style-name="ce94" office:value-type="float" office:value="13749.413" calcext:value-type="float">
            <text:p><text:s/>13749.4</text:p>
          </table:table-cell>
          <table:table-cell table:style-name="ce94" office:value-type="float" office:value="13689.768" calcext:value-type="float">
            <text:p><text:s/>13689.8</text:p>
          </table:table-cell>
          <table:table-cell table:style-name="ce94" office:value-type="float" office:value="13602.068" calcext:value-type="float">
            <text:p><text:s/>13602.1</text:p>
          </table:table-cell>
          <table:table-cell table:style-name="ce94" office:value-type="float" office:value="12837.69" calcext:value-type="float">
            <text:p><text:s/>12837.7</text:p>
          </table:table-cell>
          <table:table-cell office:value-type="float" office:value="12853.349" calcext:value-type="float">
            <text:p><text:s/>12853.3</text:p>
          </table:table-cell>
          <table:table-cell office:value-type="float" office:value="12837.763" calcext:value-type="float">
            <text:p><text:s/>12837.8</text:p>
          </table:table-cell>
          <table:table-cell office:value-type="percentage" office:value="-0.00121260225642355" calcext:value-type="percentage">
            <text:p>-0.1%</text:p>
          </table:table-cell>
          <table:table-cell office:value-type="percentage" office:value="-0.0622366281152463" calcext:value-type="percentage">
            <text:p>-6.2%</text:p>
          </table:table-cell>
        </table:table-row>
        <table:table-row table:style-name="ro4">
          <table:table-cell table:style-name="ce83" office:value-type="string" calcext:value-type="string">
            <text:p>Unallocated / not known<text:span text:style-name="T1">11</text:span></text:p>
          </table:table-cell>
          <table:table-cell table:number-columns-repeated="5" table:style-name="ce90" office:value-type="string" calcext:value-type="string">
            <text:p>x</text:p>
          </table:table-cell>
          <table:table-cell table:style-name="ce90" office:value-type="float" office:value="2513.213" calcext:value-type="float">
            <text:p><text:s/>2513.2</text:p>
          </table:table-cell>
          <table:table-cell table:style-name="ce90" office:value-type="float" office:value="1429.404" calcext:value-type="float">
            <text:p><text:s/>1429.4</text:p>
          </table:table-cell>
          <table:table-cell table:style-name="ce90" office:value-type="float" office:value="567.191" calcext:value-type="float">
            <text:p><text:s/>567.2</text:p>
          </table:table-cell>
          <table:table-cell table:style-name="ce90" office:value-type="float" office:value="260.956" calcext:value-type="float">
            <text:p><text:s/>261.0</text:p>
          </table:table-cell>
          <table:table-cell table:style-name="ce90" office:value-type="float" office:value="69.261" calcext:value-type="float">
            <text:p><text:s/>69.3</text:p>
          </table:table-cell>
          <table:table-cell table:style-name="ce90" office:value-type="float" office:value="68.947" calcext:value-type="float">
            <text:p><text:s/>68.9</text:p>
          </table:table-cell>
          <table:table-cell table:style-name="ce90" office:value-type="float" office:value="40.549" calcext:value-type="float">
            <text:p><text:s/>40.5</text:p>
          </table:table-cell>
          <table:table-cell table:style-name="ce90" office:value-type="float" office:value="273.672" calcext:value-type="float">
            <text:p><text:s/>273.7</text:p>
          </table:table-cell>
          <table:table-cell table:style-name="ce90" office:value-type="float" office:value="191.673" calcext:value-type="float">
            <text:p><text:s/>191.7</text:p>
          </table:table-cell>
          <table:table-cell table:style-name="ce90" office:value-type="float" office:value="1170.003" calcext:value-type="float">
            <text:p><text:s/>1170.0</text:p>
          </table:table-cell>
          <table:table-cell table:style-name="ce90" office:value-type="float" office:value="1133.187" calcext:value-type="float">
            <text:p><text:s/>1133.2</text:p>
          </table:table-cell>
          <table:table-cell table:style-name="ce90" office:value-type="float" office:value="1147.893" calcext:value-type="float">
            <text:p><text:s/>1147.9</text:p>
          </table:table-cell>
          <table:table-cell table:style-name="ce90" office:value-type="float" office:value="1150.719" calcext:value-type="float">
            <text:p><text:s/>1150.7</text:p>
          </table:table-cell>
          <table:table-cell table:style-name="ce90" office:value-type="float" office:value="1153.557" calcext:value-type="float">
            <text:p><text:s/>1153.6</text:p>
          </table:table-cell>
          <table:table-cell table:style-name="ce90" office:value-type="float" office:value="1135.276" calcext:value-type="float">
            <text:p><text:s/>1135.3</text:p>
          </table:table-cell>
          <table:table-cell table:style-name="ce90" office:value-type="float" office:value="1137.951" calcext:value-type="float">
            <text:p><text:s/>1138.0</text:p>
          </table:table-cell>
          <table:table-cell table:style-name="ce90" office:value-type="float" office:value="1139.896" calcext:value-type="float">
            <text:p><text:s/>1139.9</text:p>
          </table:table-cell>
          <table:table-cell table:style-name="ce90" office:value-type="float" office:value="1109.54" calcext:value-type="float">
            <text:p><text:s/>1109.5</text:p>
          </table:table-cell>
          <table:table-cell table:style-name="ce90" office:value-type="float" office:value="1083.859" calcext:value-type="float">
            <text:p><text:s/>1083.9</text:p>
          </table:table-cell>
          <table:table-cell table:style-name="ce90" office:value-type="float" office:value="1085.709" calcext:value-type="float">
            <text:p><text:s/>1085.7</text:p>
          </table:table-cell>
          <table:table-cell table:style-name="ce90" office:value-type="float" office:value="1041" calcext:value-type="float">
            <text:p><text:s/>1041.0</text:p>
          </table:table-cell>
          <table:table-cell table:style-name="ce90" office:value-type="float" office:value="1036.46" calcext:value-type="float">
            <text:p><text:s/>1036.5</text:p>
          </table:table-cell>
          <table:table-cell table:style-name="ce90" office:value-type="float" office:value="1013.96" calcext:value-type="float">
            <text:p><text:s/>1014.0</text:p>
          </table:table-cell>
          <table:table-cell table:style-name="ce90" office:value-type="float" office:value="933.265" calcext:value-type="float">
            <text:p><text:s/>933.3</text:p>
          </table:table-cell>
          <table:table-cell table:style-name="ce90" office:value-type="float" office:value="903.313" calcext:value-type="float">
            <text:p><text:s/>903.3</text:p>
          </table:table-cell>
          <table:table-cell table:style-name="ce90" office:value-type="float" office:value="854.035" calcext:value-type="float">
            <text:p><text:s/>854.0</text:p>
          </table:table-cell>
          <table:table-cell table:style-name="ce90" office:value-type="float" office:value="788.318" calcext:value-type="float">
            <text:p><text:s/>788.3</text:p>
          </table:table-cell>
          <table:table-cell table:style-name="ce90" office:value-type="float" office:value="770.837" calcext:value-type="float">
            <text:p><text:s/>770.8</text:p>
          </table:table-cell>
          <table:table-cell table:style-name="ce90" office:value-type="float" office:value="756.593" calcext:value-type="float">
            <text:p><text:s/>756.6</text:p>
          </table:table-cell>
          <table:table-cell table:style-name="ce90" office:value-type="float" office:value="739.775" calcext:value-type="float">
            <text:p><text:s/>739.8</text:p>
          </table:table-cell>
          <table:table-cell table:style-name="ce90" office:value-type="float" office:value="696.916" calcext:value-type="float">
            <text:p><text:s/>696.9</text:p>
          </table:table-cell>
          <table:table-cell table:style-name="ce90" office:value-type="float" office:value="626.15" calcext:value-type="float">
            <text:p><text:s/>626.2</text:p>
          </table:table-cell>
          <table:table-cell table:style-name="ce90" office:value-type="float" office:value="599.553" calcext:value-type="float">
            <text:p><text:s/>599.6</text:p>
          </table:table-cell>
          <table:table-cell table:style-name="ce90" office:value-type="float" office:value="577.781" calcext:value-type="float">
            <text:p><text:s/>577.8</text:p>
          </table:table-cell>
          <table:table-cell table:style-name="ce90" office:value-type="float" office:value="555.998" calcext:value-type="float">
            <text:p><text:s/>556.0</text:p>
          </table:table-cell>
          <table:table-cell table:style-name="ce90" office:value-type="float" office:value="549.345" calcext:value-type="float">
            <text:p><text:s/>549.3</text:p>
          </table:table-cell>
          <table:table-cell table:style-name="ce100" office:value-type="float" office:value="544.122" calcext:value-type="float">
            <text:p><text:s/>544.1</text:p>
          </table:table-cell>
          <table:table-cell table:style-name="ce100" office:value-type="float" office:value="517.36" calcext:value-type="float">
            <text:p><text:s/>517.4</text:p>
          </table:table-cell>
          <table:table-cell table:style-name="ce105" office:value-type="percentage" office:value="-0.0491838227456342" calcext:value-type="percentage">
            <text:p>-4.9%</text:p>
          </table:table-cell>
          <table:table-cell table:style-name="ce105" office:value-type="percentage" office:value="-0.104574224489902" calcext:value-type="percentage">
            <text:p>-10.5%</text:p>
          </table:table-cell>
        </table:table-row>
        <table:table-row table:style-name="ro1">
          <table:table-cell table:style-name="Default" table:number-columns-repeated="46"/>
        </table:table-row>
        <table:table-row table:style-name="ro1">
          <table:table-cell table:style-name="Default" office:value-type="string" calcext:value-type="string">
            <text:p>From trends</text:p>
          </table:table-cell>
          <table:table-cell table:style-name="Default" office:value-type="string" calcext:value-type="string">
            <text:p>https://www.isdscotland.org/Health-Topics/Workforce/Publications/2017-09-05/Overall_Trend_J2017.xls</text:p>
          </table:table-cell>
          <table:table-cell table:style-name="Default" table:number-columns-repeated="44"/>
        </table:table-row>
        <table:table-row table:style-name="ro1">
          <table:table-cell table:style-name="Default" office:value-type="string" calcext:value-type="string">
            <text:p>On this page</text:p>
          </table:table-cell>
          <table:table-cell table:style-name="Default" office:value-type="string" calcext:value-type="string">
            <text:p>https://www.isdscotland.org/Health-Topics/Workforce/Publications/2019-09-03/Overall_Trend_J2019.xls</text:p>
          </table:table-cell>
          <table:table-cell table:style-name="Default" table:number-columns-repeated="44"/>
        </table:table-row>
        <table:table-row table:style-name="ro1">
          <table:table-cell table:style-name="Default" table:number-columns-repeated="46"/>
        </table:table-row>
        <table:table-row table:style-name="ro1">
          <table:table-cell table:style-name="Default" office:value-type="string" calcext:value-type="string">
            <text:p>Below from HCHS by speciality tab of medical trend spreadsheet</text:p>
          </table:table-cell>
          <table:table-cell table:style-name="Default" office:value-type="string" calcext:value-type="string">
            <text:p>https://www.isdscotland.org/Health-Topics/Workforce/Publications/2019-09-03/Medical_Trend_J2019.xls</text:p>
          </table:table-cell>
          <table:table-cell table:style-name="Default" table:number-columns-repeated="44"/>
        </table:table-row>
        <table:table-row table:style-name="ro1">
          <table:table-cell table:style-name="Default" table:number-columns-repeated="46"/>
        </table:table-row>
        <table:table-row table:style-name="ro4">
          <table:table-cell table:style-name="ce84" office:value-type="string" calcext:value-type="string">
            <text:p>Emergency medicine</text:p>
          </table:table-cell>
          <table:table-cell table:style-name="ce91" office:value-type="float" office:value="361.486" calcext:value-type="float">
            <text:p>361.5</text:p>
          </table:table-cell>
          <table:table-cell table:style-name="ce91" office:value-type="float" office:value="386.746" calcext:value-type="float">
            <text:p>386.7</text:p>
          </table:table-cell>
          <table:table-cell table:style-name="ce91" office:value-type="float" office:value="389.902" calcext:value-type="float">
            <text:p>389.9</text:p>
          </table:table-cell>
          <table:table-cell table:style-name="ce91" office:value-type="float" office:value="397.686" calcext:value-type="float">
            <text:p>397.7</text:p>
          </table:table-cell>
          <table:table-cell table:style-name="ce91" office:value-type="float" office:value="459.14" calcext:value-type="float">
            <text:p>459.1</text:p>
          </table:table-cell>
          <table:table-cell table:style-name="ce91" office:value-type="float" office:value="419.98" calcext:value-type="float">
            <text:p>420.0</text:p>
          </table:table-cell>
          <table:table-cell table:style-name="ce91" office:value-type="float" office:value="736.95" calcext:value-type="float">
            <text:p>737.0</text:p>
          </table:table-cell>
          <table:table-cell table:style-name="ce91" office:value-type="float" office:value="606.027" calcext:value-type="float">
            <text:p>606.0</text:p>
          </table:table-cell>
          <table:table-cell table:style-name="ce91" office:value-type="float" office:value="533.705" calcext:value-type="float">
            <text:p>533.7</text:p>
          </table:table-cell>
          <table:table-cell table:style-name="ce91" office:value-type="float" office:value="523.897" calcext:value-type="float">
            <text:p>523.9</text:p>
          </table:table-cell>
          <table:table-cell table:style-name="ce91" office:value-type="float" office:value="514.986" calcext:value-type="float">
            <text:p>515.0</text:p>
          </table:table-cell>
          <table:table-cell table:style-name="ce91" office:value-type="float" office:value="475.558" calcext:value-type="float">
            <text:p>475.6</text:p>
          </table:table-cell>
          <table:table-cell table:style-name="ce91" office:value-type="float" office:value="474.106" calcext:value-type="float">
            <text:p>474.1</text:p>
          </table:table-cell>
          <table:table-cell table:style-name="ce91" office:value-type="float" office:value="478.515" calcext:value-type="float">
            <text:p>478.5</text:p>
          </table:table-cell>
          <table:table-cell table:style-name="ce91" office:value-type="float" office:value="475.033" calcext:value-type="float">
            <text:p>475.0</text:p>
          </table:table-cell>
          <table:table-cell table:style-name="ce91" office:value-type="float" office:value="465.81" calcext:value-type="float">
            <text:p>465.8</text:p>
          </table:table-cell>
          <table:table-cell table:style-name="ce91" office:value-type="float" office:value="462.756" calcext:value-type="float">
            <text:p>462.8</text:p>
          </table:table-cell>
          <table:table-cell table:style-name="ce91" office:value-type="float" office:value="462.245" calcext:value-type="float">
            <text:p>462.2</text:p>
          </table:table-cell>
          <table:table-cell table:style-name="ce91" office:value-type="float" office:value="465.332" calcext:value-type="float">
            <text:p>465.3</text:p>
          </table:table-cell>
          <table:table-cell table:style-name="ce91" office:value-type="float" office:value="477.054" calcext:value-type="float">
            <text:p>477.1</text:p>
          </table:table-cell>
          <table:table-cell table:style-name="ce91" office:value-type="float" office:value="511.763" calcext:value-type="float">
            <text:p>511.8</text:p>
          </table:table-cell>
          <table:table-cell table:style-name="ce91" office:value-type="float" office:value="534.26" calcext:value-type="float">
            <text:p>534.3</text:p>
          </table:table-cell>
          <table:table-cell table:style-name="ce91" office:value-type="float" office:value="532.531" calcext:value-type="float">
            <text:p>532.5</text:p>
          </table:table-cell>
          <table:table-cell table:style-name="ce91" office:value-type="float" office:value="580.396" calcext:value-type="float">
            <text:p>580.4</text:p>
          </table:table-cell>
          <table:table-cell table:style-name="ce91" office:value-type="float" office:value="571.499" calcext:value-type="float">
            <text:p>571.5</text:p>
          </table:table-cell>
          <table:table-cell table:style-name="ce91" office:value-type="float" office:value="554.813" calcext:value-type="float">
            <text:p>554.8</text:p>
          </table:table-cell>
          <table:table-cell table:style-name="ce91" office:value-type="float" office:value="570.872" calcext:value-type="float">
            <text:p>570.9</text:p>
          </table:table-cell>
          <table:table-cell table:style-name="ce91" office:value-type="float" office:value="562.639" calcext:value-type="float">
            <text:p>562.6</text:p>
          </table:table-cell>
          <table:table-cell table:style-name="ce91" office:value-type="float" office:value="584.981" calcext:value-type="float">
            <text:p>585.0</text:p>
          </table:table-cell>
          <table:table-cell table:style-name="ce91" office:value-type="float" office:value="587.235" calcext:value-type="float">
            <text:p>587.2</text:p>
          </table:table-cell>
          <table:table-cell table:style-name="ce91" office:value-type="float" office:value="629.093" calcext:value-type="float">
            <text:p>629.1</text:p>
          </table:table-cell>
          <table:table-cell table:style-name="ce91" office:value-type="float" office:value="646.395" calcext:value-type="float">
            <text:p>646.4</text:p>
          </table:table-cell>
          <table:table-cell table:style-name="ce91" office:value-type="float" office:value="652.567" calcext:value-type="float">
            <text:p>652.6</text:p>
          </table:table-cell>
          <table:table-cell table:style-name="ce91" office:value-type="float" office:value="644.861" calcext:value-type="float">
            <text:p>644.9</text:p>
          </table:table-cell>
          <table:table-cell table:style-name="ce91" office:value-type="float" office:value="637.02" calcext:value-type="float">
            <text:p>637.0</text:p>
          </table:table-cell>
          <table:table-cell table:style-name="ce91" office:value-type="float" office:value="657.873" calcext:value-type="float">
            <text:p>657.9</text:p>
          </table:table-cell>
          <table:table-cell table:style-name="ce91" office:value-type="float" office:value="653.22" calcext:value-type="float">
            <text:p>653.2</text:p>
          </table:table-cell>
          <table:table-cell table:style-name="ce91" office:value-type="float" office:value="628.209" calcext:value-type="float">
            <text:p>628.2</text:p>
          </table:table-cell>
          <table:table-cell table:style-name="ce91" office:value-type="float" office:value="621.152" calcext:value-type="float">
            <text:p>621.2</text:p>
          </table:table-cell>
          <table:table-cell table:style-name="ce91" office:value-type="float" office:value="670.433" calcext:value-type="float">
            <text:p>670.4</text:p>
          </table:table-cell>
          <table:table-cell table:style-name="ce91" office:value-type="float" office:value="687.308" calcext:value-type="float">
            <text:p>687.3</text:p>
          </table:table-cell>
          <table:table-cell table:style-name="ce91" office:value-type="float" office:value="679.117" calcext:value-type="float">
            <text:p>679.1</text:p>
          </table:table-cell>
          <table:table-cell table:style-name="ce91" office:value-type="float" office:value="683.252" calcext:value-type="float">
            <text:p>683.3</text:p>
          </table:table-cell>
          <table:table-cell table:style-name="ce106" office:value-type="percentage" office:value="0.00608878882431156" calcext:value-type="percentage">
            <text:p>0.6%</text:p>
          </table:table-cell>
          <table:table-cell table:style-name="ce106" office:value-type="percentage" office:value="0.0999755293390344" calcext:value-type="percentage">
            <text:p>10.0%</text:p>
          </table:table-cell>
        </table:table-row>
      </table:table>
      <table:table table:name="tab nhs_growth" table:style-name="ta1">
        <table:table-column table:style-name="co4" table:default-cell-style-name="Default"/>
        <table:table-column table:style-name="co2" table:default-cell-style-name="ce4"/>
        <table:table-column table:style-name="co2" table:default-cell-style-name="ce75"/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ce35" office:value-type="string" calcext:value-type="string">
            <text:p>Growth rates</text:p>
          </table:table-cell>
          <table:table-cell table:style-name="ce36" office:value-type="string" calcext:value-type="string">
            <text:p>2002-2009</text:p>
          </table:table-cell>
          <table:table-cell table:style-name="Default" office:value-type="string" calcext:value-type="string">
            <text:p>2009-2018</text:p>
          </table:table-cell>
          <table:table-cell table:style-name="ce36" office:value-type="string" calcext:value-type="string">
            <text:p>2016-20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**All NHS staff** <text:s text:c="8"/></text:p>
          </table:table-cell>
          <table:table-cell table:style-name="ce37" table:formula="of:=([Workforce.I4]-[Workforce.B4])/[Workforce.B4]" office:value-type="percentage" office:value="0.195373618457382" calcext:value-type="percentage">
            <text:p>19.54%</text:p>
          </table:table-cell>
          <table:table-cell table:formula="of:=([Workforce.AO4]-[Workforce.I4])/[Workforce.I4]" office:value-type="percentage" office:value="0.0289990213363517" calcext:value-type="percentage">
            <text:p>2.90%</text:p>
          </table:table-cell>
          <table:table-cell table:style-name="ce42" table:formula="of:=[Workforce.AT4]" office:value-type="percentage" office:value="0.00885648389406518" calcext:value-type="percentage">
            <text:p>1%</text:p>
          </table:table-cell>
          <table:table-cell/>
        </table:table-row>
        <table:table-row table:style-name="ro1">
          <table:table-cell office:value-type="string" calcext:value-type="string">
            <text:p><text:s/>Medical staff <text:s text:c="12"/></text:p>
          </table:table-cell>
          <table:table-cell table:style-name="ce37" table:formula="of:=([Workforce.I5]-[Workforce.B5])/[Workforce.B5]" office:value-type="percentage" office:value="0.244623983382406" calcext:value-type="percentage">
            <text:p>24.46%</text:p>
          </table:table-cell>
          <table:table-cell table:formula="of:=([Workforce.AO5]-[Workforce.I5])/[Workforce.I5]" office:value-type="percentage" office:value="0.211318174974719" calcext:value-type="percentage">
            <text:p>21.13%</text:p>
          </table:table-cell>
          <table:table-cell table:formula="of:=[Workforce.AT5]" office:value-type="percentage" office:value="0.0209664838901212" calcext:value-type="percentage">
            <text:p>2.10%</text:p>
          </table:table-cell>
          <table:table-cell/>
        </table:table-row>
        <table:table-row table:style-name="ro1">
          <table:table-cell office:value-type="string" calcext:value-type="string">
            <text:p><text:s/>Emergency medical staff <text:s text:c="2"/></text:p>
          </table:table-cell>
          <table:table-cell table:style-name="ce37" table:formula="of:=([Workforce.I23]-[Workforce.B23])/[Workforce.B23]" office:value-type="percentage" office:value="0.676488162750425" calcext:value-type="percentage">
            <text:p>67.65%</text:p>
          </table:table-cell>
          <table:table-cell table:formula="of:=([Workforce.AO23]-[Workforce.I23])/[Workforce.I23]" office:value-type="percentage" office:value="0.106275792992721" calcext:value-type="percentage">
            <text:p>10.63%</text:p>
          </table:table-cell>
          <table:table-cell table:formula="of:=[Workforce.AT23]" office:value-type="percentage" office:value="0.0999755293390344" calcext:value-type="percentage">
            <text:p>10.00%</text:p>
          </table:table-cell>
          <table:table-cell/>
        </table:table-row>
        <table:table-row table:style-name="ro1">
          <table:table-cell office:value-type="string" calcext:value-type="string">
            <text:p><text:s/>Nursing and midwifery <text:s text:c="4"/></text:p>
          </table:table-cell>
          <table:table-cell table:style-name="ce37" table:formula="of:=([Workforce.I8]-[Workforce.B8])/[Workforce.B8]" office:value-type="percentage" office:value="0.0987428051122734" calcext:value-type="percentage">
            <text:p>9.87%</text:p>
          </table:table-cell>
          <table:table-cell table:formula="of:=([Workforce.AG8]-[Workforce.I8])/[Workforce.I8]" office:value-type="percentage" office:value="0.0125389853141996" calcext:value-type="percentage">
            <text:p>1.25%</text:p>
          </table:table-cell>
          <table:table-cell table:formula="of:=[Workforce.AT8]" office:value-type="percentage" office:value="0.00482843887069649" calcext:value-type="percentage">
            <text:p>0.48%</text:p>
          </table:table-cell>
          <table:table-cell/>
        </table:table-row>
        <table:table-row table:style-name="ro1">
          <table:table-cell office:value-type="string" calcext:value-type="string">
            <text:p><text:s/>**All inpatient stays** <text:s text:c="2"/></text:p>
          </table:table-cell>
          <table:table-cell table:style-name="ce36" office:value-type="string" calcext:value-type="string">
            <text:p><text:s/>- <text:s text:c="8"/></text:p>
          </table:table-cell>
          <table:table-cell table:formula="of:=['stays growth'.E12]" office:value-type="percentage" office:value="0.0483012123829892" calcext:value-type="percentage">
            <text:p>4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mergency inpatient stays </text:p>
          </table:table-cell>
          <table:table-cell table:style-name="ce36" office:value-type="string" calcext:value-type="string">
            <text:p><text:s/>- <text:s text:c="8"/></text:p>
          </table:table-cell>
          <table:table-cell table:formula="of:=['stays growth'.D12]" office:value-type="percentage" office:value="0.137881673836891" calcext:value-type="percentage">
            <text:p>13.7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Population** <text:s text:c="11"/></text:p>
          </table:table-cell>
          <table:table-cell table:style-name="ce37" table:formula="of:=[$Population.B21]" office:value-type="percentage" office:value="0.032747729964469" calcext:value-type="percentage">
            <text:p>3.27%</text:p>
          </table:table-cell>
          <table:table-cell table:formula="of:=[Population.B22]" office:value-type="percentage" office:value="0.0394120682734762" calcext:value-type="percentage">
            <text:p>3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d 75 and over</text:p>
          </table:table-cell>
          <table:table-cell table:style-name="ce37" table:formula="of:=[$Population.C21]" office:value-type="percentage" office:value="0.0902535901464626" calcext:value-type="percentage">
            <text:p>9.03%</text:p>
          </table:table-cell>
          <table:table-cell table:formula="of:=[Population.C22]" office:value-type="percentage" office:value="0.145693345326007" calcext:value-type="percentage">
            <text:p>14.57%</text:p>
          </table:table-cell>
          <table:table-cell table:number-columns-repeated="2"/>
        </table:table-row>
        <table:table-row table:style-name="ro1">
          <table:table-cell/>
          <table:table-cell table:style-name="ce37"/>
          <table:table-cell table:number-columns-repeated="3"/>
        </table:table-row>
        <table:table-row table:style-name="ro1">
          <table:table-cell office:value-type="string" calcext:value-type="string">
            <text:p>Years elapsed</text:p>
          </table:table-cell>
          <table:table-cell table:style-name="ce38" office:value-type="float" office:value="7" calcext:value-type="float">
            <text:p>7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nnual growth rates</text:p>
          </table:table-cell>
          <table:table-cell table:style-name="ce36" office:value-type="string" calcext:value-type="string">
            <text:p>2002-2009</text:p>
          </table:table-cell>
          <table:table-cell table:style-name="Default" office:value-type="string" calcext:value-type="string">
            <text:p>2009-2018</text:p>
          </table:table-cell>
          <table:table-cell table:style-name="Default"/>
          <table:table-cell/>
        </table:table-row>
        <table:table-row table:style-name="ro1">
          <table:table-cell table:formula="of:=[.A2]" office:value-type="string" office:string-value=" **All NHS staff**         " calcext:value-type="string">
            <text:p><text:s/>**All NHS staff** <text:s text:c="8"/></text:p>
          </table:table-cell>
          <table:table-cell table:formula="of:=([Workforce.I4]/[Workforce.B4])^(1/[.B$11])-1" office:value-type="percentage" office:value="0.0258218667919274" calcext:value-type="percentage">
            <text:p>2.6%</text:p>
          </table:table-cell>
          <table:table-cell table:style-name="ce4" table:formula="of:=([Workforce.AO4]/[Workforce.I4])^(1/[.C$11])-1" office:value-type="percentage" office:value="0.00318132813611727" calcext:value-type="percentage">
            <text:p>0.3%</text:p>
          </table:table-cell>
          <table:table-cell table:style-name="ce75" table:formula="of:=[.D2]" office:value-type="percentage" office:value="0.00885648389406518" calcext:value-type="percentage">
            <text:p>0.89%</text:p>
          </table:table-cell>
          <table:table-cell/>
        </table:table-row>
        <table:table-row table:style-name="ro1">
          <table:table-cell table:formula="of:=[.A3]" office:value-type="string" office:string-value=" Medical staff             " calcext:value-type="string">
            <text:p><text:s/>Medical staff <text:s text:c="12"/></text:p>
          </table:table-cell>
          <table:table-cell table:formula="of:=([Workforce.I5]/[Workforce.B5])^(1/[.B$11])-1" office:value-type="percentage" office:value="0.0317557093319984" calcext:value-type="percentage">
            <text:p>3.2%</text:p>
          </table:table-cell>
          <table:table-cell table:style-name="ce4" table:formula="of:=([Workforce.AO5]/[Workforce.I5])^(1/[.C$11])-1" office:value-type="percentage" office:value="0.0215295047474524" calcext:value-type="percentage">
            <text:p>2.2%</text:p>
          </table:table-cell>
          <table:table-cell table:style-name="ce75" table:formula="of:=[.D3]" office:value-type="percentage" office:value="0.0209664838901212" calcext:value-type="percentage">
            <text:p>2.10%</text:p>
          </table:table-cell>
          <table:table-cell/>
        </table:table-row>
        <table:table-row table:style-name="ro1">
          <table:table-cell table:formula="of:=[.A4]" office:value-type="string" office:string-value=" Emergency medical staff   " calcext:value-type="string">
            <text:p><text:s/>Emergency medical staff <text:s text:c="2"/></text:p>
          </table:table-cell>
          <table:table-cell table:formula="of:=([Workforce.I23]/[Workforce.B23])^(1/[.B$11])-1" office:value-type="percentage" office:value="0.0766070342496965" calcext:value-type="percentage">
            <text:p>7.7%</text:p>
          </table:table-cell>
          <table:table-cell table:style-name="ce4" table:formula="of:=([Workforce.AO23]/[Workforce.I23])^(1/[.C$11])-1" office:value-type="percentage" office:value="0.0112853413614991" calcext:value-type="percentage">
            <text:p>1.1%</text:p>
          </table:table-cell>
          <table:table-cell table:style-name="ce75" table:formula="of:=[.D4]" office:value-type="percentage" office:value="0.0999755293390344" calcext:value-type="percentage">
            <text:p>10.00%</text:p>
          </table:table-cell>
          <table:table-cell/>
        </table:table-row>
        <table:table-row table:style-name="ro1">
          <table:table-cell table:formula="of:=[.A5]" office:value-type="string" office:string-value=" Nursing and midwifery     " calcext:value-type="string">
            <text:p><text:s/>Nursing and midwifery <text:s text:c="4"/></text:p>
          </table:table-cell>
          <table:table-cell table:formula="of:=([Workforce.I8]/[Workforce.B8])^(1/[.B$11])-1" office:value-type="percentage" office:value="0.0135432648318266" calcext:value-type="percentage">
            <text:p>1.4%</text:p>
          </table:table-cell>
          <table:table-cell table:style-name="ce4" table:formula="of:=([Workforce.AO8]/[Workforce.I8])^(1/[.C$11])-1" office:value-type="percentage" office:value="0.00200125111681948" calcext:value-type="percentage">
            <text:p>0.2%</text:p>
          </table:table-cell>
          <table:table-cell table:style-name="ce75" table:formula="of:=[.D5]" office:value-type="percentage" office:value="0.00482843887069649" calcext:value-type="percentage">
            <text:p>0.48%</text:p>
          </table:table-cell>
          <table:table-cell/>
        </table:table-row>
        <table:table-row table:style-name="ro1">
          <table:table-cell table:formula="of:=[.A6]" office:value-type="string" office:string-value=" **All inpatient stays**   " calcext:value-type="string">
            <text:p><text:s/>**All inpatient stays** <text:s text:c="2"/></text:p>
          </table:table-cell>
          <table:table-cell table:style-name="ce39" office:value-type="string" calcext:value-type="string">
            <text:p>-</text:p>
          </table:table-cell>
          <table:table-cell table:style-name="ce4" table:formula="of:=[$'stays growth'.E13]" office:value-type="percentage" office:value="0.00525497709905465" calcext:value-type="percentage">
            <text:p>0.5%</text:p>
          </table:table-cell>
          <table:table-cell table:style-name="ce75"/>
          <table:table-cell/>
        </table:table-row>
        <table:table-row table:style-name="ro1">
          <table:table-cell table:formula="of:=[.A7]" office:value-type="string" office:string-value=" Emergency inpatient stays " calcext:value-type="string">
            <text:p><text:s/>Emergency inpatient stays </text:p>
          </table:table-cell>
          <table:table-cell office:value-type="string" calcext:value-type="string">
            <text:p>-</text:p>
          </table:table-cell>
          <table:table-cell table:style-name="ce4" table:formula="of:=[.C7]/9" office:value-type="percentage" office:value="0.0153201859818768" calcext:value-type="percentage">
            <text:p>1.5%</text:p>
          </table:table-cell>
          <table:table-cell table:style-name="ce4"/>
          <table:table-cell/>
        </table:table-row>
        <table:table-row table:style-name="ro1">
          <table:table-cell table:formula="of:=[.A8]" office:value-type="string" office:string-value=" **Population**            " calcext:value-type="string">
            <text:p><text:s/>**Population** <text:s text:c="11"/></text:p>
          </table:table-cell>
          <table:table-cell table:formula="of:=[$Population.B24]" office:value-type="percentage" office:value="0.00461388982568201" calcext:value-type="percentage">
            <text:p>0.5%</text:p>
          </table:table-cell>
          <table:table-cell table:style-name="ce4" table:formula="of:=[$Population.B25]" office:value-type="percentage" office:value="0.0043042628806953" calcext:value-type="percentage">
            <text:p>0.4%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Aged 75 and over</text:p>
          </table:table-cell>
          <table:table-cell table:formula="of:=[$Population.C24]" office:value-type="percentage" office:value="0.0124208372678873" calcext:value-type="percentage">
            <text:p>1.2%</text:p>
          </table:table-cell>
          <table:table-cell table:style-name="ce4" table:formula="of:=[$Population.C25]" office:value-type="percentage" office:value="0.01522698874538" calcext:value-type="percentage">
            <text:p>1.5%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See Emergency Admissions tab of Emergency admissions and bed days by NHS Board 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preadsheet available here <text:a xlink:href="http://www.isdscotland.org/Health-Topics/Hospital-Care/Inpatient-and-Day-Case-Activity/" xlink:type="simple">http://www.isdscotland.org/Health-Topics/Hospital-Care/Inpatient-and-Day-Case-Activity/</text:a>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mergency admissions in 2017-18</text:p>
          </table:table-cell>
          <table:table-cell table:style-name="Default" office:value-type="float" office:value="595675" calcext:value-type="float">
            <text:p>5956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of which aged 75 and over</text:p>
          </table:table-cell>
          <table:table-cell table:style-name="Default" office:value-type="float" office:value="166560" calcext:value-type="float">
            <text:p>16656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40" table:formula="of:=[.B25]/[.B24]" office:value-type="percentage" office:value="0.279615562177362" calcext:value-type="percentage">
            <text:p>28%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75+ of population</text:p>
          </table:table-cell>
          <table:table-cell table:formula="of:=[$Population.C18]/[$Population.B18]" office:value-type="percentage" office:value="0.0836203821187547" calcext:value-type="percentage">
            <text:p>8.4%</text:p>
          </table:table-cell>
          <table:table-cell table:style-name="Default" table:number-columns-repeated="2"/>
          <table:table-cell/>
        </table:table-row>
      </table:table>
      <table:table table:name="CSV nhs_waiting_rtt" table:style-name="ta1">
        <table:table-column table:style-name="co2" table:default-cell-style-name="ce116"/>
        <table:table-column table:style-name="co2" table:default-cell-style-name="ce120"/>
        <table:table-column table:style-name="co2" table:default-cell-style-name="Default"/>
        <table:table-row table:style-name="ro5">
          <table:table-cell table:style-name="ce115" office:value-type="string" calcext:value-type="string">
            <text:p>Health Board</text:p>
          </table:table-cell>
          <table:table-cell table:style-name="ce115" office:value-type="string" calcext:value-type="string">
            <text:p>NHS Scotland</text:p>
          </table:table-cell>
          <table:table-cell table:style-name="ce35" office:value-type="string" calcext:value-type="string">
            <text:p>Target</text:p>
          </table:table-cell>
        </table:table-row>
        <table:table-row table:style-name="ro1">
          <table:table-cell office:value-type="date" office:date-value="2011-10-01" calcext:value-type="date">
            <text:p>Oct 11</text:p>
          </table:table-cell>
          <table:table-cell table:style-name="ce119" office:value-type="float" office:value="89.4228332488596" calcext:value-type="float">
            <text:p>89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1-11-01" calcext:value-type="date">
            <text:p>Nov 11</text:p>
          </table:table-cell>
          <table:table-cell table:style-name="ce119" office:value-type="float" office:value="89.5810845058524" calcext:value-type="float">
            <text:p>89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1-12-01" calcext:value-type="date">
            <text:p>Dec 11</text:p>
          </table:table-cell>
          <table:table-cell table:style-name="ce119" office:value-type="float" office:value="92.0101184600197" calcext:value-type="float">
            <text:p>92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1-01" calcext:value-type="date">
            <text:p>Jan 12</text:p>
          </table:table-cell>
          <table:table-cell table:style-name="ce119" office:value-type="float" office:value="91.4148681055156" calcext:value-type="float">
            <text:p>91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2-01" calcext:value-type="date">
            <text:p>Feb 12</text:p>
          </table:table-cell>
          <table:table-cell table:style-name="ce119" office:value-type="float" office:value="91.3608648486889" calcext:value-type="float">
            <text:p>91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3-01" calcext:value-type="date">
            <text:p>Mar 12</text:p>
          </table:table-cell>
          <table:table-cell table:style-name="ce119" office:value-type="float" office:value="91.5346245450052" calcext:value-type="float">
            <text:p>91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4-01" calcext:value-type="date">
            <text:p>Apr 12</text:p>
          </table:table-cell>
          <table:table-cell table:style-name="ce119" office:value-type="float" office:value="92.0312646945109" calcext:value-type="float">
            <text:p>92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5-01" calcext:value-type="date">
            <text:p>May 12</text:p>
          </table:table-cell>
          <table:table-cell table:style-name="ce119" office:value-type="float" office:value="92.4045193289047" calcext:value-type="float">
            <text:p>92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6-01" calcext:value-type="date">
            <text:p>Jun 12</text:p>
          </table:table-cell>
          <table:table-cell table:style-name="ce119" office:value-type="float" office:value="92.4200347631511" calcext:value-type="float">
            <text:p>92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7-01" calcext:value-type="date">
            <text:p>Jul 12</text:p>
          </table:table-cell>
          <table:table-cell table:style-name="ce119" office:value-type="float" office:value="91.6555272005509" calcext:value-type="float">
            <text:p>91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8-01" calcext:value-type="date">
            <text:p>Aug 12</text:p>
          </table:table-cell>
          <table:table-cell table:style-name="ce119" office:value-type="float" office:value="91.3818143175941" calcext:value-type="float">
            <text:p>91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9-01" calcext:value-type="date">
            <text:p>Sep 12</text:p>
          </table:table-cell>
          <table:table-cell table:style-name="ce119" office:value-type="float" office:value="90.8242471835453" calcext:value-type="float">
            <text:p>90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10-01" calcext:value-type="date">
            <text:p>Oct 12</text:p>
          </table:table-cell>
          <table:table-cell table:style-name="ce119" office:value-type="float" office:value="90.7893677363943" calcext:value-type="float">
            <text:p>90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11-01" calcext:value-type="date">
            <text:p>Nov 12</text:p>
          </table:table-cell>
          <table:table-cell table:style-name="ce119" office:value-type="float" office:value="90.4125903120231" calcext:value-type="float">
            <text:p>9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12-01" calcext:value-type="date">
            <text:p>Dec 12</text:p>
          </table:table-cell>
          <table:table-cell table:style-name="ce119" office:value-type="float" office:value="90.9273570324575" calcext:value-type="float">
            <text:p>90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1-01" calcext:value-type="date">
            <text:p>Jan 13</text:p>
          </table:table-cell>
          <table:table-cell table:style-name="ce119" office:value-type="float" office:value="90.5160829163688" calcext:value-type="float">
            <text:p>90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2-01" calcext:value-type="date">
            <text:p>Feb 13</text:p>
          </table:table-cell>
          <table:table-cell table:style-name="ce119" office:value-type="float" office:value="90.391526955125" calcext:value-type="float">
            <text:p>9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3-01" calcext:value-type="date">
            <text:p>Mar 13</text:p>
          </table:table-cell>
          <table:table-cell table:style-name="ce119" office:value-type="float" office:value="90.6349819942626" calcext:value-type="float">
            <text:p>90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4-01" calcext:value-type="date">
            <text:p>Apr 13</text:p>
          </table:table-cell>
          <table:table-cell table:style-name="ce119" office:value-type="float" office:value="89.9980715456562" calcext:value-type="float">
            <text:p>90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5-01" calcext:value-type="date">
            <text:p>May 13</text:p>
          </table:table-cell>
          <table:table-cell table:style-name="ce119" office:value-type="float" office:value="90.6472376020347" calcext:value-type="float">
            <text:p>90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6-01" calcext:value-type="date">
            <text:p>Jun 13</text:p>
          </table:table-cell>
          <table:table-cell table:style-name="ce119" office:value-type="float" office:value="91.5641085279157" calcext:value-type="float">
            <text:p>9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7-01" calcext:value-type="date">
            <text:p>Jul 13</text:p>
          </table:table-cell>
          <table:table-cell table:style-name="ce119" office:value-type="float" office:value="91.5699102935934" calcext:value-type="float">
            <text:p>9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8-01" calcext:value-type="date">
            <text:p>Aug 13</text:p>
          </table:table-cell>
          <table:table-cell table:style-name="ce119" office:value-type="float" office:value="91.1457493335357" calcext:value-type="float">
            <text:p>91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9-01" calcext:value-type="date">
            <text:p>Sep 13</text:p>
          </table:table-cell>
          <table:table-cell table:style-name="ce119" office:value-type="float" office:value="90.873470667176" calcext:value-type="float">
            <text:p>90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10-01" calcext:value-type="date">
            <text:p>Oct 13</text:p>
          </table:table-cell>
          <table:table-cell table:style-name="ce119" office:value-type="float" office:value="90.6031663445815" calcext:value-type="float">
            <text:p>90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11-01" calcext:value-type="date">
            <text:p>Nov 13</text:p>
          </table:table-cell>
          <table:table-cell table:style-name="ce119" office:value-type="float" office:value="89.9826597305589" calcext:value-type="float">
            <text:p>90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12-01" calcext:value-type="date">
            <text:p>Dec 13</text:p>
          </table:table-cell>
          <table:table-cell table:style-name="ce119" office:value-type="float" office:value="90.7636928437248" calcext:value-type="float">
            <text:p>90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1-01" calcext:value-type="date">
            <text:p>Jan 14</text:p>
          </table:table-cell>
          <table:table-cell table:style-name="ce119" office:value-type="float" office:value="89.8205219476554" calcext:value-type="float">
            <text:p>89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2-01" calcext:value-type="date">
            <text:p>Feb 14</text:p>
          </table:table-cell>
          <table:table-cell table:style-name="ce119" office:value-type="float" office:value="89.5136163152996" calcext:value-type="float">
            <text:p>89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3-01" calcext:value-type="date">
            <text:p>Mar 14</text:p>
          </table:table-cell>
          <table:table-cell table:style-name="ce119" office:value-type="float" office:value="89.1570452175928" calcext:value-type="float">
            <text:p>8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4-01" calcext:value-type="date">
            <text:p>Apr 14</text:p>
          </table:table-cell>
          <table:table-cell table:style-name="ce119" office:value-type="float" office:value="89.3006341478075" calcext:value-type="float">
            <text:p>89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5-01" calcext:value-type="date">
            <text:p>May 14</text:p>
          </table:table-cell>
          <table:table-cell table:style-name="ce119" office:value-type="float" office:value="90.0556427450421" calcext:value-type="float">
            <text:p>90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6-01" calcext:value-type="date">
            <text:p>Jun 14</text:p>
          </table:table-cell>
          <table:table-cell table:style-name="ce119" office:value-type="float" office:value="90.3733395478909" calcext:value-type="float">
            <text:p>9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7-01" calcext:value-type="date">
            <text:p>Jul 14</text:p>
          </table:table-cell>
          <table:table-cell table:style-name="ce119" office:value-type="float" office:value="89.9424839149932" calcext:value-type="float">
            <text:p>89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8-01" calcext:value-type="date">
            <text:p>Aug 14</text:p>
          </table:table-cell>
          <table:table-cell table:style-name="ce119" office:value-type="float" office:value="89.4522046863756" calcext:value-type="float">
            <text:p>89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9-01" calcext:value-type="date">
            <text:p>Sep 14</text:p>
          </table:table-cell>
          <table:table-cell table:style-name="ce119" office:value-type="float" office:value="89.431426411755" calcext:value-type="float">
            <text:p>89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10-01" calcext:value-type="date">
            <text:p>Oct 14</text:p>
          </table:table-cell>
          <table:table-cell table:style-name="ce119" office:value-type="float" office:value="89.078400325935" calcext:value-type="float">
            <text:p>89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11-01" calcext:value-type="date">
            <text:p>Nov 14</text:p>
          </table:table-cell>
          <table:table-cell table:style-name="ce119" office:value-type="float" office:value="87.7092130518234" calcext:value-type="float">
            <text:p>87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12-01" calcext:value-type="date">
            <text:p>Dec 14</text:p>
          </table:table-cell>
          <table:table-cell office:value-type="float" office:value="88.5922844710087" calcext:value-type="float">
            <text:p>88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1-01" calcext:value-type="date">
            <text:p>Jan 15</text:p>
          </table:table-cell>
          <table:table-cell office:value-type="float" office:value="87.3884598357027" calcext:value-type="float">
            <text:p>87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2-01" calcext:value-type="date">
            <text:p>Feb 15</text:p>
          </table:table-cell>
          <table:table-cell office:value-type="float" office:value="87.317112766087" calcext:value-type="float">
            <text:p>87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3-01" calcext:value-type="date">
            <text:p>Mar 15</text:p>
          </table:table-cell>
          <table:table-cell office:value-type="float" office:value="87.7760367320166" calcext:value-type="float">
            <text:p>87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4-01" calcext:value-type="date">
            <text:p>Apr 15</text:p>
          </table:table-cell>
          <table:table-cell office:value-type="float" office:value="87.5766174228272" calcext:value-type="float">
            <text:p>87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5-01" calcext:value-type="date">
            <text:p>May 15</text:p>
          </table:table-cell>
          <table:table-cell office:value-type="float" office:value="88.4562029330163" calcext:value-type="float">
            <text:p>88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6-01" calcext:value-type="date">
            <text:p>Jun 15</text:p>
          </table:table-cell>
          <table:table-cell office:value-type="float" office:value="88.2597682861036" calcext:value-type="float">
            <text:p>88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7-01" calcext:value-type="date">
            <text:p>Jul 15</text:p>
          </table:table-cell>
          <table:table-cell office:value-type="float" office:value="88.003663003663" calcext:value-type="float">
            <text:p>88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8-01" calcext:value-type="date">
            <text:p>Aug 15</text:p>
          </table:table-cell>
          <table:table-cell office:value-type="float" office:value="87.9219101392411" calcext:value-type="float">
            <text:p>87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9-01" calcext:value-type="date">
            <text:p>Sep 15</text:p>
          </table:table-cell>
          <table:table-cell office:value-type="float" office:value="87.2461289160965" calcext:value-type="float">
            <text:p>87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10-01" calcext:value-type="date">
            <text:p>Oct 15</text:p>
          </table:table-cell>
          <table:table-cell office:value-type="float" office:value="86.485596243071" calcext:value-type="float">
            <text:p>86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11-01" calcext:value-type="date">
            <text:p>Nov 15</text:p>
          </table:table-cell>
          <table:table-cell office:value-type="float" office:value="86.2747550179996" calcext:value-type="float">
            <text:p>86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12-01" calcext:value-type="date">
            <text:p>Dec 15</text:p>
          </table:table-cell>
          <table:table-cell office:value-type="float" office:value="87.1118374970815" calcext:value-type="float">
            <text:p>87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1-01" calcext:value-type="date">
            <text:p>Jan 16</text:p>
          </table:table-cell>
          <table:table-cell office:value-type="float" office:value="86.7204882728776" calcext:value-type="float">
            <text:p>86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2-01" calcext:value-type="date">
            <text:p>Feb 16</text:p>
          </table:table-cell>
          <table:table-cell office:value-type="float" office:value="86.2005537046596" calcext:value-type="float">
            <text:p>86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3-01" calcext:value-type="date">
            <text:p>Mar 16</text:p>
          </table:table-cell>
          <table:table-cell office:value-type="float" office:value="86.6007623750777" calcext:value-type="float">
            <text:p>86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4-01" calcext:value-type="date">
            <text:p>Apr 16</text:p>
          </table:table-cell>
          <table:table-cell office:value-type="float" office:value="86.0647846508417" calcext:value-type="float">
            <text:p>86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5-01" calcext:value-type="date">
            <text:p>May 16</text:p>
          </table:table-cell>
          <table:table-cell office:value-type="float" office:value="87.225135665101" calcext:value-type="float">
            <text:p>87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6-01" calcext:value-type="date">
            <text:p>Jun 16</text:p>
          </table:table-cell>
          <table:table-cell office:value-type="float" office:value="86.9717774058128" calcext:value-type="float">
            <text:p>87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7-01" calcext:value-type="date">
            <text:p>Jul 16</text:p>
          </table:table-cell>
          <table:table-cell office:value-type="float" office:value="86.5942735765221" calcext:value-type="float">
            <text:p>86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8-01" calcext:value-type="date">
            <text:p>Aug 16</text:p>
          </table:table-cell>
          <table:table-cell office:value-type="float" office:value="85.9552316501822" calcext:value-type="float">
            <text:p>86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9-01" calcext:value-type="date">
            <text:p>Sep 16</text:p>
          </table:table-cell>
          <table:table-cell office:value-type="float" office:value="84.6500941202525" calcext:value-type="float">
            <text:p>84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0-01" calcext:value-type="date">
            <text:p>Oct 16</text:p>
          </table:table-cell>
          <table:table-cell office:value-type="float" office:value="84.17182892315" calcext:value-type="float">
            <text:p>84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1-01" calcext:value-type="date">
            <text:p>Nov 16</text:p>
          </table:table-cell>
          <table:table-cell office:value-type="float" office:value="83.6771855233581" calcext:value-type="float">
            <text:p>83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2-01" calcext:value-type="date">
            <text:p>Dec 16</text:p>
          </table:table-cell>
          <table:table-cell office:value-type="float" office:value="83.8193958265849" calcext:value-type="float">
            <text:p>83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7-01-01" calcext:value-type="date">
            <text:p>Jan 17</text:p>
          </table:table-cell>
          <table:table-cell office:value-type="float" office:value="83.1568981840089" calcext:value-type="float">
            <text:p>83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7-02-01" calcext:value-type="date">
            <text:p>Feb 17</text:p>
          </table:table-cell>
          <table:table-cell office:value-type="float" office:value="82.9819112729582" calcext:value-type="float">
            <text:p>83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7-03-01" calcext:value-type="date">
            <text:p>Mar 17</text:p>
          </table:table-cell>
          <table:table-cell office:value-type="float" office:value="83.2117607451464" calcext:value-type="float">
            <text:p>83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7-04-01" calcext:value-type="date">
            <text:p>Apr 17</text:p>
          </table:table-cell>
          <table:table-cell office:value-type="float" office:value="83.4637706142619" calcext:value-type="float">
            <text:p>83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8" office:value-type="date" office:date-value="2017-05-01" calcext:value-type="date">
            <text:p>May-17</text:p>
          </table:table-cell>
          <table:table-cell office:value-type="float" office:value="84.7019916084941" calcext:value-type="float">
            <text:p>84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8" office:value-type="date" office:date-value="2017-06-01" calcext:value-type="date">
            <text:p>Jun-17</text:p>
          </table:table-cell>
          <table:table-cell office:value-type="float" office:value="84.756068413656" calcext:value-type="float">
            <text:p>84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7-07-01" calcext:value-type="date">
            <text:p>Jul 17</text:p>
          </table:table-cell>
          <table:table-cell office:value-type="float" office:value="83.1736137526535" calcext:value-type="float">
            <text:p>83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8" office:value-type="date" office:date-value="2017-08-01" calcext:value-type="date">
            <text:p>Aug-17</text:p>
          </table:table-cell>
          <table:table-cell office:value-type="float" office:value="82.3776423344273" calcext:value-type="float">
            <text:p>82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8" office:value-type="date" office:date-value="2017-09-01" calcext:value-type="date">
            <text:p>Sep-17</text:p>
          </table:table-cell>
          <table:table-cell office:value-type="float" office:value="81.4204456035433" calcext:value-type="float">
            <text:p>81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7-10-01" calcext:value-type="date">
            <text:p>Oct 17</text:p>
          </table:table-cell>
          <table:table-cell office:value-type="float" office:value="81.3328666284817" calcext:value-type="float">
            <text:p>81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8" office:value-type="date" office:date-value="2017-11-01" calcext:value-type="date">
            <text:p>Nov-17</text:p>
          </table:table-cell>
          <table:table-cell office:value-type="float" office:value="81.4671215880893" calcext:value-type="float">
            <text:p>81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8" office:value-type="date" office:date-value="2017-12-01" calcext:value-type="date">
            <text:p>Dec-17</text:p>
          </table:table-cell>
          <table:table-cell office:value-type="float" office:value="82.5088449661829" calcext:value-type="float">
            <text:p>82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01-01" calcext:value-type="date">
            <text:p>Jan 18</text:p>
          </table:table-cell>
          <table:table-cell office:value-type="float" office:value="80.9614684674936" calcext:value-type="float">
            <text:p>81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8" office:value-type="date" office:date-value="2018-02-01" calcext:value-type="date">
            <text:p>Feb-18</text:p>
          </table:table-cell>
          <table:table-cell office:value-type="float" office:value="80.9622259551191" calcext:value-type="float">
            <text:p>81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8" office:value-type="date" office:date-value="2018-03-01" calcext:value-type="date">
            <text:p>Mar-18</text:p>
          </table:table-cell>
          <table:table-cell office:value-type="float" office:value="81.1706921974622" calcext:value-type="float">
            <text:p>81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04-01" calcext:value-type="date">
            <text:p>Apr 18</text:p>
          </table:table-cell>
          <table:table-cell office:value-type="float" office:value="80.9432519586441" calcext:value-type="float">
            <text:p>80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05-01" calcext:value-type="date">
            <text:p>May 18</text:p>
          </table:table-cell>
          <table:table-cell office:value-type="float" office:value="82.6164500521772" calcext:value-type="float">
            <text:p>82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06-01" calcext:value-type="date">
            <text:p>Jun 18</text:p>
          </table:table-cell>
          <table:table-cell office:value-type="float" office:value="82.8417600604804" calcext:value-type="float">
            <text:p>82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07-01" calcext:value-type="date">
            <text:p>Jul 18</text:p>
          </table:table-cell>
          <table:table-cell office:value-type="float" office:value="83.0442454306356" calcext:value-type="float">
            <text:p>83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08-01" calcext:value-type="date">
            <text:p>Aug 18</text:p>
          </table:table-cell>
          <table:table-cell office:value-type="float" office:value="82.4938784668364" calcext:value-type="float">
            <text:p>82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09-01" calcext:value-type="date">
            <text:p>Sep 18</text:p>
          </table:table-cell>
          <table:table-cell office:value-type="float" office:value="81.1765463502592" calcext:value-type="float">
            <text:p>81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10-01" calcext:value-type="date">
            <text:p>Oct 18</text:p>
          </table:table-cell>
          <table:table-cell office:value-type="float" office:value="78.9989066426256" calcext:value-type="float">
            <text:p>79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11-01" calcext:value-type="date">
            <text:p>Nov 18</text:p>
          </table:table-cell>
          <table:table-cell office:value-type="float" office:value="78.6162520605425" calcext:value-type="float">
            <text:p>78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12-01" calcext:value-type="date">
            <text:p>Dec 18</text:p>
          </table:table-cell>
          <table:table-cell office:value-type="float" office:value="79.4625269674515" calcext:value-type="float">
            <text:p>79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01-01" calcext:value-type="date">
            <text:p>Jan 19</text:p>
          </table:table-cell>
          <table:table-cell office:value-type="float" office:value="77.9015064068365" calcext:value-type="float">
            <text:p>77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02-01" calcext:value-type="date">
            <text:p>Feb 19</text:p>
          </table:table-cell>
          <table:table-cell office:value-type="float" office:value="77.9173791550236" calcext:value-type="float">
            <text:p>77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03-01" calcext:value-type="date">
            <text:p>Mar 19</text:p>
          </table:table-cell>
          <table:table-cell office:value-type="float" office:value="77.263555993099" calcext:value-type="float">
            <text:p>77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04-01" calcext:value-type="date">
            <text:p>Apr 19</text:p>
          </table:table-cell>
          <table:table-cell office:value-type="float" office:value="78.5023846022824" calcext:value-type="float">
            <text:p>78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05-01" calcext:value-type="date">
            <text:p>May 19</text:p>
          </table:table-cell>
          <table:table-cell office:value-type="float" office:value="79.1963786175678" calcext:value-type="float">
            <text:p>7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06-01" calcext:value-type="date">
            <text:p>Jun 19</text:p>
          </table:table-cell>
          <table:table-cell office:value-type="float" office:value="79.1827816016607" calcext:value-type="float">
            <text:p>7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07-01" calcext:value-type="date">
            <text:p>Jul 19</text:p>
          </table:table-cell>
          <table:table-cell office:value-type="float" office:value="79.2381512586735" calcext:value-type="float">
            <text:p>7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08-01" calcext:value-type="date">
            <text:p>Aug 19</text:p>
          </table:table-cell>
          <table:table-cell office:value-type="float" office:value="77.8683359240432" calcext:value-type="float">
            <text:p>77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09-01" calcext:value-type="date">
            <text:p>Sep 19</text:p>
          </table:table-cell>
          <table:table-cell office:value-type="float" office:value="76.9067082420361" calcext:value-type="float">
            <text:p>76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10-01" calcext:value-type="date">
            <text:p>Oct 19</text:p>
          </table:table-cell>
          <table:table-cell office:value-type="float" office:value="77.7601448611916" calcext:value-type="float">
            <text:p>77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11-01" calcext:value-type="date">
            <text:p>Nov 19</text:p>
          </table:table-cell>
          <table:table-cell office:value-type="float" office:value="77.1672846505072" calcext:value-type="float">
            <text:p>77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12-01" calcext:value-type="date">
            <text:p>Dec 19</text:p>
          </table:table-cell>
          <table:table-cell office:value-type="float" office:value="78.9071129110797" calcext:value-type="float">
            <text:p>78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% of patients waiting 18 weeks or less for treat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XTICKSEVERY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office:value-type="string" calcext:value-type="string">
            <text:p>#Source</text:p>
          </table:table-cell>
          <table:table-cell table:style-name="Default" office:value-type="string" calcext:value-type="string">
            <text:p>Hidden tab Table of <text:a xlink:href="https://beta.isdscotland.org/find-publications-and-data/healthcare-resources/waiting-times/nhs-waiting-times-18-weeks-referral-to-treatment/25-february-2020/" xlink:type="simple">https://beta.isdscotland.org/find-publications-and-data/healthcare-resources/waiting-times/nhs-waiting-times-18-weeks-referral-to-treatment/25-february-2020/</text:a></text:p>
          </table:table-cell>
          <table:table-cell/>
        </table:table-row>
        <table:table-row table:style-name="ro1">
          <table:table-cell table:style-name="Default" office:value-type="string" calcext:value-type="string">
            <text:p>YMIN</text:p>
          </table:table-cell>
          <table:table-cell table:style-name="Default"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Default" office:value-type="string" calcext:value-type="string">
            <text:p>YMAX</text:p>
          </table:table-cell>
          <table:table-cell table:style-name="Default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P1" style:volatile="true">
      <number:text>-</number:text>
      <number:number number:decimal-places="0" loext:min-decimal-places="0" number:min-integer-digits="1" number:grouping="true"/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percentage-style style:name="N127">
      <number:number number:decimal-places="1" loext:min-decimal-places="1" number:min-integer-digits="1"/>
      <number:text>%</number:text>
    </number:percentage-style>
    <number:number-style style:name="N129P0" style:volatile="true">
      <number:text>£</number:text>
      <number:number number:decimal-places="0" loext:min-decimal-places="0" number:min-integer-digits="1" number:grouping="true"/>
    </number:number-style>
    <number:number-style style:name="N129">
      <number:text>-£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text>£</number:text>
      <number:number number:decimal-places="0" loext:min-decimal-places="0" number:min-integer-digits="1" number:grouping="true"/>
    </number:number-style>
    <number:number-style style:name="N130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2P0" style:volatile="true">
      <number:text>£</number:text>
      <number:number number:decimal-places="2" loext:min-decimal-places="2" number:min-integer-digits="1" number:grouping="true"/>
    </number:number-style>
    <number:number-style style:name="N132">
      <number:text>-£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text>£</number:text>
      <number:number number:decimal-places="2" loext:min-decimal-places="2" number:min-integer-digits="1" number:grouping="true"/>
    </number:number-style>
    <number:number-style style:name="N133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2" style:volatile="true">
      <loext:text> £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1" loext:min-decimal-places="1" number:min-integer-digits="1"/>
    </number:number-style>
    <number:number-style style:name="N155">
      <number:number number:decimal-places="1" loext:min-decimal-places="1" number:min-integer-digits="1" number:grouping="true"/>
    </number:number-style>
    <number:number-style style:name="N157P0" style:volatile="true">
      <number:number number:decimal-places="1" loext:min-decimal-places="1" number:min-integer-digits="1" number:grouping="true"/>
    </number:number-style>
    <number:number-style style:name="N157P1" style:volatile="true">
      <number:text>-</number:text>
      <number:number number:decimal-places="1" loext:min-decimal-places="1" number:min-integer-digits="1" number:grouping="true"/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60P0" style:volatile="true">
      <number:number number:decimal-places="1" loext:min-decimal-places="1" number:min-integer-digits="1">
        <number:embedded-text number:position="6"> </number:embedded-text>
      </number:number>
    </number:number-style>
    <number:number-style style:name="N160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3" loext:min-decimal-places="3" number:min-integer-digits="1" number:grouping="true"/>
      <number:text> </number:text>
    </number:number-style>
    <number:number-style style:name="N162">
      <number:text>-</number:text>
      <number:number number:decimal-places="3" loext:min-decimal-places="3" number:min-integer-digits="1" number:grouping="true"/>
      <number:text> </number:text>
      <style:map style:condition="value()&gt;=0" style:apply-style-name="N162P0"/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0P0"/>
    </number:currency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75">
      <number:number number:decimal-places="0" loext:min-decimal-places="0" number:min-integer-digits="0"/>
    </number:number-style>
    <number:number-style style:name="N17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</number:number-style>
    <number:number-style style:name="N178">
      <style:text-properties fo:color="#ff0000"/>
      <number:number number:decimal-places="0" loext:min-decimal-places="0" number:min-integer-digits="1" number:grouping="true"/>
      <style:map style:condition="value()&gt;=0" style:apply-style-name="N178P0"/>
    </number:number-style>
    <number:date-style style:name="N179">
      <number:year number:style="long"/>
    </number:date-style>
    <number:number-style style:name="N180">
      <number:number number:decimal-places="9" loext:min-decimal-places="9" number:min-integer-digits="1"/>
    </number:number-style>
    <number:number-style style:name="N181">
      <number:number number:decimal-places="8" loext:min-decimal-places="8" number:min-integer-digits="1"/>
    </number:number-style>
    <number:number-style style:name="N182">
      <number:number number:decimal-places="7" loext:min-decimal-places="7" number:min-integer-digits="1"/>
    </number:number-style>
    <number:number-style style:name="N183">
      <number:number number:decimal-places="6" loext:min-decimal-places="6" number:min-integer-digits="1"/>
    </number:number-style>
    <number:number-style style:name="N184">
      <number:number number:decimal-places="5" loext:min-decimal-places="5" number:min-integer-digits="1"/>
    </number:number-style>
    <number:number-style style:name="N185">
      <number:number number:decimal-places="4" loext:min-decimal-places="4" number:min-integer-digits="1"/>
    </number:number-style>
    <number:number-style style:name="N186">
      <number:number number:decimal-places="3" loext:min-decimal-places="3" number:min-integer-digits="1"/>
    </number:number-style>
    <number:number-style style:name="N18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2" style:volatile="true">
      <loext:fill-character> </loext:fill-character>
      <number:text>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2" style:volatile="true">
      <loext:text> £</loext:text>
      <loext:fill-character> </loext:fill-character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loext:min-decimal-places="0" number:min-integer-digits="1" number:grouping="true"/>
    </number:number-style>
    <number:number-style style:name="N192P1" style:volatile="true">
      <number:number number:decimal-places="0" loext:min-decimal-places="0" number:min-integer-digits="1" number:grouping="true"/>
    </number:number-style>
    <number:number-style style:name="N192P2" style:volatile="true">
      <number:text>-</number:text>
    </number:number-style>
    <number:text-style style:name="N192">
      <number:text-content/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number number:decimal-places="2" loext:min-decimal-places="2" number:min-integer-digits="0"/>
    </number:number-style>
    <number:number-style style:name="N195P0" style:volatile="true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195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195">
      <number:text>-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number number:decimal-places="1" loext:min-decimal-places="1" number:min-integer-digits="1">
        <number:embedded-text number:position="3"> </number:embedded-text>
      </number:number>
    </number:number-style>
    <number:number-style style:name="N197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197">
      <number:text>-  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number number:decimal-places="1" loext:min-decimal-places="1" number:min-integer-digits="1" number:grouping="true"/>
      <number:text> </number:text>
    </number:number-style>
    <number:number-style style:name="N199">
      <number:text>-</number:text>
      <number:number number:decimal-places="1" loext:min-decimal-places="1" number:min-integer-digits="1" number:grouping="true"/>
      <number:text> </number:text>
      <style:map style:condition="value()&gt;=0" style:apply-style-name="N199P0"/>
    </number:number-style>
    <number:number-style style:name="N201P0" style:volatile="true">
      <number:number number:decimal-places="13" loext:min-decimal-places="13" number:min-integer-digits="1" number:grouping="true"/>
      <number:text> </number:text>
    </number:number-style>
    <number:number-style style:name="N201">
      <number:text>-</number:text>
      <number:number number:decimal-places="13" loext:min-decimal-places="13" number:min-integer-digits="1" number:grouping="true"/>
      <number:text> </number:text>
      <style:map style:condition="value()&gt;=0" style:apply-style-name="N201P0"/>
    </number:number-style>
    <number:number-style style:name="N203P0" style:volatile="true">
      <number:number number:decimal-places="12" loext:min-decimal-places="12" number:min-integer-digits="1" number:grouping="true"/>
      <number:text> </number:text>
    </number:number-style>
    <number:number-style style:name="N203">
      <number:text>-</number:text>
      <number:number number:decimal-places="12" loext:min-decimal-places="12" number:min-integer-digits="1" number:grouping="true"/>
      <number:text> </number:text>
      <style:map style:condition="value()&gt;=0" style:apply-style-name="N203P0"/>
    </number:number-style>
    <number:number-style style:name="N205P0" style:volatile="true">
      <number:number number:decimal-places="2" loext:min-decimal-places="2" number:min-integer-digits="1" number:grouping="true"/>
    </number:number-style>
    <number:number-style style:name="N205P1" style:volatile="true">
      <number:text>-</number:text>
      <number:number number:decimal-places="2" loext:min-decimal-places="2" number:min-integer-digits="1" number:grouping="true"/>
    </number:number-style>
    <number:number-style style:name="N205">
      <number:text>-</number:text>
      <style:map style:condition="value()&gt;0" style:apply-style-name="N205P0"/>
      <style:map style:condition="value()&lt;0" style:apply-style-name="N205P1"/>
    </number:number-style>
    <number:number-style style:name="N206">
      <number:number number:decimal-places="3" loext:min-decimal-places="3" number:min-integer-digits="1" number:grouping="true"/>
    </number:number-style>
    <number:number-style style:name="N208P0" style:volatile="true">
      <number:number number:decimal-places="3" loext:min-decimal-places="3" number:min-integer-digits="1" number:grouping="true"/>
    </number:number-style>
    <number:number-style style:name="N208P1" style:volatile="true">
      <number:text>-</number:text>
      <number:number number:decimal-places="3" loext:min-decimal-places="3" number:min-integer-digits="1" number:grouping="true"/>
    </number:number-style>
    <number:number-style style:name="N208">
      <number:text>-</number:text>
      <style:map style:condition="value()&gt;0" style:apply-style-name="N208P0"/>
      <style:map style:condition="value()&lt;0" style:apply-style-name="N208P1"/>
    </number:number-style>
    <number:number-style style:name="N211P0" style:volatile="true">
      <number:number number:decimal-places="4" loext:min-decimal-places="4" number:min-integer-digits="1" number:grouping="true"/>
    </number:number-style>
    <number:number-style style:name="N211P1" style:volatile="true">
      <number:text>-</number:text>
      <number:number number:decimal-places="4" loext:min-decimal-places="4" number:min-integer-digits="1" number:grouping="true"/>
    </number:number-style>
    <number:number-style style:name="N211">
      <number:text>-</number:text>
      <style:map style:condition="value()&gt;0" style:apply-style-name="N211P0"/>
      <style:map style:condition="value()&lt;0" style:apply-style-name="N211P1"/>
    </number:number-style>
    <number:number-style style:name="N214P0" style:volatile="true">
      <number:number number:decimal-places="5" loext:min-decimal-places="5" number:min-integer-digits="1" number:grouping="true"/>
    </number:number-style>
    <number:number-style style:name="N214P1" style:volatile="true">
      <number:text>-</number:text>
      <number:number number:decimal-places="5" loext:min-decimal-places="5" number:min-integer-digits="1" number:grouping="true"/>
    </number:number-style>
    <number:number-style style:name="N214">
      <number:text>-</number:text>
      <style:map style:condition="value()&gt;0" style:apply-style-name="N214P0"/>
      <style:map style:condition="value()&lt;0" style:apply-style-name="N214P1"/>
    </number:number-style>
    <number:number-style style:name="N217P0" style:volatile="true">
      <number:number number:decimal-places="6" loext:min-decimal-places="6" number:min-integer-digits="1" number:grouping="true"/>
    </number:number-style>
    <number:number-style style:name="N217P1" style:volatile="true">
      <number:text>-</number:text>
      <number:number number:decimal-places="6" loext:min-decimal-places="6" number:min-integer-digits="1" number:grouping="true"/>
    </number:number-style>
    <number:number-style style:name="N217">
      <number:text>-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number number:decimal-places="17" loext:min-decimal-places="17" number:min-integer-digits="1" number:grouping="true"/>
      <number:text> </number:text>
    </number:number-style>
    <number:number-style style:name="N219">
      <number:text>-</number:text>
      <number:number number:decimal-places="17" loext:min-decimal-places="17" number:min-integer-digits="1" number:grouping="true"/>
      <number:text> </number:text>
      <style:map style:condition="value()&gt;=0" style:apply-style-name="N219P0"/>
    </number:number-style>
    <number:number-style style:name="N221P0" style:volatile="true">
      <number:number number:decimal-places="16" loext:min-decimal-places="16" number:min-integer-digits="1" number:grouping="true"/>
      <number:text> </number:text>
    </number:number-style>
    <number:number-style style:name="N221">
      <number:text>-</number:text>
      <number:number number:decimal-places="16" loext:min-decimal-places="16" number:min-integer-digits="1" number:grouping="true"/>
      <number:text> </number:text>
      <style:map style:condition="value()&gt;=0" style:apply-style-name="N221P0"/>
    </number:number-style>
    <number:number-style style:name="N223P0" style:volatile="true">
      <number:number number:decimal-places="15" loext:min-decimal-places="15" number:min-integer-digits="1" number:grouping="true"/>
      <number:text> </number:text>
    </number:number-style>
    <number:number-style style:name="N223">
      <number:text>-</number:text>
      <number:number number:decimal-places="15" loext:min-decimal-places="15" number:min-integer-digits="1" number:grouping="true"/>
      <number:text> </number:text>
      <style:map style:condition="value()&gt;=0" style:apply-style-name="N223P0"/>
    </number:number-style>
    <number:number-style style:name="N225P0" style:volatile="true">
      <number:number number:decimal-places="14" loext:min-decimal-places="14" number:min-integer-digits="1" number:grouping="true"/>
      <number:text> </number:text>
    </number:number-style>
    <number:number-style style:name="N225">
      <number:text>-</number:text>
      <number:number number:decimal-places="14" loext:min-decimal-places="14" number:min-integer-digits="1" number:grouping="true"/>
      <number:text> </number:text>
      <style:map style:condition="value()&gt;=0" style:apply-style-name="N225P0"/>
    </number:number-style>
    <number:number-style style:name="N227P0" style:volatile="true">
      <number:number number:decimal-places="11" loext:min-decimal-places="11" number:min-integer-digits="1" number:grouping="true"/>
      <number:text> </number:text>
    </number:number-style>
    <number:number-style style:name="N227">
      <number:text>-</number:text>
      <number:number number:decimal-places="11" loext:min-decimal-places="11" number:min-integer-digits="1" number:grouping="true"/>
      <number:text> </number:text>
      <style:map style:condition="value()&gt;=0" style:apply-style-name="N227P0"/>
    </number:number-style>
    <number:number-style style:name="N229P0" style:volatile="true">
      <number:number number:decimal-places="10" loext:min-decimal-places="10" number:min-integer-digits="1" number:grouping="true"/>
      <number:text> </number:text>
    </number:number-style>
    <number:number-style style:name="N229">
      <number:text>-</number:text>
      <number:number number:decimal-places="10" loext:min-decimal-places="10" number:min-integer-digits="1" number:grouping="true"/>
      <number:text> </number:text>
      <style:map style:condition="value()&gt;=0" style:apply-style-name="N229P0"/>
    </number:number-style>
    <number:number-style style:name="N231P0" style:volatile="true">
      <number:number number:decimal-places="9" loext:min-decimal-places="9" number:min-integer-digits="1" number:grouping="true"/>
      <number:text> </number:text>
    </number:number-style>
    <number:number-style style:name="N231">
      <number:text>-</number:text>
      <number:number number:decimal-places="9" loext:min-decimal-places="9" number:min-integer-digits="1" number:grouping="true"/>
      <number:text> </number:text>
      <style:map style:condition="value()&gt;=0" style:apply-style-name="N231P0"/>
    </number:number-style>
    <number:number-style style:name="N233P0" style:volatile="true">
      <number:number number:decimal-places="8" loext:min-decimal-places="8" number:min-integer-digits="1" number:grouping="true"/>
      <number:text> </number:text>
    </number:number-style>
    <number:number-style style:name="N233">
      <number:text>-</number:text>
      <number:number number:decimal-places="8" loext:min-decimal-places="8" number:min-integer-digits="1" number:grouping="true"/>
      <number:text> </number:text>
      <style:map style:condition="value()&gt;=0" style:apply-style-name="N233P0"/>
    </number:number-style>
    <number:number-style style:name="N235P0" style:volatile="true">
      <number:number number:decimal-places="7" loext:min-decimal-places="7" number:min-integer-digits="1" number:grouping="true"/>
      <number:text> </number:text>
    </number:number-style>
    <number:number-style style:name="N235">
      <number:text>-</number:text>
      <number:number number:decimal-places="7" loext:min-decimal-places="7" number:min-integer-digits="1" number:grouping="true"/>
      <number:text> </number:text>
      <style:map style:condition="value()&gt;=0" style:apply-style-name="N235P0"/>
    </number:number-style>
    <number:number-style style:name="N237P0" style:volatile="true">
      <number:number number:decimal-places="6" loext:min-decimal-places="6" number:min-integer-digits="1" number:grouping="true"/>
      <number:text> </number:text>
    </number:number-style>
    <number:number-style style:name="N237">
      <number:text>-</number:text>
      <number:number number:decimal-places="6" loext:min-decimal-places="6" number:min-integer-digits="1" number:grouping="true"/>
      <number:text> </number:text>
      <style:map style:condition="value()&gt;=0" style:apply-style-name="N237P0"/>
    </number:number-style>
    <number:number-style style:name="N239P0" style:volatile="true">
      <number:number number:decimal-places="5" loext:min-decimal-places="5" number:min-integer-digits="1" number:grouping="true"/>
      <number:text> </number:text>
    </number:number-style>
    <number:number-style style:name="N239">
      <number:text>-</number:text>
      <number:number number:decimal-places="5" loext:min-decimal-places="5" number:min-integer-digits="1" number:grouping="true"/>
      <number:text> </number:text>
      <style:map style:condition="value()&gt;=0" style:apply-style-name="N239P0"/>
    </number:number-style>
    <number:number-style style:name="N241P0" style:volatile="true">
      <number:number number:decimal-places="4" loext:min-decimal-places="4" number:min-integer-digits="1" number:grouping="true"/>
      <number:text> </number:text>
    </number:number-style>
    <number:number-style style:name="N241">
      <number:text>-</number:text>
      <number:number number:decimal-places="4" loext:min-decimal-places="4" number:min-integer-digits="1" number:grouping="true"/>
      <number:text> </number:text>
      <style:map style:condition="value()&gt;=0" style:apply-style-name="N241P0"/>
    </number:number-style>
    <number:number-style style:name="N243P0" style:volatile="true">
      <number:number number:decimal-places="2" loext:min-decimal-places="2" number:min-integer-digits="1" number:grouping="true"/>
      <number:text> </number:text>
    </number:number-style>
    <number:number-style style:name="N243">
      <number:text>-</number:text>
      <number:number number:decimal-places="2" loext:min-decimal-places="2" number:min-integer-digits="1" number:grouping="true"/>
      <number:text> </number:text>
      <style:map style:condition="value()&gt;=0" style:apply-style-name="N243P0"/>
    </number:number-style>
    <number:number-style style:name="N245P0" style:volatile="true">
      <number:number number:decimal-places="0" loext:min-decimal-places="0" number:min-integer-digits="1" number:grouping="true"/>
      <number:text> </number:text>
    </number:number-style>
    <number:number-style style:name="N245">
      <number:text>(</number:text>
      <number:number number:decimal-places="0" loext:min-decimal-places="0" number:min-integer-digits="1" number:grouping="true"/>
      <number:text>)</number:text>
      <style:map style:condition="value()&gt;=0" style:apply-style-name="N245P0"/>
    </number:number-style>
    <number:number-style style:name="N2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24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24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249">
      <number:scientific-number number:decimal-places="0" loext:min-decimal-places="0" number:min-integer-digits="1" number:min-exponent-digits="2" loext:exponent-interval="1" loext:forced-exponent-sign="true"/>
    </number:number-style>
    <number:percentage-style style:name="N250">
      <number:number number:decimal-places="3" loext:min-decimal-places="3" number:min-integer-digits="1"/>
      <number:text>%</number:text>
    </number:percentage-style>
    <number:percentage-style style:name="N251">
      <number:number number:decimal-places="4" loext:min-decimal-places="4" number:min-integer-digits="1"/>
      <number:text>%</number:text>
    </number:percentage-style>
    <number:date-style style:name="N252">
      <number:month number:textual="true"/>
      <number:text> </number:text>
      <number:year/>
    </number:date-style>
    <number:number-style style:name="N253">
      <number:number number:decimal-places="1" loext:min-decimal-places="1" number:min-integer-digits="1"/>
      <number:text>%</number:text>
    </number:number-style>
    <number:currency-style style:name="N25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5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55P0"/>
    </number:currency-style>
    <number:currency-style style:name="N25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5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56P0"/>
    </number:currency-style>
    <number:currency-style style:name="N25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58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58P0"/>
    </number:currency-style>
    <number:currency-style style:name="N25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59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59P0"/>
    </number:currency-style>
    <number:date-style style:name="N260">
      <number:month/>
      <number:text>/</number:text>
      <number:day/>
      <number:text>/</number:text>
      <number:year number:style="long"/>
    </number:date-style>
    <number:date-style style:name="N261">
      <number:day/>
      <number:text>-</number:text>
      <number:month number:textual="true"/>
      <number:text>-</number:text>
      <number:year/>
    </number:date-style>
    <number:date-style style:name="N262">
      <number:day/>
      <number:text>-</number:text>
      <number:month number:textual="true"/>
    </number:date-style>
    <number:date-style style:name="N263">
      <number:month number:textual="true"/>
      <number:text>-</number:text>
      <number:year/>
    </number:date-style>
    <number:time-style style:name="N264">
      <number:hours/>
      <number:text>:</number:text>
      <number:minutes number:style="long"/>
      <number:text> </number:text>
      <number:am-pm/>
    </number:time-style>
    <number:time-style style:name="N26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66">
      <number:hours/>
      <number:text>:</number:text>
      <number:minutes number:style="long"/>
    </number:time-style>
    <number:time-style style:name="N267">
      <number:hours/>
      <number:text>:</number:text>
      <number:minutes number:style="long"/>
      <number:text>:</number:text>
      <number:seconds number:style="long"/>
    </number:time-style>
    <number:date-style style:name="N26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69P0" style:volatile="true">
      <number:number number:decimal-places="0" loext:min-decimal-places="0" number:min-integer-digits="1" number:grouping="true"/>
      <number:text> </number:text>
    </number:number-style>
    <number:number-style style:name="N26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69P0"/>
    </number:number-style>
    <number:number-style style:name="N270P0" style:volatile="true">
      <number:number number:decimal-places="2" loext:min-decimal-places="2" number:min-integer-digits="1" number:grouping="true"/>
      <number:text> </number:text>
    </number:number-style>
    <number:number-style style:name="N27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70P0"/>
    </number:number-style>
    <number:number-style style:name="N27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72P2" style:volatile="true">
      <loext:text> </loext:text>
      <loext:fill-character> </loext:fill-character>
      <number:text>- </number:text>
    </number:number-style>
    <number:text-style style:name="N272">
      <number:text> </number:text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currency-style style:name="N27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76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76P2" style:volatile="true">
      <number:currency-symbol/>
      <loext:fill-character> </loext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8">
      <number:text> </number:text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currency-style style:name="N282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82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82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82">
      <number:text> </number:text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date-style style:name="N283">
      <number:day number:style="long"/>
      <number:text>/</number:text>
      <number:month number:style="long"/>
      <number:text>/</number:text>
      <number:year number:style="long"/>
    </number:date-style>
    <number:currency-style style:name="N28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8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85P0"/>
    </number:currency-style>
    <number:number-style style:name="N286">
      <number:number number:min-integer-digits="1"/>
      <number:text> </number:text>
    </number:number-style>
    <number:number-style style:name="N287P0" style:volatile="true">
      <number:number number:decimal-places="0" loext:min-decimal-places="0" number:min-integer-digits="1" number:grouping="true"/>
    </number:number-style>
    <number:number-style style:name="N287">
      <number:number number:decimal-places="0" loext:min-decimal-places="0" number:min-integer-digits="1" number:grouping="true"/>
      <style:map style:condition="value()&gt;=0" style:apply-style-name="N287P0"/>
    </number:number-style>
    <number:date-style style:name="N288">
      <number:month number:style="long" number:textual="true"/>
      <number:text> </number:text>
      <number:year number:style="long"/>
    </number:date-style>
    <number:number-style style:name="N2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89">
      <number:text> </number:text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9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en" number:country="GB">
      <loext:fill-character> </loext:fill-character>
      <number:text>-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 </number:text>
    </number:number-style>
    <number:text-style style:name="N10140" number:language="en" number:country="GB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GB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4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en" number:country="GB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3P0"/>
    </number:number-style>
    <number:currency-style style:name="N2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5P0"/>
    </number:currency-style>
    <number:currency-style style:name="N2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6P0"/>
    </number:currency-style>
    <number:currency-style style:name="N2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8P0"/>
    </number:currency-style>
    <number:currency-style style:name="N2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non-nursing" style:display-name="Normal_non-nurs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0:14:49.571430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23T09:40:05.443511785</meta:creation-date>
    <dc:date>2020-10-30T10:59:43.643053851</dc:date>
    <dc:creator>Andrew Conway</dc:creator>
    <meta:editing-duration>PT59M46S</meta:editing-duration>
    <meta:editing-cycles>6</meta:editing-cycles>
    <meta:generator>LibreOffice/6.4.5.2$Linux_X86_64 LibreOffice_project/40$Build-2</meta:generator>
    <meta:document-statistic meta:table-count="6" meta:cell-count="1348" meta:object-count="0"/>
    <meta:user-defined meta:name="qrichtext">1</meta:user-defined>
  </office:meta>
</office:document-meta>
</file>